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 style:family="table">
      <style:table-properties style:width="4.798cm" fo:margin-left="5.713cm" table:align="left" style:writing-mode="lr-tb"/>
    </style:style>
    <style:style style:name="Tabela14.A" style:family="table-column">
      <style:table-column-properties style:column-width="2.293cm"/>
    </style:style>
    <style:style style:name="Tabela14.B" style:family="table-column">
      <style:table-column-properties style:column-width="2.505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13" style:family="table">
      <style:table-properties style:width="11.113cm" fo:margin-left="2.926cm" table:align="left" style:writing-mode="lr-tb"/>
    </style:style>
    <style:style style:name="Tabela13.A" style:family="table-column">
      <style:table-column-properties style:column-width="2.999cm"/>
    </style:style>
    <style:style style:name="Tabela13.B" style:family="table-column">
      <style:table-column-properties style:column-width="2.893cm"/>
    </style:style>
    <style:style style:name="Tabela13.C" style:family="table-column">
      <style:table-column-properties style:column-width="5.221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12" style:family="table">
      <style:table-properties style:width="16.016cm" fo:margin-left="0cm" table:align="left" style:writing-mode="lr-tb"/>
    </style:style>
    <style:style style:name="Tabela12.A" style:family="table-column">
      <style:table-column-properties style:column-width="2.293cm"/>
    </style:style>
    <style:style style:name="Tabela12.B" style:family="table-column">
      <style:table-column-properties style:column-width="4.092cm"/>
    </style:style>
    <style:style style:name="Tabela12.C" style:family="table-column">
      <style:table-column-properties style:column-width="9.631cm"/>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3" style:family="table">
      <style:table-properties style:width="16.016cm" fo:margin-left="0.034cm" table:align="left" style:writing-mode="lr-tb"/>
    </style:style>
    <style:style style:name="Tabela3.A" style:family="table-column">
      <style:table-column-properties style:column-width="2.293cm"/>
    </style:style>
    <style:style style:name="Tabela3.B" style:family="table-column">
      <style:table-column-properties style:column-width="4.022cm"/>
    </style:style>
    <style:style style:name="Tabela3.C" style:family="table-column">
      <style:table-column-properties style:column-width="9.701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11" style:family="table">
      <style:table-properties style:width="16.016cm" fo:margin-left="0cm" table:align="left" style:writing-mode="lr-tb"/>
    </style:style>
    <style:style style:name="Tabela11.A" style:family="table-column">
      <style:table-column-properties style:column-width="2.187cm"/>
    </style:style>
    <style:style style:name="Tabela11.B" style:family="table-column">
      <style:table-column-properties style:column-width="13.829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8" style:family="table">
      <style:table-properties style:width="16.016cm" fo:margin-left="0cm" table:align="left" style:writing-mode="lr-tb"/>
    </style:style>
    <style:style style:name="Tabela8.A" style:family="table-column">
      <style:table-column-properties style:column-width="2.187cm"/>
    </style:style>
    <style:style style:name="Tabela8.B" style:family="table-column">
      <style:table-column-properties style:column-width="13.829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2" style:family="table-row">
      <style:table-row-properties style:min-row-height="0.834cm"/>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293cm"/>
    </style:style>
    <style:style style:name="Tabela9.C" style:family="table-column">
      <style:table-column-properties style:column-width="3.21cm"/>
    </style:style>
    <style:style style:name="Tabela9.D" style:family="table-column">
      <style:table-column-properties style:column-width="2.999cm"/>
    </style:style>
    <style:style style:name="Tabela9.E" style:family="table-column">
      <style:table-column-properties style:column-width="4.41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15" style:family="table">
      <style:table-properties style:width="16.016cm" fo:margin-left="0cm" table:align="left" style:writing-mode="lr-tb"/>
    </style:style>
    <style:style style:name="Tabela15.A" style:family="table-column">
      <style:table-column-properties style:column-width="3.104cm"/>
    </style:style>
    <style:style style:name="Tabela15.B" style:family="table-column">
      <style:table-column-properties style:column-width="2.293cm"/>
    </style:style>
    <style:style style:name="Tabela15.C" style:family="table-column">
      <style:table-column-properties style:column-width="3.21cm"/>
    </style:style>
    <style:style style:name="Tabela15.D" style:family="table-column">
      <style:table-column-properties style:column-width="2.999cm"/>
    </style:style>
    <style:style style:name="Tabela15.E" style:family="table-column">
      <style:table-column-properties style:column-width="4.41cm"/>
    </style:style>
    <style:style style:name="Tabela15.A1" style:family="table-cell">
      <style:table-cell-properties fo:padding="0.097cm" fo:border-left="0.05pt solid #000000" fo:border-right="none" fo:border-top="0.05pt solid #000000" fo:border-bottom="0.05pt solid #000000"/>
    </style:style>
    <style:style style:name="Tabela15.E1" style:family="table-cell">
      <style:table-cell-properties fo:padding="0.097cm" fo:border="0.05pt solid #000000"/>
    </style:style>
    <style:style style:name="Tabela16" style:family="table">
      <style:table-properties style:width="16.016cm" fo:margin-left="0cm" table:align="left" style:writing-mode="lr-tb"/>
    </style:style>
    <style:style style:name="Tabela16.A" style:family="table-column">
      <style:table-column-properties style:column-width="3.104cm"/>
    </style:style>
    <style:style style:name="Tabela16.B" style:family="table-column">
      <style:table-column-properties style:column-width="2.293cm"/>
    </style:style>
    <style:style style:name="Tabela16.C" style:family="table-column">
      <style:table-column-properties style:column-width="3.21cm"/>
    </style:style>
    <style:style style:name="Tabela16.D" style:family="table-column">
      <style:table-column-properties style:column-width="2.999cm"/>
    </style:style>
    <style:style style:name="Tabela16.E" style:family="table-column">
      <style:table-column-properties style:column-width="4.41cm"/>
    </style:style>
    <style:style style:name="Tabela16.A1" style:family="table-cell">
      <style:table-cell-properties fo:padding="0.097cm" fo:border-left="0.05pt solid #000000" fo:border-right="none" fo:border-top="0.05pt solid #000000" fo:border-bottom="0.05pt solid #000000"/>
    </style:style>
    <style:style style:name="Tabela16.E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E2" style:family="table-cell">
      <style:table-cell-properties fo:padding="0.097cm" fo:border-left="0.05pt solid #000000" fo:border-right="0.05pt solid #000000" fo:border-top="none" fo:border-bottom="0.05pt solid #000000"/>
    </style:style>
    <style:style style:name="Tabela17" style:family="table">
      <style:table-properties style:width="16.016cm" fo:margin-left="0cm" table:align="left" style:writing-mode="lr-tb"/>
    </style:style>
    <style:style style:name="Tabela17.A" style:family="table-column">
      <style:table-column-properties style:column-width="3.104cm"/>
    </style:style>
    <style:style style:name="Tabela17.B" style:family="table-column">
      <style:table-column-properties style:column-width="2.293cm"/>
    </style:style>
    <style:style style:name="Tabela17.C" style:family="table-column">
      <style:table-column-properties style:column-width="3.21cm"/>
    </style:style>
    <style:style style:name="Tabela17.D" style:family="table-column">
      <style:table-column-properties style:column-width="2.999cm"/>
    </style:style>
    <style:style style:name="Tabela17.E" style:family="table-column">
      <style:table-column-properties style:column-width="4.41cm"/>
    </style:style>
    <style:style style:name="Tabela17.A1" style:family="table-cell">
      <style:table-cell-properties fo:padding="0.097cm" fo:border-left="0.05pt solid #000000" fo:border-right="none" fo:border-top="0.05pt solid #000000" fo:border-bottom="0.05pt solid #000000"/>
    </style:style>
    <style:style style:name="Tabela17.E1" style:family="table-cell">
      <style:table-cell-properties fo:padding="0.097cm" fo:border="0.05pt solid #000000"/>
    </style:style>
    <style:style style:name="Tabela18" style:family="table">
      <style:table-properties style:width="16.016cm" fo:margin-left="0cm" table:align="left" style:writing-mode="lr-tb"/>
    </style:style>
    <style:style style:name="Tabela18.A" style:family="table-column">
      <style:table-column-properties style:column-width="3.104cm"/>
    </style:style>
    <style:style style:name="Tabela18.B" style:family="table-column">
      <style:table-column-properties style:column-width="2.293cm"/>
    </style:style>
    <style:style style:name="Tabela18.C" style:family="table-column">
      <style:table-column-properties style:column-width="3.21cm"/>
    </style:style>
    <style:style style:name="Tabela18.D" style:family="table-column">
      <style:table-column-properties style:column-width="2.999cm"/>
    </style:style>
    <style:style style:name="Tabela18.E" style:family="table-column">
      <style:table-column-properties style:column-width="4.41cm"/>
    </style:style>
    <style:style style:name="Tabela18.A1" style:family="table-cell">
      <style:table-cell-properties fo:padding="0.097cm" fo:border-left="0.05pt solid #000000" fo:border-right="none" fo:border-top="0.05pt solid #000000" fo:border-bottom="0.05pt solid #000000"/>
    </style:style>
    <style:style style:name="Tabela18.E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E2" style:family="table-cell">
      <style:table-cell-properties fo:padding="0.097cm" fo:border-left="0.05pt solid #000000" fo:border-right="0.05pt solid #000000" fo:border-top="none" fo:border-bottom="0.05pt solid #000000"/>
    </style:style>
    <style:style style:name="Tabela19" style:family="table">
      <style:table-properties style:width="16.016cm" fo:margin-left="0cm" table:align="left" style:writing-mode="lr-tb"/>
    </style:style>
    <style:style style:name="Tabela19.A" style:family="table-column">
      <style:table-column-properties style:column-width="3.104cm"/>
    </style:style>
    <style:style style:name="Tabela19.B" style:family="table-column">
      <style:table-column-properties style:column-width="3.281cm"/>
    </style:style>
    <style:style style:name="Tabela19.C" style:family="table-column">
      <style:table-column-properties style:column-width="3.21cm"/>
    </style:style>
    <style:style style:name="Tabela19.D" style:family="table-column">
      <style:table-column-properties style:column-width="2.787cm"/>
    </style:style>
    <style:style style:name="Tabela19.E" style:family="table-column">
      <style:table-column-properties style:column-width="3.634cm"/>
    </style:style>
    <style:style style:name="Tabela19.A1" style:family="table-cell">
      <style:table-cell-properties fo:padding="0.097cm" fo:border-left="0.05pt solid #000000" fo:border-right="none" fo:border-top="0.05pt solid #000000" fo:border-bottom="0.05pt solid #000000"/>
    </style:style>
    <style:style style:name="Tabela19.E1" style:family="table-cell">
      <style:table-cell-properties fo:padding="0.097cm" fo:border="0.05pt solid #000000"/>
    </style:style>
    <style:style style:name="Tabela20" style:family="table">
      <style:table-properties style:width="16.016cm" fo:margin-left="0cm" table:align="left" style:writing-mode="lr-tb"/>
    </style:style>
    <style:style style:name="Tabela20.A" style:family="table-column">
      <style:table-column-properties style:column-width="3.104cm"/>
    </style:style>
    <style:style style:name="Tabela20.B" style:family="table-column">
      <style:table-column-properties style:column-width="3.281cm"/>
    </style:style>
    <style:style style:name="Tabela20.C" style:family="table-column">
      <style:table-column-properties style:column-width="3.21cm"/>
    </style:style>
    <style:style style:name="Tabela20.D" style:family="table-column">
      <style:table-column-properties style:column-width="2.787cm"/>
    </style:style>
    <style:style style:name="Tabela20.E" style:family="table-column">
      <style:table-column-properties style:column-width="3.634cm"/>
    </style:style>
    <style:style style:name="Tabela20.A1" style:family="table-cell">
      <style:table-cell-properties fo:padding="0.097cm" fo:border-left="0.05pt solid #000000" fo:border-right="none" fo:border-top="0.05pt solid #000000" fo:border-bottom="0.05pt solid #000000"/>
    </style:style>
    <style:style style:name="Tabela20.E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E2" style:family="table-cell">
      <style:table-cell-properties fo:padding="0.097cm" fo:border-left="0.05pt solid #000000" fo:border-right="0.05pt solid #000000" fo:border-top="none" fo:border-bottom="0.05pt solid #000000"/>
    </style:style>
    <style:style style:name="Tabela21" style:family="table">
      <style:table-properties style:width="16.016cm" fo:margin-left="0cm" table:align="left" style:writing-mode="lr-tb"/>
    </style:style>
    <style:style style:name="Tabela21.A" style:family="table-column">
      <style:table-column-properties style:column-width="3.104cm"/>
    </style:style>
    <style:style style:name="Tabela21.B" style:family="table-column">
      <style:table-column-properties style:column-width="2.681cm"/>
    </style:style>
    <style:style style:name="Tabela21.C" style:family="table-column">
      <style:table-column-properties style:column-width="3.422cm"/>
    </style:style>
    <style:style style:name="Tabela21.D" style:family="table-column">
      <style:table-column-properties style:column-width="2.787cm"/>
    </style:style>
    <style:style style:name="Tabela21.E" style:family="table-column">
      <style:table-column-properties style:column-width="4.022cm"/>
    </style:style>
    <style:style style:name="Tabela21.A1" style:family="table-cell">
      <style:table-cell-properties fo:padding="0.097cm" fo:border-left="0.05pt solid #000000" fo:border-right="none" fo:border-top="0.05pt solid #000000" fo:border-bottom="0.05pt solid #000000"/>
    </style:style>
    <style:style style:name="Tabela21.E1" style:family="table-cell">
      <style:table-cell-properties fo:padding="0.097cm" fo:border="0.05pt solid #000000"/>
    </style:style>
    <style:style style:name="Tabela22" style:family="table">
      <style:table-properties style:width="16.016cm" fo:margin-left="0cm" table:align="left" style:writing-mode="lr-tb"/>
    </style:style>
    <style:style style:name="Tabela22.A" style:family="table-column">
      <style:table-column-properties style:column-width="3.104cm"/>
    </style:style>
    <style:style style:name="Tabela22.B" style:family="table-column">
      <style:table-column-properties style:column-width="2.681cm"/>
    </style:style>
    <style:style style:name="Tabela22.C" style:family="table-column">
      <style:table-column-properties style:column-width="3.422cm"/>
    </style:style>
    <style:style style:name="Tabela22.D" style:family="table-column">
      <style:table-column-properties style:column-width="2.787cm"/>
    </style:style>
    <style:style style:name="Tabela22.E" style:family="table-column">
      <style:table-column-properties style:column-width="4.022cm"/>
    </style:style>
    <style:style style:name="Tabela22.A1" style:family="table-cell">
      <style:table-cell-properties fo:padding="0.097cm" fo:border-left="0.05pt solid #000000" fo:border-right="none" fo:border-top="0.05pt solid #000000" fo:border-bottom="0.05pt solid #000000"/>
    </style:style>
    <style:style style:name="Tabela22.E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E2" style:family="table-cell">
      <style:table-cell-properties fo:padding="0.097cm" fo:border-left="0.05pt solid #000000" fo:border-right="0.05pt solid #000000" fo:border-top="none" fo:border-bottom="0.05pt solid #000000"/>
    </style:style>
    <style:style style:name="Tabela23" style:family="table">
      <style:table-properties style:width="16.016cm" fo:margin-left="0cm" table:align="left" style:writing-mode="lr-tb"/>
    </style:style>
    <style:style style:name="Tabela23.A" style:family="table-column">
      <style:table-column-properties style:column-width="2.716cm"/>
    </style:style>
    <style:style style:name="Tabela23.B" style:family="table-column">
      <style:table-column-properties style:column-width="3.387cm"/>
    </style:style>
    <style:style style:name="Tabela23.C" style:family="table-column">
      <style:table-column-properties style:column-width="3.21cm"/>
    </style:style>
    <style:style style:name="Tabela23.D" style:family="table-column">
      <style:table-column-properties style:column-width="2.893cm"/>
    </style:style>
    <style:style style:name="Tabela23.E" style:family="table-column">
      <style:table-column-properties style:column-width="3.81cm"/>
    </style:style>
    <style:style style:name="Tabela23.A1" style:family="table-cell">
      <style:table-cell-properties fo:padding="0.097cm" fo:border-left="0.05pt solid #000000" fo:border-right="none" fo:border-top="0.05pt solid #000000" fo:border-bottom="0.05pt solid #000000"/>
    </style:style>
    <style:style style:name="Tabela23.E1" style:family="table-cell">
      <style:table-cell-properties fo:padding="0.097cm" fo:border="0.05pt solid #000000"/>
    </style:style>
    <style:style style:name="Tabela24" style:family="table">
      <style:table-properties style:width="16.016cm" fo:margin-left="0cm" table:align="left" style:writing-mode="lr-tb"/>
    </style:style>
    <style:style style:name="Tabela24.A" style:family="table-column">
      <style:table-column-properties style:column-width="2.716cm"/>
    </style:style>
    <style:style style:name="Tabela24.B" style:family="table-column">
      <style:table-column-properties style:column-width="3.387cm"/>
    </style:style>
    <style:style style:name="Tabela24.C" style:family="table-column">
      <style:table-column-properties style:column-width="3.21cm"/>
    </style:style>
    <style:style style:name="Tabela24.D" style:family="table-column">
      <style:table-column-properties style:column-width="2.893cm"/>
    </style:style>
    <style:style style:name="Tabela24.E" style:family="table-column">
      <style:table-column-properties style:column-width="3.81cm"/>
    </style:style>
    <style:style style:name="Tabela24.A1" style:family="table-cell">
      <style:table-cell-properties fo:padding="0.097cm" fo:border-left="0.05pt solid #000000" fo:border-right="none" fo:border-top="0.05pt solid #000000" fo:border-bottom="0.05pt solid #000000"/>
    </style:style>
    <style:style style:name="Tabela24.E1" style:family="table-cell">
      <style:table-cell-properties fo:padding="0.097cm" fo:border="0.05pt solid #000000"/>
    </style:style>
    <style:style style:name="Tabela25" style:family="table">
      <style:table-properties style:width="16.016cm" fo:margin-left="0cm" table:align="left" style:writing-mode="lr-tb"/>
    </style:style>
    <style:style style:name="Tabela25.A" style:family="table-column">
      <style:table-column-properties style:column-width="4.41cm"/>
    </style:style>
    <style:style style:name="Tabela25.B" style:family="table-column">
      <style:table-column-properties style:column-width="5.574cm"/>
    </style:style>
    <style:style style:name="Tabela25.C" style:family="table-column">
      <style:table-column-properties style:column-width="6.033cm"/>
    </style:style>
    <style:style style:name="Tabela25.A1" style:family="table-cell">
      <style:table-cell-properties fo:padding="0.097cm" fo:border-left="0.05pt solid #000000" fo:border-right="none" fo:border-top="0.05pt solid #000000" fo:border-bottom="0.05pt solid #000000"/>
    </style:style>
    <style:style style:name="Tabela25.C1" style:family="table-cell">
      <style:table-cell-properties fo:padding="0.097cm" fo:border="0.05pt solid #000000"/>
    </style:style>
    <style:style style:name="Tabela26" style:family="table">
      <style:table-properties style:width="16.016cm" fo:margin-left="0cm" table:align="left" style:writing-mode="lr-tb"/>
    </style:style>
    <style:style style:name="Tabela26.A" style:family="table-column">
      <style:table-column-properties style:column-width="4.41cm"/>
    </style:style>
    <style:style style:name="Tabela26.B" style:family="table-column">
      <style:table-column-properties style:column-width="5.574cm"/>
    </style:style>
    <style:style style:name="Tabela26.C" style:family="table-column">
      <style:table-column-properties style:column-width="6.033cm"/>
    </style:style>
    <style:style style:name="Tabela26.A1" style:family="table-cell">
      <style:table-cell-properties fo:padding="0.097cm" fo:border-left="0.05pt solid #000000" fo:border-right="none" fo:border-top="0.05pt solid #000000" fo:border-bottom="0.05pt solid #000000"/>
    </style:style>
    <style:style style:name="Tabela26.C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C2" style:family="table-cell">
      <style:table-cell-properties fo:padding="0.097cm" fo:border-left="0.05pt solid #000000" fo:border-right="0.05pt solid #000000" fo:border-top="none" fo:border-bottom="0.05pt solid #000000"/>
    </style:style>
    <style:style style:name="Tabela27" style:family="table">
      <style:table-properties style:width="16.016cm" fo:margin-left="0cm" table:align="left" style:writing-mode="lr-tb"/>
    </style:style>
    <style:style style:name="Tabela27.A" style:family="table-column">
      <style:table-column-properties style:column-width="4.198cm"/>
    </style:style>
    <style:style style:name="Tabela27.B" style:family="table-column">
      <style:table-column-properties style:column-width="2.117cm"/>
    </style:style>
    <style:style style:name="Tabela27.C" style:family="table-column">
      <style:table-column-properties style:column-width="3.281cm"/>
    </style:style>
    <style:style style:name="Tabela27.D" style:family="table-column">
      <style:table-column-properties style:column-width="2.999cm"/>
    </style:style>
    <style:style style:name="Tabela27.E" style:family="table-column">
      <style:table-column-properties style:column-width="3.422cm"/>
    </style:style>
    <style:style style:name="Tabela27.A1" style:family="table-cell">
      <style:table-cell-properties fo:padding="0.097cm" fo:border-left="0.05pt solid #000000" fo:border-right="none" fo:border-top="0.05pt solid #000000" fo:border-bottom="0.05pt solid #000000"/>
    </style:style>
    <style:style style:name="Tabela27.E1" style:family="table-cell">
      <style:table-cell-properties fo:padding="0.097cm" fo:border="0.05pt solid #000000"/>
    </style:style>
    <style:style style:name="Tabela28" style:family="table">
      <style:table-properties style:width="16.016cm" fo:margin-left="0cm" table:align="left" style:writing-mode="lr-tb"/>
    </style:style>
    <style:style style:name="Tabela28.A" style:family="table-column">
      <style:table-column-properties style:column-width="4.198cm"/>
    </style:style>
    <style:style style:name="Tabela28.B" style:family="table-column">
      <style:table-column-properties style:column-width="2.117cm"/>
    </style:style>
    <style:style style:name="Tabela28.C" style:family="table-column">
      <style:table-column-properties style:column-width="3.281cm"/>
    </style:style>
    <style:style style:name="Tabela28.D" style:family="table-column">
      <style:table-column-properties style:column-width="2.999cm"/>
    </style:style>
    <style:style style:name="Tabela28.E" style:family="table-column">
      <style:table-column-properties style:column-width="3.422cm"/>
    </style:style>
    <style:style style:name="Tabela28.A1" style:family="table-cell">
      <style:table-cell-properties fo:padding="0.097cm" fo:border-left="0.05pt solid #000000" fo:border-right="none" fo:border-top="0.05pt solid #000000" fo:border-bottom="0.05pt solid #000000"/>
    </style:style>
    <style:style style:name="Tabela28.E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color="#008000"/>
    </style:style>
    <style:style style:name="P36" style:family="paragraph" style:parent-style-name="Standard">
      <style:text-properties officeooo:paragraph-rsid="00211449"/>
    </style:style>
    <style:style style:name="P37"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officeooo:paragraph-rsid="00418f9c"/>
    </style:style>
    <style:style style:name="P40" style:family="paragraph" style:parent-style-name="Standard">
      <style:text-properties officeooo:paragraph-rsid="004954bb"/>
    </style:style>
    <style:style style:name="P41" style:family="paragraph" style:parent-style-name="Standard">
      <style:text-properties officeooo:paragraph-rsid="004b6c7c"/>
    </style:style>
    <style:style style:name="P42" style:family="paragraph" style:parent-style-name="Standard">
      <style:text-properties style:font-name="Arial" officeooo:rsid="006ea126" officeooo:paragraph-rsid="004b6c7c" style:font-name-asian="Times New Roman" style:font-name-complex="Arial"/>
    </style:style>
    <style:style style:name="P43" style:family="paragraph" style:parent-style-name="Standard">
      <style:text-properties style:font-name="Arial" officeooo:rsid="00545491" officeooo:paragraph-rsid="004b6c7c" style:font-name-asian="Times New Roman" style:font-name-complex="Arial"/>
    </style:style>
    <style:style style:name="P44" style:family="paragraph" style:parent-style-name="Standard">
      <style:text-properties style:font-name="Arial" officeooo:rsid="00468898" style:font-name-asian="Times New Roman" style:font-name-complex="Arial"/>
    </style:style>
    <style:style style:name="P45" style:family="paragraph" style:parent-style-name="Standard">
      <style:paragraph-properties fo:text-align="start" style:justify-single-word="false"/>
      <style:text-properties style:font-name="Arial"/>
    </style:style>
    <style:style style:name="P46" style:family="paragraph" style:parent-style-name="Standard">
      <style:paragraph-properties fo:text-align="start" style:justify-single-word="false"/>
      <style:text-properties style:font-name="Arial" fo:font-size="12pt" style:font-size-asian="12pt"/>
    </style:style>
    <style:style style:name="P47" style:family="paragraph" style:parent-style-name="Standard">
      <style:text-properties officeooo:rsid="0068e433" officeooo:paragraph-rsid="004b8c2a"/>
    </style:style>
    <style:style style:name="P48" style:family="paragraph" style:parent-style-name="Standard">
      <style:paragraph-properties fo:text-align="center" style:justify-single-word="false"/>
      <style:text-properties officeooo:rsid="0068e433" officeooo:paragraph-rsid="004b8c2a"/>
    </style:style>
    <style:style style:name="P49" style:family="paragraph" style:parent-style-name="Standard">
      <style:paragraph-properties fo:text-align="center" style:justify-single-word="false"/>
      <style:text-properties officeooo:rsid="0068e433" officeooo:paragraph-rsid="00a682ae"/>
    </style:style>
    <style:style style:name="P50" style:family="paragraph" style:parent-style-name="Standard">
      <style:paragraph-properties fo:text-align="center" style:justify-single-word="false"/>
      <style:text-properties officeooo:rsid="0068e433" officeooo:paragraph-rsid="00a92179"/>
    </style:style>
    <style:style style:name="P51" style:family="paragraph" style:parent-style-name="Standard">
      <style:text-properties style:text-position="0% 100%" officeooo:rsid="0068e433" officeooo:paragraph-rsid="004b6c7c"/>
    </style:style>
    <style:style style:name="P5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5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5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5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style:text-position="0% 100%" fo:font-style="normal" officeooo:rsid="00b39ec3" officeooo:paragraph-rsid="00b2e51a" style:font-style-asian="normal" style:font-name-complex="Arial" style:font-style-complex="normal"/>
    </style:style>
    <style:style style:name="P59" style:family="paragraph" style:parent-style-name="Standard">
      <style:text-properties style:text-position="0% 100%" fo:font-style="normal" officeooo:rsid="00b19e55" officeooo:paragraph-rsid="00b2e51a" style:font-style-asian="normal" style:font-style-complex="normal"/>
    </style:style>
    <style:style style:name="P60" style:family="paragraph" style:parent-style-name="Standard">
      <style:text-properties style:text-position="0% 100%" fo:font-style="normal" officeooo:rsid="00b19e55" officeooo:paragraph-rsid="00b6b727" style:font-style-asian="normal" style:font-style-complex="normal"/>
    </style:style>
    <style:style style:name="P61" style:family="paragraph" style:parent-style-name="Standard">
      <style:text-properties style:text-position="0% 100%" fo:font-style="normal" officeooo:rsid="00b19e55" officeooo:paragraph-rsid="00b98365" style:font-style-asian="normal" style:font-style-complex="normal"/>
    </style:style>
    <style:style style:name="P62" style:family="paragraph" style:parent-style-name="Standard">
      <style:text-properties style:text-position="0% 100%" fo:font-style="normal" officeooo:rsid="00b19e55" officeooo:paragraph-rsid="00bcfbfa" style:font-style-asian="normal" style:font-style-complex="normal"/>
    </style:style>
    <style:style style:name="P63" style:family="paragraph" style:parent-style-name="Standard">
      <style:text-properties style:text-position="0% 100%" fo:font-style="normal" officeooo:rsid="00b19e55" officeooo:paragraph-rsid="00bd93d0" style:font-style-asian="normal" style:font-style-complex="normal"/>
    </style:style>
    <style:style style:name="P64" style:family="paragraph" style:parent-style-name="Standard">
      <style:text-properties style:text-position="0% 100%" fo:font-style="normal" officeooo:rsid="00b19e55" officeooo:paragraph-rsid="00d977f7" style:font-style-asian="normal" style:font-style-complex="normal"/>
    </style:style>
    <style:style style:name="P65" style:family="paragraph" style:parent-style-name="Standard">
      <style:text-properties style:text-position="0% 100%" fo:font-style="normal" officeooo:rsid="00b19e55" officeooo:paragraph-rsid="00db1fa4" style:font-style-asian="normal" style:font-style-complex="normal"/>
    </style:style>
    <style:style style:name="P6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6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6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6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7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7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7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text-properties officeooo:rsid="0046c2d1" officeooo:paragraph-rsid="004b6c7c"/>
    </style:style>
    <style:style style:name="P78" style:family="paragraph" style:parent-style-name="Standard">
      <style:text-properties officeooo:rsid="0046c2d1" officeooo:paragraph-rsid="005e1646"/>
    </style:style>
    <style:style style:name="P79" style:family="paragraph" style:parent-style-name="Standard">
      <style:text-properties officeooo:paragraph-rsid="00581d50"/>
    </style:style>
    <style:style style:name="P80"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81"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82"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83" style:family="paragraph" style:parent-style-name="Standard">
      <style:text-properties officeooo:paragraph-rsid="002f91e5"/>
    </style:style>
    <style:style style:name="P84" style:family="paragraph" style:parent-style-name="Standard">
      <style:text-properties officeooo:paragraph-rsid="0074b3d3"/>
    </style:style>
    <style:style style:name="P85" style:family="paragraph" style:parent-style-name="Standard">
      <style:text-properties officeooo:rsid="0011faeb" officeooo:paragraph-rsid="006c5661"/>
    </style:style>
    <style:style style:name="P86" style:family="paragraph" style:parent-style-name="Standard">
      <style:text-properties officeooo:rsid="0011faeb" officeooo:paragraph-rsid="0082bc61"/>
    </style:style>
    <style:style style:name="P87" style:family="paragraph" style:parent-style-name="Standard">
      <style:paragraph-properties fo:text-align="center" style:justify-single-word="false"/>
      <style:text-properties officeooo:rsid="0011faeb" officeooo:paragraph-rsid="00899a1c"/>
    </style:style>
    <style:style style:name="P88" style:family="paragraph" style:parent-style-name="Standard">
      <style:paragraph-properties fo:text-align="justify" style:justify-single-word="false"/>
      <style:text-properties officeooo:rsid="0011faeb" officeooo:paragraph-rsid="008b7776"/>
    </style:style>
    <style:style style:name="P89" style:family="paragraph" style:parent-style-name="Standard">
      <style:text-properties officeooo:rsid="0011faeb" officeooo:paragraph-rsid="008a9af5"/>
    </style:style>
    <style:style style:name="P90" style:family="paragraph" style:parent-style-name="Standard">
      <style:text-properties officeooo:rsid="0011faeb" officeooo:paragraph-rsid="00cf087e"/>
    </style:style>
    <style:style style:name="P91" style:family="paragraph" style:parent-style-name="Standard">
      <style:paragraph-properties fo:text-align="justify" style:justify-single-word="false"/>
      <style:text-properties officeooo:rsid="008b7776" officeooo:paragraph-rsid="008b7776"/>
    </style:style>
    <style:style style:name="P92" style:family="paragraph" style:parent-style-name="Standard">
      <style:text-properties fo:font-style="normal" officeooo:rsid="0037a429" style:font-style-asian="normal" style:font-name-complex="Arial" style:font-style-complex="normal"/>
    </style:style>
    <style:style style:name="P93" style:family="paragraph" style:parent-style-name="Standard">
      <style:text-properties officeooo:rsid="007beb7c" officeooo:paragraph-rsid="0098f7e9"/>
    </style:style>
    <style:style style:name="P94" style:family="paragraph" style:parent-style-name="Standard">
      <style:text-properties officeooo:paragraph-rsid="00a39d76"/>
    </style:style>
    <style:style style:name="P9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96" style:family="paragraph" style:parent-style-name="Standard">
      <style:text-properties officeooo:paragraph-rsid="00a682ae"/>
    </style:style>
    <style:style style:name="P97" style:family="paragraph" style:parent-style-name="Standard">
      <style:text-properties officeooo:paragraph-rsid="00a404bc"/>
    </style:style>
    <style:style style:name="P98" style:family="paragraph" style:parent-style-name="Standard">
      <style:text-properties officeooo:rsid="00314f88" officeooo:paragraph-rsid="004b6c7c"/>
    </style:style>
    <style:style style:name="P9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00" style:family="paragraph" style:parent-style-name="Standard">
      <style:text-properties officeooo:paragraph-rsid="00b19e55"/>
    </style:style>
    <style:style style:name="P101" style:family="paragraph" style:parent-style-name="Standard">
      <style:text-properties officeooo:paragraph-rsid="00b2e51a"/>
    </style:style>
    <style:style style:name="P102" style:family="paragraph" style:parent-style-name="Standard">
      <style:text-properties officeooo:paragraph-rsid="00a77875"/>
    </style:style>
    <style:style style:name="P103" style:family="paragraph" style:parent-style-name="Standard">
      <style:text-properties officeooo:paragraph-rsid="00bcfbfa"/>
    </style:style>
    <style:style style:name="P104" style:family="paragraph" style:parent-style-name="Standard">
      <style:text-properties officeooo:paragraph-rsid="00955c1d"/>
    </style:style>
    <style:style style:name="P105" style:family="paragraph" style:parent-style-name="Standard">
      <style:text-properties officeooo:paragraph-rsid="00d4e8ea"/>
    </style:style>
    <style:style style:name="P106" style:family="paragraph" style:parent-style-name="Standard">
      <style:text-properties officeooo:paragraph-rsid="00d977f7"/>
    </style:style>
    <style:style style:name="P107" style:family="paragraph" style:parent-style-name="Standard">
      <style:text-properties officeooo:paragraph-rsid="00db1fa4"/>
    </style:style>
    <style:style style:name="P108" style:family="paragraph" style:parent-style-name="Standard">
      <style:text-properties officeooo:paragraph-rsid="00de825c"/>
    </style:style>
    <style:style style:name="P109" style:family="paragraph" style:parent-style-name="Standard">
      <style:text-properties officeooo:paragraph-rsid="00dfb5d7"/>
    </style:style>
    <style:style style:name="P110" style:family="paragraph" style:parent-style-name="Standard">
      <style:text-properties officeooo:paragraph-rsid="00e9872d"/>
    </style:style>
    <style:style style:name="P111" style:family="paragraph" style:parent-style-name="Standard">
      <style:paragraph-properties fo:margin-left="7.303cm" fo:margin-right="0cm" fo:text-indent="0cm" style:auto-text-indent="false"/>
    </style:style>
    <style:style style:name="P112" style:family="paragraph" style:parent-style-name="Standard">
      <style:paragraph-properties fo:margin-left="7.303cm" fo:margin-right="0cm" fo:text-indent="0cm" style:auto-text-indent="false"/>
      <style:text-properties style:font-name-complex="Arial"/>
    </style:style>
    <style:style style:name="P113" style:family="paragraph" style:parent-style-name="Standard">
      <style:paragraph-properties fo:margin-left="7.303cm" fo:margin-right="0cm" fo:text-indent="0cm" style:auto-text-indent="false" fo:break-before="page"/>
      <style:text-properties style:font-name-complex="Arial"/>
    </style:style>
    <style:style style:name="P114" style:family="paragraph" style:parent-style-name="Standard">
      <style:paragraph-properties fo:margin-left="0cm" fo:margin-right="0cm" fo:text-indent="1.9cm" style:auto-text-indent="false"/>
    </style:style>
    <style:style style:name="P11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16" style:family="paragraph" style:parent-style-name="Text_20_body">
      <style:text-properties officeooo:paragraph-rsid="0033908b"/>
    </style:style>
    <style:style style:name="P117" style:family="paragraph" style:parent-style-name="Text_20_body">
      <style:text-properties officeooo:paragraph-rsid="0037dd62"/>
    </style:style>
    <style:style style:name="P118" style:family="paragraph" style:parent-style-name="Text_20_body">
      <style:text-properties officeooo:rsid="00309fc4" officeooo:paragraph-rsid="0037dd62"/>
    </style:style>
    <style:style style:name="P119" style:family="paragraph" style:parent-style-name="Text_20_body">
      <style:text-properties officeooo:rsid="00309fc4" officeooo:paragraph-rsid="00322723"/>
    </style:style>
    <style:style style:name="P120" style:family="paragraph" style:parent-style-name="Text_20_body">
      <style:text-properties officeooo:paragraph-rsid="0045edfc"/>
    </style:style>
    <style:style style:name="P121" style:family="paragraph" style:parent-style-name="Table_20_Contents">
      <style:paragraph-properties fo:text-align="center" style:justify-single-word="false"/>
      <style:text-properties officeooo:rsid="004b8c2a" officeooo:paragraph-rsid="004b8c2a"/>
    </style:style>
    <style:style style:name="P122" style:family="paragraph" style:parent-style-name="Table_20_Contents">
      <style:paragraph-properties fo:text-align="center" style:justify-single-word="false"/>
      <style:text-properties officeooo:rsid="004b8c2a" officeooo:paragraph-rsid="0087bddc"/>
    </style:style>
    <style:style style:name="P123" style:family="paragraph" style:parent-style-name="Table_20_Contents">
      <style:paragraph-properties fo:text-align="center" style:justify-single-word="false"/>
      <style:text-properties officeooo:rsid="004b8c2a" officeooo:paragraph-rsid="0090ca66"/>
    </style:style>
    <style:style style:name="P124" style:family="paragraph" style:parent-style-name="Table_20_Contents">
      <style:paragraph-properties fo:text-align="center" style:justify-single-word="false"/>
      <style:text-properties officeooo:rsid="004b8c2a" officeooo:paragraph-rsid="00a682ae"/>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officeooo:rsid="008d97f8" officeooo:paragraph-rsid="008d97f8"/>
    </style:style>
    <style:style style:name="P163" style:family="paragraph" style:parent-style-name="Table_20_Contents">
      <style:paragraph-properties fo:text-align="center" style:justify-single-word="false"/>
      <style:text-properties officeooo:rsid="008d97f8" officeooo:paragraph-rsid="008f1cf2"/>
    </style:style>
    <style:style style:name="P164" style:family="paragraph" style:parent-style-name="Table_20_Contents">
      <style:paragraph-properties fo:text-align="center" style:justify-single-word="false"/>
      <style:text-properties officeooo:rsid="008d97f8" officeooo:paragraph-rsid="0090ca66"/>
    </style:style>
    <style:style style:name="P165" style:family="paragraph" style:parent-style-name="Table_20_Contents">
      <style:paragraph-properties fo:text-align="center" style:justify-single-word="false"/>
      <style:text-properties officeooo:rsid="008d97f8" officeooo:paragraph-rsid="0091739f"/>
    </style:style>
    <style:style style:name="P166" style:family="paragraph" style:parent-style-name="Table_20_Contents">
      <style:paragraph-properties fo:text-align="center" style:justify-single-word="false"/>
      <style:text-properties officeooo:rsid="008f1cf2" officeooo:paragraph-rsid="008f1cf2"/>
    </style:style>
    <style:style style:name="P167" style:family="paragraph" style:parent-style-name="Table_20_Contents">
      <style:paragraph-properties fo:text-align="center" style:justify-single-word="false"/>
      <style:text-properties officeooo:rsid="008f1cf2" officeooo:paragraph-rsid="0090ca66"/>
    </style:style>
    <style:style style:name="P168" style:family="paragraph" style:parent-style-name="Table_20_Contents">
      <style:paragraph-properties fo:text-align="center" style:justify-single-word="false"/>
      <style:text-properties officeooo:rsid="0091da4b" officeooo:paragraph-rsid="00a682ae"/>
    </style:style>
    <style:style style:name="P169" style:family="paragraph" style:parent-style-name="Table_20_Contents">
      <style:paragraph-properties fo:text-align="center" style:justify-single-word="false"/>
      <style:text-properties officeooo:rsid="00b52569" officeooo:paragraph-rsid="00b52569"/>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officeooo:paragraph-rsid="00b52569"/>
    </style:style>
    <style:style style:name="P17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173"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174"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175"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176"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177"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178"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179"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180"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181"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182"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183"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184"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185"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186"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187"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188"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189"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190"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191"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192"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193"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194"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195"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196"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19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198"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199" style:family="paragraph" style:parent-style-name="Table_20_Contents">
      <style:paragraph-properties fo:text-align="center" style:justify-single-word="false"/>
      <style:text-properties officeooo:rsid="00b74d53" officeooo:paragraph-rsid="00b74d53"/>
    </style:style>
    <style:style style:name="P200" style:family="paragraph" style:parent-style-name="Table_20_Contents">
      <style:paragraph-properties fo:text-align="center" style:justify-single-word="false"/>
      <style:text-properties officeooo:rsid="00b74d53" officeooo:paragraph-rsid="00bcfbfa"/>
    </style:style>
    <style:style style:name="P201" style:family="paragraph" style:parent-style-name="Table_20_Contents">
      <style:paragraph-properties fo:text-align="center" style:justify-single-word="false"/>
      <style:text-properties officeooo:rsid="00b74d53" officeooo:paragraph-rsid="00bd93d0"/>
    </style:style>
    <style:style style:name="P202" style:family="paragraph" style:parent-style-name="Table_20_Contents">
      <style:paragraph-properties fo:text-align="center" style:justify-single-word="false"/>
      <style:text-properties officeooo:rsid="00b74d53" officeooo:paragraph-rsid="00d977f7"/>
    </style:style>
    <style:style style:name="P203" style:family="paragraph" style:parent-style-name="Table_20_Contents">
      <style:paragraph-properties fo:text-align="center" style:justify-single-word="false"/>
      <style:text-properties officeooo:rsid="00b881d0" officeooo:paragraph-rsid="00b881d0"/>
    </style:style>
    <style:style style:name="P204" style:family="paragraph" style:parent-style-name="Table_20_Contents">
      <style:paragraph-properties fo:text-align="center" style:justify-single-word="false"/>
      <style:text-properties officeooo:rsid="00b881d0" officeooo:paragraph-rsid="00bb5cba"/>
    </style:style>
    <style:style style:name="P205" style:family="paragraph" style:parent-style-name="Table_20_Contents">
      <style:paragraph-properties fo:text-align="center" style:justify-single-word="false"/>
      <style:text-properties officeooo:rsid="00b881d0" officeooo:paragraph-rsid="00bcfbfa"/>
    </style:style>
    <style:style style:name="P206" style:family="paragraph" style:parent-style-name="Table_20_Contents">
      <style:paragraph-properties fo:text-align="center" style:justify-single-word="false"/>
      <style:text-properties officeooo:rsid="00b881d0" officeooo:paragraph-rsid="00bd93d0"/>
    </style:style>
    <style:style style:name="P207" style:family="paragraph" style:parent-style-name="Table_20_Contents">
      <style:paragraph-properties fo:text-align="center" style:justify-single-word="false"/>
      <style:text-properties officeooo:rsid="00b881d0" officeooo:paragraph-rsid="00d977f7"/>
    </style:style>
    <style:style style:name="P208" style:family="paragraph" style:parent-style-name="Table_20_Contents">
      <style:paragraph-properties fo:text-align="center" style:justify-single-word="false"/>
      <style:text-properties officeooo:rsid="00b881d0" officeooo:paragraph-rsid="00e2514d"/>
    </style:style>
    <style:style style:name="P209" style:family="paragraph" style:parent-style-name="Table_20_Contents">
      <style:paragraph-properties fo:text-align="center" style:justify-single-word="false"/>
      <style:text-properties officeooo:rsid="00bb5cba" officeooo:paragraph-rsid="00bb5cba"/>
    </style:style>
    <style:style style:name="P210" style:family="paragraph" style:parent-style-name="Table_20_Contents">
      <style:paragraph-properties fo:text-align="center" style:justify-single-word="false"/>
      <style:text-properties officeooo:rsid="00bb5cba" officeooo:paragraph-rsid="00bd93d0"/>
    </style:style>
    <style:style style:name="P211" style:family="paragraph" style:parent-style-name="Table_20_Contents">
      <style:paragraph-properties fo:text-align="center" style:justify-single-word="false"/>
      <style:text-properties officeooo:rsid="00bcfbfa" officeooo:paragraph-rsid="00bd93d0"/>
    </style:style>
    <style:style style:name="P212" style:family="paragraph" style:parent-style-name="Table_20_Contents">
      <style:paragraph-properties fo:text-align="center" style:justify-single-word="false"/>
      <style:text-properties officeooo:rsid="00bd93d0" officeooo:paragraph-rsid="00bd93d0"/>
    </style:style>
    <style:style style:name="P213" style:family="paragraph" style:parent-style-name="Table_20_Contents">
      <style:paragraph-properties fo:text-align="center" style:justify-single-word="false"/>
      <style:text-properties officeooo:rsid="00c12bca" officeooo:paragraph-rsid="00c12bca"/>
    </style:style>
    <style:style style:name="P214"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1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1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1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1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1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2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2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22" style:family="paragraph" style:parent-style-name="Table_20_Contents">
      <style:paragraph-properties fo:text-align="center" style:justify-single-word="false"/>
      <style:text-properties style:font-name="Arial1" officeooo:rsid="00bb5cba" officeooo:paragraph-rsid="00bf9e61" style:font-name-asian="Arial1" style:font-name-complex="Arial1"/>
    </style:style>
    <style:style style:name="P223" style:family="paragraph" style:parent-style-name="Table_20_Contents">
      <style:paragraph-properties fo:text-align="center" style:justify-single-word="false"/>
      <style:text-properties style:font-name="Arial1" officeooo:rsid="00bb5cba" officeooo:paragraph-rsid="00bcfbfa" style:font-name-asian="Arial1" style:font-name-complex="Arial1"/>
    </style:style>
    <style:style style:name="P224" style:family="paragraph" style:parent-style-name="Table_20_Contents">
      <style:paragraph-properties fo:text-align="center" style:justify-single-word="false"/>
      <style:text-properties style:font-name="Arial1" officeooo:rsid="00bb5cba" officeooo:paragraph-rsid="00bd93d0" style:font-name-asian="Arial1" style:font-name-complex="Arial1"/>
    </style:style>
    <style:style style:name="P225" style:family="paragraph" style:parent-style-name="Table_20_Contents">
      <style:paragraph-properties fo:text-align="center" style:justify-single-word="false"/>
      <style:text-properties style:font-name="Arial1" officeooo:rsid="00bb5cba" officeooo:paragraph-rsid="00c12bca" style:font-name-asian="Arial1" style:font-name-complex="Arial1"/>
    </style:style>
    <style:style style:name="P226" style:family="paragraph" style:parent-style-name="Table_20_Contents">
      <style:paragraph-properties fo:text-align="center" style:justify-single-word="false"/>
      <style:text-properties style:font-name="Arial1" officeooo:rsid="00bb5cba" officeooo:paragraph-rsid="00d977f7" style:font-name-asian="Arial1" style:font-name-complex="Arial1"/>
    </style:style>
    <style:style style:name="P227" style:family="paragraph" style:parent-style-name="Table_20_Contents">
      <style:paragraph-properties fo:text-align="center" style:justify-single-word="false"/>
      <style:text-properties style:font-name="Arial1" officeooo:rsid="00bb5cba" officeooo:paragraph-rsid="00e2bc16" style:font-name-asian="Arial1" style:font-name-complex="Arial1"/>
    </style:style>
    <style:style style:name="P228"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29" style:family="paragraph" style:parent-style-name="Table_20_Contents">
      <style:paragraph-properties fo:text-align="center" style:justify-single-word="false"/>
      <style:text-properties officeooo:rsid="00bdb979" officeooo:paragraph-rsid="00d977f7"/>
    </style:style>
    <style:style style:name="P230" style:family="paragraph" style:parent-style-name="Table_20_Contents">
      <style:paragraph-properties fo:text-align="center" style:justify-single-word="false"/>
      <style:text-properties officeooo:rsid="00da009e" officeooo:paragraph-rsid="00da009e"/>
    </style:style>
    <style:style style:name="P231" style:family="paragraph" style:parent-style-name="Table_20_Contents">
      <style:paragraph-properties fo:text-align="center" style:justify-single-word="false"/>
      <style:text-properties officeooo:rsid="00db1fa4" officeooo:paragraph-rsid="00db1fa4"/>
    </style:style>
    <style:style style:name="P232" style:family="paragraph" style:parent-style-name="Table_20_Contents">
      <style:paragraph-properties fo:text-align="center" style:justify-single-word="false"/>
      <style:text-properties officeooo:rsid="00dde52a" officeooo:paragraph-rsid="00dde52a"/>
    </style:style>
    <style:style style:name="P233" style:family="paragraph" style:parent-style-name="Table_20_Contents">
      <style:paragraph-properties fo:text-align="center" style:justify-single-word="false"/>
      <style:text-properties officeooo:rsid="00dde52a" officeooo:paragraph-rsid="00e2514d"/>
    </style:style>
    <style:style style:name="P234" style:family="paragraph" style:parent-style-name="Table_20_Contents">
      <style:paragraph-properties fo:text-align="center" style:justify-single-word="false"/>
      <style:text-properties officeooo:rsid="00de825c" officeooo:paragraph-rsid="00e2514d"/>
    </style:style>
    <style:style style:name="P235" style:family="paragraph" style:parent-style-name="Table_20_Contents">
      <style:paragraph-properties fo:text-align="center" style:justify-single-word="false"/>
      <style:text-properties officeooo:rsid="00e1710d" officeooo:paragraph-rsid="00e1710d"/>
    </style:style>
    <style:style style:name="P236" style:family="paragraph" style:parent-style-name="Table_20_Contents">
      <style:paragraph-properties fo:text-align="center" style:justify-single-word="false"/>
      <style:text-properties officeooo:rsid="00e2514d" officeooo:paragraph-rsid="00e2514d"/>
    </style:style>
    <style:style style:name="P237" style:family="paragraph" style:parent-style-name="Table_20_Contents">
      <style:paragraph-properties fo:text-align="center" style:justify-single-word="false"/>
      <style:text-properties officeooo:rsid="00e2514d" officeooo:paragraph-rsid="00e2bc16"/>
    </style:style>
    <style:style style:name="P238" style:family="paragraph" style:parent-style-name="Table_20_Contents">
      <style:paragraph-properties fo:text-align="center" style:justify-single-word="false"/>
      <style:text-properties officeooo:rsid="00e2514d" officeooo:paragraph-rsid="00e42ff1"/>
    </style:style>
    <style:style style:name="P239" style:family="paragraph" style:parent-style-name="Table_20_Contents">
      <style:paragraph-properties fo:text-align="center" style:justify-single-word="false"/>
      <style:text-properties officeooo:rsid="00e42ff1" officeooo:paragraph-rsid="00e42ff1"/>
    </style:style>
    <style:style style:name="P240" style:family="paragraph" style:parent-style-name="REFERÊNCIA_20_BIBLIOGRÁFICA">
      <style:paragraph-properties fo:text-align="start" style:justify-single-word="false"/>
    </style:style>
    <style:style style:name="P241" style:family="paragraph" style:parent-style-name="Contents_20_1">
      <style:text-properties officeooo:paragraph-rsid="002f91e5"/>
    </style:style>
    <style:style style:name="P242" style:family="paragraph" style:parent-style-name="Contents_20_1">
      <style:paragraph-properties>
        <style:tab-stops>
          <style:tab-stop style:position="16cm" style:type="right" style:leader-style="dotted" style:leader-text="."/>
        </style:tab-stops>
      </style:paragraph-properties>
    </style:style>
    <style:style style:name="P243" style:family="paragraph" style:parent-style-name="Contents_20_2">
      <style:paragraph-properties>
        <style:tab-stops>
          <style:tab-stop style:position="16cm" style:type="right" style:leader-style="dotted" style:leader-text="."/>
        </style:tab-stops>
      </style:paragraph-properties>
    </style:style>
    <style:style style:name="P244" style:family="paragraph" style:parent-style-name="Contents_20_1">
      <style:text-properties officeooo:rsid="00ed2c89" officeooo:paragraph-rsid="00edfa2c"/>
    </style:style>
    <style:style style:name="P245" style:family="paragraph" style:parent-style-name="Contents_20_1">
      <style:paragraph-properties fo:text-align="end" style:justify-single-word="false"/>
      <style:text-properties officeooo:rsid="00ed2c89" officeooo:paragraph-rsid="00edfa2c"/>
    </style:style>
    <style:style style:name="P246" style:family="paragraph" style:parent-style-name="Contents_20_1">
      <style:text-properties officeooo:paragraph-rsid="00edfa2c"/>
    </style:style>
    <style:style style:name="P247" style:family="paragraph" style:parent-style-name="Contents_20_1">
      <style:paragraph-properties fo:text-align="end" style:justify-single-word="false"/>
      <style:text-properties officeooo:rsid="00ee7bc6" officeooo:paragraph-rsid="00f07e69"/>
    </style:style>
    <style:style style:name="P248" style:family="paragraph" style:parent-style-name="Contents_20_1">
      <style:text-properties officeooo:rsid="00ee7bc6" officeooo:paragraph-rsid="00f07e69"/>
    </style:style>
    <style:style style:name="P249" style:family="paragraph" style:parent-style-name="Contents_20_1">
      <style:text-properties officeooo:paragraph-rsid="00f07e69"/>
    </style:style>
    <style:style style:name="P250" style:family="paragraph" style:parent-style-name="Contents_20_1">
      <style:text-properties officeooo:paragraph-rsid="00f8cac3"/>
    </style:style>
    <style:style style:name="P251" style:family="paragraph" style:parent-style-name="Contents_20_1">
      <style:text-properties officeooo:paragraph-rsid="00f8f27f"/>
    </style:style>
    <style:style style:name="P252" style:family="paragraph" style:parent-style-name="Contents_20_1">
      <style:text-properties officeooo:rsid="010a031d" officeooo:paragraph-rsid="010bf8e9"/>
    </style:style>
    <style:style style:name="P253" style:family="paragraph" style:parent-style-name="Contents_20_1">
      <style:text-properties officeooo:rsid="010d2500" officeooo:paragraph-rsid="010d2500"/>
    </style:style>
    <style:style style:name="P254" style:family="paragraph" style:parent-style-name="Contents_20_1">
      <style:text-properties officeooo:rsid="010d50f5" officeooo:paragraph-rsid="010d50f5"/>
    </style:style>
    <style:style style:name="P255" style:family="paragraph" style:parent-style-name="Heading_20_1">
      <style:text-properties officeooo:paragraph-rsid="002bbbb6"/>
    </style:style>
    <style:style style:name="P256" style:family="paragraph" style:parent-style-name="Heading_20_1">
      <style:text-properties officeooo:paragraph-rsid="00dfb5d7"/>
    </style:style>
    <style:style style:name="P257" style:family="paragraph" style:parent-style-name="Heading_20_2">
      <style:text-properties officeooo:rsid="0065b853" officeooo:paragraph-rsid="0065b853"/>
    </style:style>
    <style:style style:name="P258" style:family="paragraph" style:parent-style-name="Heading_20_2">
      <style:text-properties officeooo:paragraph-rsid="005b7af2"/>
    </style:style>
    <style:style style:name="P259" style:family="paragraph" style:parent-style-name="Heading_20_2">
      <style:text-properties officeooo:paragraph-rsid="001d15d2"/>
    </style:style>
    <style:style style:name="P260" style:family="paragraph" style:parent-style-name="Heading_20_2">
      <style:text-properties officeooo:paragraph-rsid="00b52569"/>
    </style:style>
    <style:style style:name="P261" style:family="paragraph" style:parent-style-name="Heading_20_2">
      <style:text-properties officeooo:paragraph-rsid="0022d60c"/>
    </style:style>
    <style:style style:name="P262" style:family="paragraph" style:parent-style-name="Heading_20_2">
      <style:text-properties officeooo:paragraph-rsid="002f91e5"/>
    </style:style>
    <style:style style:name="P263" style:family="paragraph" style:parent-style-name="Heading_20_2">
      <style:text-properties officeooo:paragraph-rsid="00f4a552"/>
    </style:style>
    <style:style style:name="P264"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265" style:family="paragraph" style:parent-style-name="Standard" style:list-style-name="L1">
      <style:text-properties officeooo:paragraph-rsid="00ccf9e6"/>
    </style:style>
    <style:style style:name="P266" style:family="paragraph" style:parent-style-name="Standard" style:list-style-name="L1">
      <style:text-properties fo:font-style="normal" officeooo:rsid="00ccf9e6" officeooo:paragraph-rsid="00ccf9e6" style:font-style-asian="normal" style:font-style-complex="normal"/>
    </style:style>
    <style:style style:name="P267" style:family="paragraph" style:parent-style-name="Standard" style:list-style-name="L1">
      <style:text-properties officeooo:rsid="00ccf9e6" officeooo:paragraph-rsid="00ccf9e6"/>
    </style:style>
    <style:style style:name="P268"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269"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70"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271"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272"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273" style:family="paragraph" style:parent-style-name="Standard">
      <style:paragraph-properties fo:text-align="end"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274" style:family="paragraph" style:parent-style-name="Standard">
      <style:paragraph-properties fo:text-align="end" style:justify-single-word="false"/>
      <style:text-properties style:use-window-font-color="true" style:font-name="Arial" fo:font-size="12pt" fo:language="pt" fo:country="BR" officeooo:rsid="00309fc4" officeooo:paragraph-rsid="00edfa2c" style:font-name-asian="Times New Roman" style:font-size-asian="12pt" style:font-name-complex="Arial" style:font-size-complex="10pt" style:language-complex="ar" style:country-complex="SA"/>
    </style:style>
    <style:style style:name="P275" style:family="paragraph" style:parent-style-name="Standard">
      <style:paragraph-properties fo:text-align="start" style:justify-single-word="false"/>
      <style:text-properties style:font-name="Arial" fo:font-size="12pt" fo:font-weight="normal" style:font-size-asian="12pt" style:font-weight-asian="normal" style:font-weight-complex="normal"/>
    </style:style>
    <style:style style:name="P276" style:family="paragraph" style:parent-style-name="Standard">
      <style:paragraph-properties fo:text-align="start" style:justify-single-word="false"/>
      <style:text-properties style:font-name="Arial"/>
    </style:style>
    <style:style style:name="P277" style:family="paragraph" style:parent-style-name="Standard">
      <style:paragraph-properties fo:text-align="start" style:justify-single-word="false"/>
      <style:text-properties officeooo:paragraph-rsid="00ed2c89"/>
    </style:style>
    <style:style style:name="P278" style:family="paragraph" style:parent-style-name="Standard">
      <style:paragraph-properties fo:text-align="start" style:justify-single-word="false"/>
      <style:text-properties officeooo:paragraph-rsid="00f0369e"/>
    </style:style>
    <style:style style:name="P279" style:family="paragraph" style:parent-style-name="Standard">
      <style:paragraph-properties fo:text-align="start" style:justify-single-word="false"/>
      <style:text-properties officeooo:paragraph-rsid="00f19903"/>
    </style:style>
    <style:style style:name="P280" style:family="paragraph" style:parent-style-name="Standard">
      <style:paragraph-properties fo:text-align="start" style:justify-single-word="false"/>
      <style:text-properties officeooo:paragraph-rsid="00f8f27f"/>
    </style:style>
    <style:style style:name="P281" style:family="paragraph" style:parent-style-name="Standard">
      <style:text-properties officeooo:rsid="00ed2c89" officeooo:paragraph-rsid="00edfa2c"/>
    </style:style>
    <style:style style:name="P282" style:family="paragraph" style:parent-style-name="Standard">
      <style:text-properties officeooo:rsid="00f0369e" officeooo:paragraph-rsid="00f07e69"/>
    </style:style>
    <style:style style:name="P283" style:family="paragraph" style:parent-style-name="Standard">
      <style:text-properties fo:font-style="italic" officeooo:rsid="00f10299" officeooo:paragraph-rsid="00f10299" style:font-style-asian="italic" style:font-style-complex="italic"/>
    </style:style>
    <style:style style:name="P284" style:family="paragraph" style:parent-style-name="Standard">
      <style:text-properties officeooo:paragraph-rsid="00f07e69"/>
    </style:style>
    <style:style style:name="P285" style:family="paragraph" style:parent-style-name="Standard">
      <style:paragraph-properties fo:text-align="end" style:justify-single-word="false"/>
      <style:text-properties officeooo:paragraph-rsid="00f07e69"/>
    </style:style>
    <style:style style:name="P286" style:family="paragraph" style:parent-style-name="Standard">
      <style:paragraph-properties fo:text-align="end" style:justify-single-word="false"/>
      <style:text-properties officeooo:paragraph-rsid="00f8cac3"/>
    </style:style>
    <style:style style:name="P287" style:family="paragraph" style:parent-style-name="Standard">
      <style:paragraph-properties fo:text-align="end" style:justify-single-word="false"/>
      <style:text-properties officeooo:paragraph-rsid="00fdaf82"/>
    </style:style>
    <style:style style:name="P288" style:family="paragraph" style:parent-style-name="Standard">
      <style:text-properties officeooo:paragraph-rsid="00f8cac3"/>
    </style:style>
    <style:style style:name="P289" style:family="paragraph" style:parent-style-name="Standard">
      <style:paragraph-properties fo:text-align="start" style:justify-single-word="false"/>
      <style:text-properties officeooo:rsid="00fade2c" officeooo:paragraph-rsid="00fade2c"/>
    </style:style>
    <style:style style:name="P290" style:family="paragraph" style:parent-style-name="Standard">
      <style:text-properties officeooo:paragraph-rsid="00fdaf82"/>
    </style:style>
    <style:style style:name="P291" style:family="paragraph" style:parent-style-name="Standard">
      <style:text-properties officeooo:rsid="010893d7" officeooo:paragraph-rsid="010a031d"/>
    </style:style>
    <style:style style:name="P292" style:family="paragraph" style:parent-style-name="Standard">
      <style:paragraph-properties fo:text-align="end" style:justify-single-word="false"/>
      <style:text-properties officeooo:rsid="010893d7" officeooo:paragraph-rsid="010a031d"/>
    </style:style>
    <style:style style:name="P293" style:family="paragraph" style:parent-style-name="Standard">
      <style:text-properties officeooo:paragraph-rsid="002f91e5"/>
    </style:style>
    <style:style style:name="P294" style:family="paragraph" style:parent-style-name="Standard">
      <style:text-properties officeooo:rsid="010a031d" officeooo:paragraph-rsid="010a031d"/>
    </style:style>
    <style:style style:name="P295" style:family="paragraph" style:parent-style-name="Standard" style:master-page-name="Standard">
      <style:paragraph-properties fo:text-align="center" style:justify-single-word="false" style:page-number="auto"/>
    </style:style>
    <style:style style:name="P296"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98" style:family="paragraph" style:parent-style-name="Text_20_body">
      <style:text-properties officeooo:paragraph-rsid="00f8f27f"/>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0"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1"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2"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3"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44"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62"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63"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64"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65"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66"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67"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68"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69"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70"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71"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72"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75"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76"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77"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78"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81"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82"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83"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84"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86"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87"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88"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9"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0"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1"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2"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95"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96"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97" style:family="text">
      <style:text-properties fo:font-style="italic" style:font-style-asian="italic" style:font-style-complex="italic"/>
    </style:style>
    <style:style style:name="T98" style:family="text">
      <style:text-properties fo:font-style="italic" officeooo:rsid="00309fc4" style:font-style-asian="italic" style:font-style-complex="italic"/>
    </style:style>
    <style:style style:name="T99" style:family="text">
      <style:text-properties fo:font-style="italic" officeooo:rsid="0033908b" style:font-style-asian="italic" style:font-style-complex="italic"/>
    </style:style>
    <style:style style:name="T100" style:family="text">
      <style:text-properties fo:font-style="italic" officeooo:rsid="0037dd62" style:font-style-asian="italic" style:font-style-complex="italic"/>
    </style:style>
    <style:style style:name="T101" style:family="text">
      <style:text-properties fo:font-style="italic" officeooo:rsid="0035e93f" style:font-style-asian="italic" style:font-style-complex="italic"/>
    </style:style>
    <style:style style:name="T102" style:family="text">
      <style:text-properties fo:font-style="italic" officeooo:rsid="003564b6" style:font-style-asian="italic" style:font-style-complex="italic"/>
    </style:style>
    <style:style style:name="T103" style:family="text">
      <style:text-properties fo:font-style="italic" officeooo:rsid="003d22c9" style:font-style-asian="italic" style:font-style-complex="italic"/>
    </style:style>
    <style:style style:name="T104" style:family="text">
      <style:text-properties fo:font-style="italic" officeooo:rsid="00525f22" style:font-style-asian="italic" style:font-style-complex="italic"/>
    </style:style>
    <style:style style:name="T105" style:family="text">
      <style:text-properties fo:font-style="italic" officeooo:rsid="00587f35" style:font-style-asian="italic" style:font-style-complex="italic"/>
    </style:style>
    <style:style style:name="T106" style:family="text">
      <style:text-properties fo:font-style="italic" officeooo:rsid="006f90c8" style:font-style-asian="italic" style:font-style-complex="italic"/>
    </style:style>
    <style:style style:name="T107" style:family="text">
      <style:text-properties fo:font-style="italic" officeooo:rsid="0012667d" style:font-style-asian="italic" style:font-style-complex="italic"/>
    </style:style>
    <style:style style:name="T108" style:family="text">
      <style:text-properties fo:font-style="italic" officeooo:rsid="007c7cb4" style:font-style-asian="italic" style:font-style-complex="italic"/>
    </style:style>
    <style:style style:name="T109" style:family="text">
      <style:text-properties fo:font-style="italic" officeooo:rsid="007e683b" style:font-style-asian="italic" style:font-style-complex="italic"/>
    </style:style>
    <style:style style:name="T110" style:family="text">
      <style:text-properties fo:font-style="italic" officeooo:rsid="007fa50e" style:font-style-asian="italic" style:font-style-complex="italic"/>
    </style:style>
    <style:style style:name="T111" style:family="text">
      <style:text-properties fo:font-style="italic" officeooo:rsid="0082bc61" style:font-style-asian="italic" style:font-style-complex="italic"/>
    </style:style>
    <style:style style:name="T112" style:family="text">
      <style:text-properties fo:font-style="italic" officeooo:rsid="0086fca7" style:font-style-asian="italic" style:font-style-complex="italic"/>
    </style:style>
    <style:style style:name="T113" style:family="text">
      <style:text-properties fo:font-style="italic" officeooo:rsid="00b74d53" style:font-style-asian="italic" style:font-style-complex="italic"/>
    </style:style>
    <style:style style:name="T114" style:family="text">
      <style:text-properties fo:font-style="italic" officeooo:rsid="00ccf9e6" style:font-style-asian="italic" style:font-style-complex="italic"/>
    </style:style>
    <style:style style:name="T115" style:family="text">
      <style:text-properties fo:font-style="italic" officeooo:rsid="00db1fa4" style:font-style-asian="italic" style:font-style-complex="italic"/>
    </style:style>
    <style:style style:name="T116" style:family="text">
      <style:text-properties fo:font-style="italic" officeooo:rsid="00e763ff" style:font-style-asian="italic" style:font-style-complex="italic"/>
    </style:style>
    <style:style style:name="T117" style:family="text">
      <style:text-properties fo:font-style="italic" officeooo:rsid="00edfa2c" style:font-style-asian="italic" style:font-style-complex="italic"/>
    </style:style>
    <style:style style:name="T118" style:family="text">
      <style:text-properties fo:font-style="italic" officeooo:rsid="00ed2c89" style:font-style-asian="italic" style:font-style-complex="italic"/>
    </style:style>
    <style:style style:name="T119" style:family="text">
      <style:text-properties fo:font-style="italic" officeooo:rsid="00f0369e" style:font-style-asian="italic" style:font-style-complex="italic"/>
    </style:style>
    <style:style style:name="T120" style:family="text">
      <style:text-properties fo:font-style="italic" officeooo:rsid="00f07e69" style:font-style-asian="italic" style:font-style-complex="italic"/>
    </style:style>
    <style:style style:name="T121" style:family="text">
      <style:text-properties fo:font-style="italic" officeooo:rsid="00f10299" style:font-style-asian="italic" style:font-style-complex="italic"/>
    </style:style>
    <style:style style:name="T122" style:family="text">
      <style:text-properties fo:font-style="italic" officeooo:rsid="010ab7e8" style:font-style-asian="italic" style:font-style-complex="italic"/>
    </style:style>
    <style:style style:name="T123" style:family="text">
      <style:text-properties fo:font-style="italic" officeooo:rsid="0033bc80" style:font-style-asian="italic" style:font-name-complex="Arial" style:font-style-complex="italic"/>
    </style:style>
    <style:style style:name="T124" style:family="text">
      <style:text-properties fo:font-style="italic" officeooo:rsid="0037a429" style:font-style-asian="italic" style:font-name-complex="Arial" style:font-style-complex="italic"/>
    </style:style>
    <style:style style:name="T125" style:family="text">
      <style:text-properties fo:font-style="italic" fo:font-weight="normal" style:font-style-asian="italic" style:font-weight-asian="normal" style:font-name-complex="Arial" style:font-style-complex="italic" style:font-weight-complex="normal"/>
    </style:style>
    <style:style style:name="T126" style:family="text">
      <style:text-properties fo:font-style="italic" fo:font-weight="normal" officeooo:rsid="003564b6" style:font-style-asian="italic" style:font-weight-asian="normal" style:font-name-complex="Arial" style:font-style-complex="italic" style:font-weight-complex="normal"/>
    </style:style>
    <style:style style:name="T127" style:family="text">
      <style:text-properties fo:font-style="italic" fo:font-weight="normal" officeooo:rsid="005da0e4" style:font-style-asian="italic" style:font-weight-asian="normal" style:font-name-complex="Arial" style:font-style-complex="italic" style:font-weight-complex="normal"/>
    </style:style>
    <style:style style:name="T128" style:family="text">
      <style:text-properties fo:font-style="italic" fo:font-weight="normal" officeooo:rsid="0060e666" style:font-style-asian="italic" style:font-weight-asian="normal" style:font-style-complex="italic" style:font-weight-complex="normal"/>
    </style:style>
    <style:style style:name="T129" style:family="text">
      <style:text-properties fo:font-style="italic" fo:font-weight="normal" officeooo:rsid="007168ef" style:font-style-asian="italic" style:font-weight-asian="normal" style:font-style-complex="italic" style:font-weight-complex="normal"/>
    </style:style>
    <style:style style:name="T130" style:family="text">
      <style:text-properties fo:font-style="italic" style:text-underline-style="none" officeooo:rsid="00724467" style:font-style-asian="italic" style:font-style-complex="italic"/>
    </style:style>
    <style:style style:name="T131" style:family="text">
      <style:text-properties fo:font-style="italic" style:text-underline-style="none" officeooo:rsid="00724ddd" style:font-style-asian="italic" style:font-style-complex="italic"/>
    </style:style>
    <style:style style:name="T132" style:family="text">
      <style:text-properties fo:font-style="normal" style:font-style-asian="normal" style:font-style-complex="normal"/>
    </style:style>
    <style:style style:name="T133" style:family="text">
      <style:text-properties fo:font-style="normal" officeooo:rsid="001d6277" style:font-style-asian="normal" style:font-style-complex="normal"/>
    </style:style>
    <style:style style:name="T134" style:family="text">
      <style:text-properties fo:font-style="normal" officeooo:rsid="0033908b" style:font-style-asian="normal" style:font-style-complex="normal"/>
    </style:style>
    <style:style style:name="T135" style:family="text">
      <style:text-properties fo:font-style="normal" officeooo:rsid="006f90c8" style:font-style-asian="normal" style:font-style-complex="normal"/>
    </style:style>
    <style:style style:name="T136" style:family="text">
      <style:text-properties fo:font-style="normal" officeooo:rsid="007e683b" style:font-style-asian="normal" style:font-style-complex="normal"/>
    </style:style>
    <style:style style:name="T137" style:family="text">
      <style:text-properties fo:font-style="normal" officeooo:rsid="0080aa6f" style:font-style-asian="normal" style:font-style-complex="normal"/>
    </style:style>
    <style:style style:name="T138" style:family="text">
      <style:text-properties fo:font-style="normal" officeooo:rsid="0082bc61" style:font-style-asian="normal" style:font-style-complex="normal"/>
    </style:style>
    <style:style style:name="T139" style:family="text">
      <style:text-properties fo:font-style="normal" officeooo:rsid="00860d82" style:font-style-asian="normal" style:font-style-complex="normal"/>
    </style:style>
    <style:style style:name="T140" style:family="text">
      <style:text-properties fo:font-style="normal" officeooo:rsid="0086fca7" style:font-style-asian="normal" style:font-style-complex="normal"/>
    </style:style>
    <style:style style:name="T141" style:family="text">
      <style:text-properties fo:font-style="normal" officeooo:rsid="00aaa0c7" style:font-style-asian="normal" style:font-style-complex="normal"/>
    </style:style>
    <style:style style:name="T142" style:family="text">
      <style:text-properties fo:font-style="normal" officeooo:rsid="00ab8612" style:font-style-asian="normal" style:font-style-complex="normal"/>
    </style:style>
    <style:style style:name="T143" style:family="text">
      <style:text-properties fo:font-style="normal" officeooo:rsid="00ccf9e6" style:font-style-asian="normal" style:font-style-complex="normal"/>
    </style:style>
    <style:style style:name="T144" style:family="text">
      <style:text-properties fo:font-style="normal" officeooo:rsid="00e763ff" style:font-style-asian="normal" style:font-style-complex="normal"/>
    </style:style>
    <style:style style:name="T145" style:family="text">
      <style:text-properties fo:font-style="normal" officeooo:rsid="00edfa2c" style:font-style-asian="normal" style:font-style-complex="normal"/>
    </style:style>
    <style:style style:name="T146" style:family="text">
      <style:text-properties fo:font-style="normal" officeooo:rsid="00ee7bc6" style:font-style-asian="normal" style:font-style-complex="normal"/>
    </style:style>
    <style:style style:name="T147" style:family="text">
      <style:text-properties fo:font-style="normal" officeooo:rsid="00f0369e" style:font-style-asian="normal" style:font-style-complex="normal"/>
    </style:style>
    <style:style style:name="T148" style:family="text">
      <style:text-properties fo:font-style="normal" officeooo:rsid="00f07e69" style:font-style-asian="normal" style:font-style-complex="normal"/>
    </style:style>
    <style:style style:name="T149" style:family="text">
      <style:text-properties fo:font-style="normal" officeooo:rsid="00f10299" style:font-style-asian="normal" style:font-style-complex="normal"/>
    </style:style>
    <style:style style:name="T150" style:family="text">
      <style:text-properties fo:font-style="normal" officeooo:rsid="0033bc80" style:font-style-asian="normal" style:font-name-complex="Arial" style:font-style-complex="normal"/>
    </style:style>
    <style:style style:name="T151" style:family="text">
      <style:text-properties fo:font-style="normal" officeooo:rsid="0037a429" style:font-style-asian="normal" style:font-name-complex="Arial" style:font-style-complex="normal"/>
    </style:style>
    <style:style style:name="T152" style:family="text">
      <style:text-properties fo:font-style="normal" officeooo:rsid="003c69d1" style:font-style-asian="normal" style:font-name-complex="Arial" style:font-style-complex="normal"/>
    </style:style>
    <style:style style:name="T153" style:family="text">
      <style:text-properties fo:font-style="normal" officeooo:rsid="0051480c" style:font-style-asian="normal" style:font-name-complex="Arial" style:font-style-complex="normal"/>
    </style:style>
    <style:style style:name="T154" style:family="text">
      <style:text-properties fo:font-style="normal" officeooo:rsid="0060e666" style:font-style-asian="normal" style:font-name-complex="Arial" style:font-style-complex="normal"/>
    </style:style>
    <style:style style:name="T155" style:family="text">
      <style:text-properties fo:font-style="normal" officeooo:rsid="00aaa0c7" style:font-style-asian="normal" style:font-name-complex="Arial" style:font-style-complex="normal"/>
    </style:style>
    <style:style style:name="T156" style:family="text">
      <style:text-properties fo:font-style="normal" fo:font-weight="bold" officeooo:rsid="0037a429" style:font-style-asian="normal" style:font-weight-asian="bold" style:font-name-complex="Arial" style:font-style-complex="normal" style:font-weight-complex="bold"/>
    </style:style>
    <style:style style:name="T157" style:family="text">
      <style:text-properties fo:font-style="normal" fo:font-weight="bold" officeooo:rsid="006368b2" style:font-style-asian="normal" style:font-weight-asian="bold" style:font-name-complex="Arial" style:font-style-complex="normal" style:font-weight-complex="bold"/>
    </style:style>
    <style:style style:name="T158" style:family="text">
      <style:text-properties fo:font-style="normal" fo:font-weight="bold" officeooo:rsid="0080aa6f" style:font-style-asian="normal" style:font-weight-asian="bold" style:font-style-complex="normal" style:font-weight-complex="bold"/>
    </style:style>
    <style:style style:name="T159" style:family="text">
      <style:text-properties fo:font-style="normal" fo:font-weight="bold" officeooo:rsid="00ab8612" style:font-style-asian="normal" style:font-weight-asian="bold" style:font-style-complex="normal" style:font-weight-complex="bold"/>
    </style:style>
    <style:style style:name="T160" style:family="text">
      <style:text-properties fo:font-style="normal" fo:font-weight="bold" officeooo:rsid="00e763ff" style:font-style-asian="normal" style:font-weight-asian="bold" style:font-style-complex="normal" style:font-weight-complex="bold"/>
    </style:style>
    <style:style style:name="T161" style:family="text">
      <style:text-properties fo:font-style="normal" style:text-underline-style="solid" style:text-underline-width="auto" style:text-underline-color="font-color" officeooo:rsid="00724467" style:font-style-asian="normal" style:font-style-complex="normal"/>
    </style:style>
    <style:style style:name="T162" style:family="text">
      <style:text-properties fo:font-style="normal" style:text-underline-style="none" officeooo:rsid="00724467" style:font-style-asian="normal" style:font-style-complex="normal"/>
    </style:style>
    <style:style style:name="T163" style:family="text">
      <style:text-properties fo:font-style="normal" style:text-underline-style="none" officeooo:rsid="00724ddd" style:font-style-asian="normal" style:font-style-complex="normal"/>
    </style:style>
    <style:style style:name="T164" style:family="text">
      <style:text-properties officeooo:rsid="001d6277"/>
    </style:style>
    <style:style style:name="T165"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166"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167"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68" style:family="text">
      <style:text-properties fo:text-transform="uppercase" fo:color="#0000ff" style:font-name="Arial" fo:font-size="12pt" fo:language="pt" fo:country="BR" style:text-underline-style="solid" style:text-underline-width="auto" style:text-underline-color="font-color" fo:font-weight="bold" officeooo:rsid="00f07e69" style:font-name-asian="Times New Roman" style:font-size-asian="12pt" style:font-weight-asian="bold" style:font-name-complex="Arial" style:font-size-complex="10pt" style:language-complex="ar" style:country-complex="SA"/>
    </style:style>
    <style:style style:name="T169" style:family="text">
      <style:text-properties officeooo:rsid="002f193e"/>
    </style:style>
    <style:style style:name="T170" style:family="text">
      <style:text-properties officeooo:rsid="00309fc4"/>
    </style:style>
    <style:style style:name="T171" style:family="text">
      <style:text-properties officeooo:rsid="003e2b48"/>
    </style:style>
    <style:style style:name="T172" style:family="text">
      <style:text-properties officeooo:rsid="0045edfc"/>
    </style:style>
    <style:style style:name="T173" style:family="text">
      <style:text-properties officeooo:rsid="00477315"/>
    </style:style>
    <style:style style:name="T174" style:family="text">
      <style:text-properties officeooo:rsid="002ead45"/>
    </style:style>
    <style:style style:name="T175" style:family="text">
      <style:text-properties officeooo:rsid="0039200f"/>
    </style:style>
    <style:style style:name="T176" style:family="text">
      <style:text-properties style:font-name-complex="Arial"/>
    </style:style>
    <style:style style:name="T177" style:family="text">
      <style:text-properties officeooo:rsid="0033bc80" style:font-name-complex="Arial"/>
    </style:style>
    <style:style style:name="T178" style:family="text">
      <style:text-properties officeooo:rsid="0037a429" style:font-name-complex="Arial"/>
    </style:style>
    <style:style style:name="T179" style:family="text">
      <style:text-properties officeooo:rsid="0033bc80"/>
    </style:style>
    <style:style style:name="T180" style:family="text">
      <style:text-properties officeooo:rsid="0035e93f"/>
    </style:style>
    <style:style style:name="T181" style:family="text">
      <style:text-properties officeooo:rsid="00371724"/>
    </style:style>
    <style:style style:name="T182" style:family="text">
      <style:text-properties officeooo:rsid="0037a429"/>
    </style:style>
    <style:style style:name="T183" style:family="text">
      <style:text-properties style:text-position="sub 58%" fo:font-style="normal" officeooo:rsid="0033bc80" style:font-style-asian="normal" style:font-name-complex="Arial" style:font-style-complex="normal"/>
    </style:style>
    <style:style style:name="T184" style:family="text">
      <style:text-properties style:text-position="sub 58%" fo:font-style="normal" officeooo:rsid="0037a429" style:font-style-asian="normal" style:font-name-complex="Arial" style:font-style-complex="normal"/>
    </style:style>
    <style:style style:name="T185" style:family="text">
      <style:text-properties style:text-position="sub 58%" fo:font-style="normal" officeooo:rsid="006f90c8" style:font-style-asian="normal" style:font-style-complex="normal"/>
    </style:style>
    <style:style style:name="T186" style:family="text">
      <style:text-properties style:text-position="sub 58%" fo:font-style="normal" fo:font-weight="normal" officeooo:rsid="006f90c8" style:font-style-asian="normal" style:font-weight-asian="normal" style:font-style-complex="normal" style:font-weight-complex="normal"/>
    </style:style>
    <style:style style:name="T187" style:family="text">
      <style:text-properties style:text-position="sub 58%" fo:font-style="normal" fo:font-weight="normal" officeooo:rsid="007168ef" style:font-style-asian="normal" style:font-weight-asian="normal" style:font-style-complex="normal" style:font-weight-complex="normal"/>
    </style:style>
    <style:style style:name="T188" style:family="text">
      <style:text-properties style:text-position="sub 58%" fo:font-style="normal" style:text-underline-style="none" officeooo:rsid="00724ddd" style:font-style-asian="normal" style:font-style-complex="normal"/>
    </style:style>
    <style:style style:name="T189" style:family="text">
      <style:text-properties style:text-position="sub 58%" fo:font-weight="normal" officeooo:rsid="006f90c8" style:font-weight-asian="normal" style:font-weight-complex="normal"/>
    </style:style>
    <style:style style:name="T190" style:family="text">
      <style:text-properties style:text-position="0% 100%"/>
    </style:style>
    <style:style style:name="T191" style:family="text">
      <style:text-properties style:text-position="0% 100%" fo:font-style="normal" officeooo:rsid="0033bc80" style:font-style-asian="normal" style:font-name-complex="Arial" style:font-style-complex="normal"/>
    </style:style>
    <style:style style:name="T192" style:family="text">
      <style:text-properties style:text-position="0% 100%" fo:font-style="normal" officeooo:rsid="0037a429" style:font-style-asian="normal" style:font-name-complex="Arial" style:font-style-complex="normal"/>
    </style:style>
    <style:style style:name="T193" style:family="text">
      <style:text-properties style:text-position="0% 100%" fo:font-style="normal" officeooo:rsid="00b2e51a" style:font-style-asian="normal" style:font-name-complex="Arial" style:font-style-complex="normal"/>
    </style:style>
    <style:style style:name="T194" style:family="text">
      <style:text-properties style:text-position="0% 100%" fo:font-style="normal" officeooo:rsid="00b39ec3" style:font-style-asian="normal" style:font-name-complex="Arial" style:font-style-complex="normal"/>
    </style:style>
    <style:style style:name="T195" style:family="text">
      <style:text-properties style:text-position="0% 100%" fo:font-style="normal" officeooo:rsid="00b98365" style:font-style-asian="normal" style:font-name-complex="Arial" style:font-style-complex="normal"/>
    </style:style>
    <style:style style:name="T196" style:family="text">
      <style:text-properties style:text-position="0% 100%" fo:font-style="normal" officeooo:rsid="006f90c8" style:font-style-asian="normal" style:font-style-complex="normal"/>
    </style:style>
    <style:style style:name="T197" style:family="text">
      <style:text-properties style:text-position="0% 100%" fo:font-style="normal" officeooo:rsid="00ad81bc" style:font-style-asian="normal" style:font-style-complex="normal"/>
    </style:style>
    <style:style style:name="T198" style:family="text">
      <style:text-properties style:text-position="0% 100%" fo:font-style="normal" officeooo:rsid="00af23ed" style:font-style-asian="normal" style:font-style-complex="normal"/>
    </style:style>
    <style:style style:name="T199" style:family="text">
      <style:text-properties style:text-position="0% 100%" fo:font-style="normal" officeooo:rsid="00afa8c6" style:font-style-asian="normal" style:font-style-complex="normal"/>
    </style:style>
    <style:style style:name="T200" style:family="text">
      <style:text-properties style:text-position="0% 100%" fo:font-style="normal" officeooo:rsid="00b19e55" style:font-style-asian="normal" style:font-style-complex="normal"/>
    </style:style>
    <style:style style:name="T201" style:family="text">
      <style:text-properties style:text-position="0% 100%" fo:font-style="normal" officeooo:rsid="00b2e51a" style:font-style-asian="normal" style:font-style-complex="normal"/>
    </style:style>
    <style:style style:name="T202" style:family="text">
      <style:text-properties style:text-position="0% 100%" fo:font-style="normal" officeooo:rsid="00b3939e" style:font-style-asian="normal" style:font-style-complex="normal"/>
    </style:style>
    <style:style style:name="T203" style:family="text">
      <style:text-properties style:text-position="0% 100%" fo:font-style="normal" officeooo:rsid="00b39ec3" style:font-style-asian="normal" style:font-style-complex="normal"/>
    </style:style>
    <style:style style:name="T204" style:family="text">
      <style:text-properties style:text-position="0% 100%" fo:font-style="normal" officeooo:rsid="00b98365" style:font-style-asian="normal" style:font-style-complex="normal"/>
    </style:style>
    <style:style style:name="T205" style:family="text">
      <style:text-properties style:text-position="0% 100%" fo:font-style="normal" officeooo:rsid="00c12bca" style:font-style-asian="normal" style:font-style-complex="normal"/>
    </style:style>
    <style:style style:name="T206" style:family="text">
      <style:text-properties style:text-position="0% 100%" fo:font-style="normal" officeooo:rsid="00c3fc5b" style:font-style-asian="normal" style:font-style-complex="normal"/>
    </style:style>
    <style:style style:name="T207" style:family="text">
      <style:text-properties style:text-position="0% 100%" fo:font-style="normal" officeooo:rsid="00d15f70" style:font-style-asian="normal" style:font-style-complex="normal"/>
    </style:style>
    <style:style style:name="T208" style:family="text">
      <style:text-properties style:text-position="0% 100%" fo:font-style="normal" officeooo:rsid="00d8549c" style:font-style-asian="normal" style:font-style-complex="normal"/>
    </style:style>
    <style:style style:name="T209" style:family="text">
      <style:text-properties style:text-position="0% 100%" fo:font-style="normal" officeooo:rsid="00e763ff" style:font-style-asian="normal" style:font-style-complex="normal"/>
    </style:style>
    <style:style style:name="T210" style:family="text">
      <style:text-properties style:text-position="0% 100%" fo:font-style="normal" fo:font-weight="normal" officeooo:rsid="006f90c8" style:font-style-asian="normal" style:font-weight-asian="normal" style:font-style-complex="normal" style:font-weight-complex="normal"/>
    </style:style>
    <style:style style:name="T211" style:family="text">
      <style:text-properties style:text-position="0% 100%" fo:font-style="normal" fo:font-weight="normal" officeooo:rsid="007168ef" style:font-style-asian="normal" style:font-weight-asian="normal" style:font-style-complex="normal" style:font-weight-complex="normal"/>
    </style:style>
    <style:style style:name="T212"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13"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14"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15"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16"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17"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18"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19" style:family="text">
      <style:text-properties style:text-position="0% 100%" fo:font-style="normal" style:text-underline-style="none" officeooo:rsid="00724ddd" style:font-style-asian="normal" style:font-style-complex="normal"/>
    </style:style>
    <style:style style:name="T220"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21"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22"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23"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24"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25"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26"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27"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28" style:family="text">
      <style:text-properties style:text-position="0% 100%" fo:font-style="normal" fo:font-weight="bold" officeooo:rsid="00c3fc5b" style:font-style-asian="normal" style:font-weight-asian="bold" style:font-style-complex="normal" style:font-weight-complex="bold"/>
    </style:style>
    <style:style style:name="T229" style:family="text">
      <style:text-properties style:text-position="0% 100%" fo:font-style="italic" style:font-style-asian="italic" style:font-style-complex="italic"/>
    </style:style>
    <style:style style:name="T230" style:family="text">
      <style:text-properties style:text-position="0% 100%" fo:font-style="italic" officeooo:rsid="006f90c8" style:font-style-asian="italic" style:font-style-complex="italic"/>
    </style:style>
    <style:style style:name="T231" style:family="text">
      <style:text-properties style:text-position="0% 100%" fo:font-style="italic" officeooo:rsid="00ad81bc" style:font-style-asian="italic" style:font-style-complex="italic"/>
    </style:style>
    <style:style style:name="T232" style:family="text">
      <style:text-properties style:text-position="0% 100%" fo:font-style="italic" officeooo:rsid="00b19e55" style:font-style-asian="italic" style:font-style-complex="italic"/>
    </style:style>
    <style:style style:name="T233" style:family="text">
      <style:text-properties style:text-position="0% 100%" fo:font-style="italic" officeooo:rsid="00c3fc5b" style:font-style-asian="italic" style:font-style-complex="italic"/>
    </style:style>
    <style:style style:name="T234" style:family="text">
      <style:text-properties style:text-position="0% 100%" fo:font-style="italic" officeooo:rsid="00d8549c" style:font-style-asian="italic" style:font-style-complex="italic"/>
    </style:style>
    <style:style style:name="T235" style:family="text">
      <style:text-properties style:text-position="0% 100%" fo:font-style="italic" fo:font-weight="normal" officeooo:rsid="006f90c8" style:font-style-asian="italic" style:font-weight-asian="normal" style:font-style-complex="italic" style:font-weight-complex="normal"/>
    </style:style>
    <style:style style:name="T236" style:family="text">
      <style:text-properties style:text-position="0% 100%" fo:font-style="italic" fo:font-weight="normal" officeooo:rsid="007168ef" style:font-style-asian="italic" style:font-weight-asian="normal" style:font-style-complex="italic" style:font-weight-complex="normal"/>
    </style:style>
    <style:style style:name="T237"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38"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39" style:family="text">
      <style:text-properties style:text-position="0% 100%" fo:font-style="italic" style:text-underline-style="none" officeooo:rsid="00724ddd" style:font-style-asian="italic" style:font-style-complex="italic"/>
    </style:style>
    <style:style style:name="T240"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41"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42"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43" style:family="text">
      <style:text-properties style:text-position="0% 100%" style:font-name="Arial" fo:font-size="12pt" fo:font-style="normal" style:text-underline-style="none" officeooo:rsid="00724ddd" style:font-size-asian="12pt" style:font-style-asian="normal" style:font-style-complex="normal"/>
    </style:style>
    <style:style style:name="T244"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45"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46"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47"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48" style:family="text">
      <style:text-properties style:text-position="0% 100%" style:font-name="Arial" fo:font-style="normal" officeooo:rsid="00b2e51a" style:font-name-asian="Times New Roman" style:font-style-asian="normal" style:font-name-complex="Arial" style:font-style-complex="normal"/>
    </style:style>
    <style:style style:name="T249" style:family="text">
      <style:text-properties style:text-position="0% 100%" style:font-name="Arial" style:font-name-asian="Times New Roman" style:font-name-complex="Arial"/>
    </style:style>
    <style:style style:name="T250" style:family="text">
      <style:text-properties style:text-position="0% 100%" fo:font-weight="normal" officeooo:rsid="006f90c8" style:font-weight-asian="normal" style:font-weight-complex="normal"/>
    </style:style>
    <style:style style:name="T251" style:family="text">
      <style:text-properties style:text-position="0% 100%" fo:font-size="12pt" fo:font-style="normal" style:font-size-asian="12pt" style:font-style-asian="normal" style:font-size-complex="12pt" style:font-style-complex="normal"/>
    </style:style>
    <style:style style:name="T252" style:family="text">
      <style:text-properties style:text-position="0% 100%" fo:font-size="12pt" fo:font-style="normal" officeooo:rsid="007beb7c" style:font-size-asian="12pt" style:font-style-asian="normal" style:font-size-complex="12pt" style:font-style-complex="normal"/>
    </style:style>
    <style:style style:name="T253" style:family="text">
      <style:text-properties style:text-position="0% 100%" fo:font-size="12pt" fo:font-style="normal" officeooo:rsid="00831d89" style:font-size-asian="12pt" style:font-style-asian="normal" style:font-size-complex="12pt" style:font-style-complex="normal"/>
    </style:style>
    <style:style style:name="T254" style:family="text">
      <style:text-properties style:text-position="0% 100%" fo:font-size="12pt" fo:font-style="normal" officeooo:rsid="0084456d" style:font-size-asian="12pt" style:font-style-asian="normal" style:font-size-complex="12pt" style:font-style-complex="normal"/>
    </style:style>
    <style:style style:name="T255" style:family="text">
      <style:text-properties style:text-position="0% 100%" fo:font-size="12pt" fo:font-style="normal" officeooo:rsid="00848e7d" style:font-size-asian="12pt" style:font-style-asian="normal" style:font-size-complex="12pt" style:font-style-complex="normal"/>
    </style:style>
    <style:style style:name="T256" style:family="text">
      <style:text-properties style:text-position="0% 100%" fo:font-size="12pt" fo:font-style="normal" officeooo:rsid="0086fca7" style:font-size-asian="12pt" style:font-style-asian="normal" style:font-size-complex="12pt" style:font-style-complex="normal"/>
    </style:style>
    <style:style style:name="T257" style:family="text">
      <style:text-properties style:text-position="0% 100%" fo:font-size="12pt" fo:font-style="normal" officeooo:rsid="0087bddc" style:font-size-asian="12pt" style:font-style-asian="normal" style:font-size-complex="12pt" style:font-style-complex="normal"/>
    </style:style>
    <style:style style:name="T258" style:family="text">
      <style:text-properties style:text-position="0% 100%" fo:font-size="12pt" fo:font-style="normal" officeooo:rsid="00899a1c" style:font-size-asian="12pt" style:font-style-asian="normal" style:font-size-complex="12pt" style:font-style-complex="normal"/>
    </style:style>
    <style:style style:name="T259" style:family="text">
      <style:text-properties style:text-position="0% 100%" fo:font-size="12pt" fo:font-style="normal" officeooo:rsid="008a9af5" style:font-size-asian="12pt" style:font-style-asian="normal" style:font-size-complex="12pt" style:font-style-complex="normal"/>
    </style:style>
    <style:style style:name="T260" style:family="text">
      <style:text-properties style:text-position="0% 100%" fo:font-size="12pt" fo:font-style="normal" officeooo:rsid="008b7776" style:font-size-asian="12pt" style:font-style-asian="normal" style:font-size-complex="12pt" style:font-style-complex="normal"/>
    </style:style>
    <style:style style:name="T261"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262"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263"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264"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265"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266"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267"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268"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269"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270"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271"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272"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273"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274"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75" style:family="text">
      <style:text-properties style:text-position="0% 100%" fo:font-size="12pt" fo:font-style="italic" officeooo:rsid="00848e7d" style:font-size-asian="12pt" style:font-style-asian="italic" style:font-size-complex="12pt" style:font-style-complex="italic"/>
    </style:style>
    <style:style style:name="T276" style:family="text">
      <style:text-properties style:text-position="0% 100%" fo:font-size="12pt" fo:font-style="italic" officeooo:rsid="0086fca7" style:font-size-asian="12pt" style:font-style-asian="italic" style:font-size-complex="12pt" style:font-style-complex="italic"/>
    </style:style>
    <style:style style:name="T277" style:family="text">
      <style:text-properties style:text-position="0% 100%" fo:font-size="12pt" fo:font-style="italic" officeooo:rsid="008a9af5" style:font-size-asian="12pt" style:font-style-asian="italic" style:font-size-complex="12pt" style:font-style-complex="italic"/>
    </style:style>
    <style:style style:name="T278" style:family="text">
      <style:text-properties style:text-position="0% 100%" fo:font-size="12pt" fo:font-style="italic" officeooo:rsid="008b7776" style:font-size-asian="12pt" style:font-style-asian="italic" style:font-size-complex="12pt" style:font-style-complex="italic"/>
    </style:style>
    <style:style style:name="T279"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280"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281" style:family="text">
      <style:text-properties style:text-position="0% 100%" officeooo:rsid="00acd06c"/>
    </style:style>
    <style:style style:name="T282" style:family="text">
      <style:text-properties style:text-position="0% 100%" officeooo:rsid="00ad81bc"/>
    </style:style>
    <style:style style:name="T283" style:family="text">
      <style:text-properties style:text-position="0% 100%" officeooo:rsid="00afa8c6"/>
    </style:style>
    <style:style style:name="T284"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285"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286" style:family="text">
      <style:text-properties style:text-position="0% 100%" style:font-name="Arial1" style:font-name-asian="Arial1" style:font-name-complex="Arial1"/>
    </style:style>
    <style:style style:name="T287" style:family="text">
      <style:text-properties fo:font-weight="normal" style:font-weight-asian="normal" style:font-name-complex="Arial" style:font-weight-complex="normal"/>
    </style:style>
    <style:style style:name="T288" style:family="text">
      <style:text-properties fo:font-weight="normal" officeooo:rsid="005da0e4" style:font-weight-asian="normal" style:font-name-complex="Arial" style:font-weight-complex="normal"/>
    </style:style>
    <style:style style:name="T289" style:family="text">
      <style:text-properties fo:font-weight="normal" officeooo:rsid="00609eb4" style:font-weight-asian="normal" style:font-name-complex="Arial" style:font-weight-complex="normal"/>
    </style:style>
    <style:style style:name="T290" style:family="text">
      <style:text-properties fo:font-weight="normal" officeooo:rsid="0031c5db" style:font-weight-asian="normal" style:font-name-complex="Arial" style:font-weight-complex="normal"/>
    </style:style>
    <style:style style:name="T291" style:family="text">
      <style:text-properties fo:font-weight="normal" officeooo:rsid="0091da4b" style:font-weight-asian="normal" style:font-name-complex="Arial" style:font-weight-complex="normal"/>
    </style:style>
    <style:style style:name="T292" style:family="text">
      <style:text-properties fo:font-weight="normal" officeooo:rsid="0060e666" style:font-weight-asian="normal" style:font-weight-complex="normal"/>
    </style:style>
    <style:style style:name="T293" style:family="text">
      <style:text-properties officeooo:rsid="003d22c9"/>
    </style:style>
    <style:style style:name="T294" style:family="text">
      <style:text-properties style:font-name="Arial" style:font-name-asian="Times New Roman" style:font-name-complex="Arial"/>
    </style:style>
    <style:style style:name="T295" style:family="text">
      <style:text-properties style:font-name="Arial" officeooo:rsid="006ea126" style:font-name-asian="Times New Roman" style:font-name-complex="Arial"/>
    </style:style>
    <style:style style:name="T296" style:family="text">
      <style:text-properties style:font-name="Arial" officeooo:rsid="006ecb87" style:font-name-asian="Times New Roman" style:font-name-complex="Arial"/>
    </style:style>
    <style:style style:name="T297" style:family="text">
      <style:text-properties style:font-name="Arial" officeooo:rsid="0068e433" style:font-name-asian="Times New Roman" style:font-name-complex="Arial"/>
    </style:style>
    <style:style style:name="T298" style:family="text">
      <style:text-properties style:font-name="Arial" officeooo:rsid="006a5ac9" style:font-name-asian="Times New Roman" style:font-name-complex="Arial"/>
    </style:style>
    <style:style style:name="T299" style:family="text">
      <style:text-properties style:font-name="Arial" officeooo:rsid="00401f98" style:font-name-asian="Times New Roman" style:font-name-complex="Arial"/>
    </style:style>
    <style:style style:name="T300" style:family="text">
      <style:text-properties style:font-name="Arial" officeooo:rsid="00561946" style:font-name-asian="Times New Roman" style:font-name-complex="Arial"/>
    </style:style>
    <style:style style:name="T301" style:family="text">
      <style:text-properties style:font-name="Arial" officeooo:rsid="00428f1f" style:font-name-asian="Times New Roman" style:font-name-complex="Arial"/>
    </style:style>
    <style:style style:name="T302" style:family="text">
      <style:text-properties style:font-name="Arial" officeooo:rsid="0062ebef" style:font-name-asian="Times New Roman" style:font-name-complex="Arial"/>
    </style:style>
    <style:style style:name="T303" style:family="text">
      <style:text-properties style:font-name="Arial" officeooo:rsid="00468898" style:font-name-asian="Times New Roman" style:font-name-complex="Arial"/>
    </style:style>
    <style:style style:name="T304" style:family="text">
      <style:text-properties style:font-name="Arial" officeooo:rsid="0046c2d1" style:font-name-asian="Times New Roman" style:font-name-complex="Arial"/>
    </style:style>
    <style:style style:name="T305" style:family="text">
      <style:text-properties style:font-name="Arial" officeooo:rsid="004f0fe1" style:font-name-asian="Times New Roman" style:font-name-complex="Arial"/>
    </style:style>
    <style:style style:name="T306" style:family="text">
      <style:text-properties style:font-name="Arial" officeooo:rsid="00545491" style:font-name-asian="Times New Roman" style:font-name-complex="Arial"/>
    </style:style>
    <style:style style:name="T307" style:family="text">
      <style:text-properties style:font-name="Arial" officeooo:rsid="00494f91" style:font-name-asian="Times New Roman" style:font-name-complex="Arial"/>
    </style:style>
    <style:style style:name="T308" style:family="text">
      <style:text-properties style:font-name="Arial" officeooo:rsid="005a8de5" style:font-name-asian="Times New Roman" style:font-name-complex="Arial"/>
    </style:style>
    <style:style style:name="T309" style:family="text">
      <style:text-properties style:font-name="Arial" officeooo:rsid="005b7af2" style:font-name-asian="Times New Roman" style:font-name-complex="Arial"/>
    </style:style>
    <style:style style:name="T310" style:family="text">
      <style:text-properties style:font-name="Arial" officeooo:rsid="005d47ad" style:font-name-asian="Times New Roman" style:font-name-complex="Arial"/>
    </style:style>
    <style:style style:name="T311" style:family="text">
      <style:text-properties style:font-name="Arial" officeooo:rsid="005f4aed" style:font-name-asian="Times New Roman" style:font-name-complex="Arial"/>
    </style:style>
    <style:style style:name="T312" style:family="text">
      <style:text-properties style:font-name="Arial" fo:font-style="italic" style:font-name-asian="Times New Roman" style:font-style-asian="italic" style:font-name-complex="Arial" style:font-style-complex="italic"/>
    </style:style>
    <style:style style:name="T313" style:family="text">
      <style:text-properties style:font-name="Arial" fo:font-style="italic" officeooo:rsid="00428f1f" style:font-name-asian="Times New Roman" style:font-style-asian="italic" style:font-name-complex="Arial" style:font-style-complex="italic"/>
    </style:style>
    <style:style style:name="T314" style:family="text">
      <style:text-properties style:font-name="Arial" fo:font-style="italic" officeooo:rsid="00468898" style:font-name-asian="Times New Roman" style:font-style-asian="italic" style:font-name-complex="Arial" style:font-style-complex="italic"/>
    </style:style>
    <style:style style:name="T315" style:family="text">
      <style:text-properties style:font-name="Arial" fo:font-style="italic" officeooo:rsid="004f0fe1" style:font-name-asian="Times New Roman" style:font-style-asian="italic" style:font-name-complex="Arial" style:font-style-complex="italic"/>
    </style:style>
    <style:style style:name="T316" style:family="text">
      <style:text-properties style:font-name="Arial" fo:font-style="italic" officeooo:rsid="006c2668" style:font-name-asian="Times New Roman" style:font-style-asian="italic" style:font-name-complex="Arial" style:font-style-complex="italic"/>
    </style:style>
    <style:style style:name="T317" style:family="text">
      <style:text-properties style:font-name="Arial" fo:font-style="italic" officeooo:rsid="006ea126" style:font-name-asian="Times New Roman" style:font-style-asian="italic" style:font-name-complex="Arial" style:font-style-complex="italic"/>
    </style:style>
    <style:style style:name="T318" style:family="text">
      <style:text-properties style:font-name="Arial" fo:font-style="italic" officeooo:rsid="0068e433" style:font-name-asian="Times New Roman" style:font-style-asian="italic" style:font-name-complex="Arial" style:font-style-complex="italic"/>
    </style:style>
    <style:style style:name="T319" style:family="text">
      <style:text-properties style:font-name="Arial" fo:font-style="italic" officeooo:rsid="00494f91" style:font-name-asian="Times New Roman" style:font-style-asian="italic" style:font-name-complex="Arial" style:font-style-complex="italic"/>
    </style:style>
    <style:style style:name="T320"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21"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22"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23"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24"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25"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26"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27"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28"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29" style:family="text">
      <style:text-properties style:font-name="Arial" fo:font-size="12pt" fo:font-style="normal" style:font-size-asian="12pt" style:font-style-asian="normal" style:font-style-complex="normal"/>
    </style:style>
    <style:style style:name="T330" style:family="text">
      <style:text-properties style:font-name="Arial" fo:font-size="12pt" fo:font-style="normal" officeooo:rsid="00742e11" style:font-size-asian="12pt" style:font-style-asian="normal" style:font-style-complex="normal"/>
    </style:style>
    <style:style style:name="T331" style:family="text">
      <style:text-properties style:font-name="Arial" fo:font-size="12pt" fo:font-style="normal" officeooo:rsid="007466b1" style:font-size-asian="12pt" style:font-style-asian="normal" style:font-style-complex="normal"/>
    </style:style>
    <style:style style:name="T332"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33"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34"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35" style:family="text">
      <style:text-properties style:font-name="Arial" fo:font-size="12pt" fo:font-style="italic" style:font-size-asian="12pt" style:font-style-asian="italic"/>
    </style:style>
    <style:style style:name="T336" style:family="text">
      <style:text-properties style:font-name="Arial" fo:font-size="12pt" fo:font-style="italic" officeooo:rsid="00742e11" style:font-size-asian="12pt" style:font-style-asian="italic"/>
    </style:style>
    <style:style style:name="T337" style:family="text">
      <style:text-properties style:font-name="Arial" fo:font-size="12pt" fo:font-style="italic" officeooo:rsid="00742e11" style:font-size-asian="12pt" style:font-style-asian="italic" style:font-style-complex="italic"/>
    </style:style>
    <style:style style:name="T338" style:family="text">
      <style:text-properties style:font-name="Arial" fo:font-size="12pt" style:font-size-asian="12pt"/>
    </style:style>
    <style:style style:name="T339" style:family="text">
      <style:text-properties style:font-name="Arial" fo:font-size="12pt" officeooo:rsid="00742e11" style:font-size-asian="12pt"/>
    </style:style>
    <style:style style:name="T340" style:family="text">
      <style:text-properties style:font-name="Arial" fo:font-size="12pt" officeooo:rsid="00746284" style:font-size-asian="12pt"/>
    </style:style>
    <style:style style:name="T341" style:family="text">
      <style:text-properties style:font-name="Arial" fo:font-size="12pt" fo:font-weight="normal" officeooo:rsid="00ed2c89" style:font-size-asian="12pt" style:font-weight-asian="normal" style:font-weight-complex="normal"/>
    </style:style>
    <style:style style:name="T342" style:family="text">
      <style:text-properties style:font-name="Arial" fo:font-weight="bold" officeooo:rsid="005d47ad" style:font-name-asian="Times New Roman" style:font-weight-asian="bold" style:font-name-complex="Arial" style:font-weight-complex="bold"/>
    </style:style>
    <style:style style:name="T343" style:family="text">
      <style:text-properties style:font-name="Arial" fo:font-weight="bold" officeooo:rsid="006368b2" style:font-name-asian="Times New Roman" style:font-weight-asian="bold" style:font-name-complex="Arial" style:font-weight-complex="bold"/>
    </style:style>
    <style:style style:name="T344" style:family="text">
      <style:text-properties style:font-name="Arial" fo:font-weight="normal" officeooo:rsid="005d47ad" style:font-name-asian="Times New Roman" style:font-weight-asian="normal" style:font-name-complex="Arial" style:font-weight-complex="normal"/>
    </style:style>
    <style:style style:name="T345" style:family="text">
      <style:text-properties style:font-name="Arial" fo:font-weight="normal" officeooo:rsid="005e1646" style:font-name-asian="Times New Roman" style:font-weight-asian="normal" style:font-name-complex="Arial" style:font-weight-complex="normal"/>
    </style:style>
    <style:style style:name="T346" style:family="text">
      <style:text-properties style:font-name="Arial1" officeooo:rsid="00401f98" style:font-name-asian="Arial1" style:font-name-complex="Arial1"/>
    </style:style>
    <style:style style:name="T347" style:family="text">
      <style:text-properties style:font-name="Arial1" officeooo:rsid="00581d50" style:font-name-asian="Arial1" style:font-name-complex="Arial1"/>
    </style:style>
    <style:style style:name="T348"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349"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350"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351"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352"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353"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354" style:family="text">
      <style:text-properties style:font-name="Arial1" fo:font-size="12pt" fo:font-style="italic" officeooo:rsid="00742e11" style:font-name-asian="Arial1" style:font-size-asian="12pt" style:font-style-asian="italic" style:font-name-complex="Arial1"/>
    </style:style>
    <style:style style:name="T355" style:family="text">
      <style:text-properties style:font-name="Arial1" fo:font-size="12pt" fo:font-style="italic" officeooo:rsid="00742e11" style:font-name-asian="Times New Roman" style:font-size-asian="12pt" style:font-style-asian="italic" style:font-name-complex="Arial"/>
    </style:style>
    <style:style style:name="T356"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357"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358" style:family="text">
      <style:text-properties officeooo:rsid="00525f22"/>
    </style:style>
    <style:style style:name="T359" style:family="text">
      <style:text-properties officeooo:rsid="0057bdb1"/>
    </style:style>
    <style:style style:name="T360" style:family="text">
      <style:text-properties officeooo:rsid="0062ebef"/>
    </style:style>
    <style:style style:name="T361" style:family="text">
      <style:text-properties officeooo:rsid="006c2668"/>
    </style:style>
    <style:style style:name="T362" style:family="text">
      <style:text-properties fo:font-size="12pt" fo:font-style="normal" style:font-size-asian="12pt" style:font-style-asian="normal" style:font-size-complex="12pt" style:font-style-complex="normal"/>
    </style:style>
    <style:style style:name="T363" style:family="text">
      <style:text-properties fo:font-size="12pt" fo:font-style="normal" officeooo:rsid="006f1f7e" style:font-size-asian="12pt" style:font-style-asian="normal" style:font-size-complex="12pt" style:font-style-complex="normal"/>
    </style:style>
    <style:style style:name="T364" style:family="text">
      <style:text-properties fo:font-size="12pt" fo:font-style="normal" officeooo:rsid="00559ee3" style:font-size-asian="12pt" style:font-style-asian="normal" style:font-size-complex="12pt" style:font-style-complex="normal"/>
    </style:style>
    <style:style style:name="T365" style:family="text">
      <style:text-properties fo:font-size="12pt" fo:font-style="normal" officeooo:rsid="005a8de5" style:font-size-asian="12pt" style:font-style-asian="normal" style:font-size-complex="12pt" style:font-style-complex="normal"/>
    </style:style>
    <style:style style:name="T366" style:family="text">
      <style:text-properties fo:font-size="12pt" fo:font-style="normal" officeooo:rsid="005b7af2" style:font-size-asian="12pt" style:font-style-asian="normal" style:font-size-complex="12pt" style:font-style-complex="normal"/>
    </style:style>
    <style:style style:name="T367" style:family="text">
      <style:text-properties fo:font-size="12pt" fo:font-style="normal" officeooo:rsid="00494f91" style:font-size-asian="12pt" style:font-style-asian="normal" style:font-size-complex="12pt" style:font-style-complex="normal"/>
    </style:style>
    <style:style style:name="T368" style:family="text">
      <style:text-properties fo:font-size="12pt" fo:font-style="normal" officeooo:rsid="005d47ad" style:font-size-asian="12pt" style:font-style-asian="normal" style:font-size-complex="12pt" style:font-style-complex="normal"/>
    </style:style>
    <style:style style:name="T369" style:family="text">
      <style:text-properties fo:font-size="12pt" fo:font-style="normal" officeooo:rsid="007beb7c" style:font-size-asian="12pt" style:font-style-asian="normal" style:font-size-complex="12pt" style:font-style-complex="normal"/>
    </style:style>
    <style:style style:name="T370" style:family="text">
      <style:text-properties fo:font-size="12pt" fo:font-style="normal" fo:font-weight="bold" style:font-size-asian="12pt" style:font-style-asian="normal" style:font-weight-asian="bold" style:font-size-complex="12pt" style:font-style-complex="normal" style:font-weight-complex="bold"/>
    </style:style>
    <style:style style:name="T371" style:family="text">
      <style:text-properties fo:font-size="12pt" fo:font-style="italic" style:font-size-asian="12pt" style:font-style-asian="italic" style:font-size-complex="12pt" style:font-style-complex="italic"/>
    </style:style>
    <style:style style:name="T372" style:family="text">
      <style:text-properties fo:font-size="12pt" fo:font-style="italic" officeooo:rsid="006f1f7e" style:font-size-asian="12pt" style:font-style-asian="italic" style:font-size-complex="12pt" style:font-style-complex="italic"/>
    </style:style>
    <style:style style:name="T373" style:family="text">
      <style:text-properties fo:font-size="12pt" fo:font-style="italic" officeooo:rsid="007beb7c" style:font-size-asian="12pt" style:font-style-asian="italic" style:font-size-complex="12pt" style:font-style-complex="italic"/>
    </style:style>
    <style:style style:name="T374" style:family="text">
      <style:text-properties fo:font-size="12pt" style:font-size-asian="12pt"/>
    </style:style>
    <style:style style:name="T375" style:family="text">
      <style:text-properties fo:font-size="12pt" officeooo:rsid="0077766b" style:font-size-asian="12pt"/>
    </style:style>
    <style:style style:name="T376" style:family="text">
      <style:text-properties fo:font-size="12pt" officeooo:rsid="00e5b054" style:font-size-asian="12pt"/>
    </style:style>
    <style:style style:name="T377" style:family="text">
      <style:text-properties fo:font-size="12pt" fo:font-weight="normal" style:font-size-asian="12pt" style:font-weight-asian="normal" style:font-weight-complex="normal"/>
    </style:style>
    <style:style style:name="T378" style:family="text">
      <style:text-properties fo:font-size="12pt" fo:font-weight="normal" officeooo:rsid="0077766b" style:font-size-asian="12pt" style:font-weight-asian="normal" style:font-weight-complex="normal"/>
    </style:style>
    <style:style style:name="T379" style:family="text">
      <style:text-properties fo:font-size="12pt" fo:font-weight="normal" officeooo:rsid="00e5b054" style:font-size-asian="12pt" style:font-weight-asian="normal" style:font-weight-complex="normal"/>
    </style:style>
    <style:style style:name="T380" style:family="text">
      <style:text-properties fo:font-weight="bold" style:font-weight-asian="bold" style:font-name-complex="Arial" style:font-weight-complex="bold"/>
    </style:style>
    <style:style style:name="T381" style:family="text">
      <style:text-properties fo:font-weight="bold" officeooo:rsid="0031c5db" style:font-weight-asian="bold" style:font-name-complex="Arial" style:font-weight-complex="bold"/>
    </style:style>
    <style:style style:name="T382" style:family="text">
      <style:text-properties fo:font-weight="bold" officeooo:rsid="004b8c2a" style:font-weight-asian="bold" style:font-name-complex="Arial" style:font-weight-complex="bold"/>
    </style:style>
    <style:style style:name="T383" style:family="text">
      <style:text-properties fo:font-weight="bold" officeooo:rsid="006368b2" style:font-weight-asian="bold" style:font-name-complex="Arial" style:font-weight-complex="bold"/>
    </style:style>
    <style:style style:name="T384" style:family="text">
      <style:text-properties fo:font-weight="bold" officeooo:rsid="005da0e4" style:font-weight-asian="bold" style:font-name-complex="Arial" style:font-weight-complex="bold"/>
    </style:style>
    <style:style style:name="T385" style:family="text">
      <style:text-properties fo:font-weight="bold" officeooo:rsid="0091da4b" style:font-weight-asian="bold" style:font-name-complex="Arial" style:font-weight-complex="bold"/>
    </style:style>
    <style:style style:name="T386" style:family="text">
      <style:text-properties fo:font-weight="bold" officeooo:rsid="003d22c9" style:font-weight-asian="bold" style:font-weight-complex="bold"/>
    </style:style>
    <style:style style:name="T387" style:family="text">
      <style:text-properties fo:font-weight="bold" officeooo:rsid="0060e666" style:font-weight-asian="bold" style:font-weight-complex="bold"/>
    </style:style>
    <style:style style:name="T388" style:family="text">
      <style:text-properties fo:font-weight="bold" officeooo:rsid="006368b2" style:font-weight-asian="bold" style:font-weight-complex="bold"/>
    </style:style>
    <style:style style:name="T389" style:family="text">
      <style:text-properties fo:font-weight="bold" officeooo:rsid="00ceab79" style:font-weight-asian="bold" style:font-weight-complex="bold"/>
    </style:style>
    <style:style style:name="T390" style:family="text">
      <style:text-properties fo:font-weight="bold" officeooo:rsid="00e763ff" style:font-weight-asian="bold" style:font-weight-complex="bold"/>
    </style:style>
    <style:style style:name="T391" style:family="text">
      <style:text-properties officeooo:rsid="00530012"/>
    </style:style>
    <style:style style:name="T392" style:family="text">
      <style:text-properties officeooo:rsid="00537fc8"/>
    </style:style>
    <style:style style:name="T393" style:family="text">
      <style:text-properties officeooo:rsid="0054555e"/>
    </style:style>
    <style:style style:name="T394" style:family="text">
      <style:text-properties officeooo:rsid="005a8de5"/>
    </style:style>
    <style:style style:name="T395" style:family="text">
      <style:text-properties style:text-line-through-style="solid" style:text-line-through-type="single" style:font-name="Arial" officeooo:rsid="005b7af2" style:font-name-asian="Times New Roman" style:font-name-complex="Arial"/>
    </style:style>
    <style:style style:name="T396" style:family="text">
      <style:text-properties style:text-line-through-style="solid" style:text-line-through-type="single" style:font-name="Arial" officeooo:rsid="005a8de5" style:font-name-asian="Times New Roman" style:font-name-complex="Arial"/>
    </style:style>
    <style:style style:name="T397"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398"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399" style:family="text">
      <style:text-properties style:text-line-through-style="solid" style:text-line-through-type="single" officeooo:rsid="005b7af2"/>
    </style:style>
    <style:style style:name="T400" style:family="text">
      <style:text-properties style:text-line-through-style="solid" style:text-line-through-type="single" officeooo:rsid="005a8de5"/>
    </style:style>
    <style:style style:name="T401" style:family="text">
      <style:text-properties style:text-line-through-style="solid" style:text-line-through-type="single" officeooo:rsid="004f0fe1"/>
    </style:style>
    <style:style style:name="T402" style:family="text">
      <style:text-properties style:text-line-through-style="none" style:text-line-through-type="none" style:font-name="Arial" officeooo:rsid="005b7af2" style:font-name-asian="Times New Roman" style:font-name-complex="Arial"/>
    </style:style>
    <style:style style:name="T403"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04"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05" style:family="text">
      <style:text-properties style:text-line-through-style="none" style:text-line-through-type="none" officeooo:rsid="005b7af2"/>
    </style:style>
    <style:style style:name="T406" style:family="text">
      <style:text-properties style:text-line-through-style="none" style:text-line-through-type="none" officeooo:rsid="005d47ad"/>
    </style:style>
    <style:style style:name="T407" style:family="text">
      <style:text-properties officeooo:rsid="004f0fe1"/>
    </style:style>
    <style:style style:name="T408" style:family="text">
      <style:text-properties style:font-name="Liberation Serif" fo:font-size="12pt" officeooo:rsid="00746284" style:font-name-asian="Liberation Serif" style:font-size-asian="12pt" style:font-name-complex="Liberation Serif"/>
    </style:style>
    <style:style style:name="T409" style:family="text">
      <style:text-properties officeooo:rsid="0060e666"/>
    </style:style>
    <style:style style:name="T410" style:family="text">
      <style:text-properties officeooo:rsid="0062b75e"/>
    </style:style>
    <style:style style:name="T411" style:family="text">
      <style:text-properties officeooo:rsid="006f90c8"/>
    </style:style>
    <style:style style:name="T412" style:family="text">
      <style:text-properties officeooo:rsid="007c7cb4"/>
    </style:style>
    <style:style style:name="T413" style:family="text">
      <style:text-properties officeooo:rsid="007e683b"/>
    </style:style>
    <style:style style:name="T414" style:family="text">
      <style:text-properties officeooo:rsid="007fa50e"/>
    </style:style>
    <style:style style:name="T415" style:family="text">
      <style:text-properties officeooo:rsid="00899a1c"/>
    </style:style>
    <style:style style:name="T416" style:family="text">
      <style:text-properties officeooo:rsid="008d97f8"/>
    </style:style>
    <style:style style:name="T417" style:family="text">
      <style:text-properties officeooo:rsid="008f1cf2"/>
    </style:style>
    <style:style style:name="T418" style:family="text">
      <style:text-properties officeooo:rsid="0090ca66"/>
    </style:style>
    <style:style style:name="T419" style:family="text">
      <style:text-properties officeooo:rsid="0091739f"/>
    </style:style>
    <style:style style:name="T420" style:family="text">
      <style:text-properties officeooo:rsid="0091da4b"/>
    </style:style>
    <style:style style:name="T421" style:family="text">
      <style:text-properties officeooo:rsid="00965007"/>
    </style:style>
    <style:style style:name="T422" style:family="text">
      <style:text-properties officeooo:rsid="00acd06c"/>
    </style:style>
    <style:style style:name="T423" style:family="text">
      <style:text-properties officeooo:rsid="00afa8c6"/>
    </style:style>
    <style:style style:name="T424" style:family="text">
      <style:text-properties officeooo:rsid="00b5e158"/>
    </style:style>
    <style:style style:name="T425" style:family="text">
      <style:text-properties officeooo:rsid="00b881d0"/>
    </style:style>
    <style:style style:name="T426" style:family="text">
      <style:text-properties officeooo:rsid="00b98365"/>
    </style:style>
    <style:style style:name="T427" style:family="text">
      <style:text-properties officeooo:rsid="00bb5cba"/>
    </style:style>
    <style:style style:name="T428" style:family="text">
      <style:text-properties officeooo:rsid="00bcfbfa"/>
    </style:style>
    <style:style style:name="T429" style:family="text">
      <style:text-properties officeooo:rsid="00bdb979"/>
    </style:style>
    <style:style style:name="T430" style:family="text">
      <style:text-properties officeooo:rsid="00c6665f"/>
    </style:style>
    <style:style style:name="T431" style:family="text">
      <style:text-properties officeooo:rsid="00cb7b30"/>
    </style:style>
    <style:style style:name="T432" style:family="text">
      <style:text-properties officeooo:rsid="00ccf9e6"/>
    </style:style>
    <style:style style:name="T433" style:family="text">
      <style:text-properties officeooo:rsid="00ceab79"/>
    </style:style>
    <style:style style:name="T434" style:family="text">
      <style:text-properties officeooo:rsid="00db1fa4"/>
    </style:style>
    <style:style style:name="T435" style:family="text">
      <style:text-properties officeooo:rsid="00dde52a"/>
    </style:style>
    <style:style style:name="T436" style:family="text">
      <style:text-properties style:font-name-asian="Times New Roman" style:font-name-complex="Arial"/>
    </style:style>
    <style:style style:name="T437" style:family="text">
      <style:text-properties officeooo:rsid="0057bdb1" style:font-name-asian="Times New Roman" style:font-name-complex="Arial"/>
    </style:style>
    <style:style style:name="T438" style:family="text">
      <style:text-properties officeooo:rsid="00dfb5d7"/>
    </style:style>
    <style:style style:name="T439" style:family="text">
      <style:text-properties officeooo:rsid="00e2514d"/>
    </style:style>
    <style:style style:name="T440" style:family="text">
      <style:text-properties officeooo:rsid="00e2bc16"/>
    </style:style>
    <style:style style:name="T441" style:family="text">
      <style:text-properties officeooo:rsid="00e32136"/>
    </style:style>
    <style:style style:name="T442" style:family="text">
      <style:text-properties officeooo:rsid="00e42ff1"/>
    </style:style>
    <style:style style:name="T443" style:family="text">
      <style:text-properties officeooo:rsid="00e763ff"/>
    </style:style>
    <style:style style:name="T444" style:family="text">
      <style:text-properties officeooo:rsid="00ed2c89"/>
    </style:style>
    <style:style style:name="T445" style:family="text">
      <style:text-properties fo:font-variant="normal" fo:text-transform="none" fo:color="#000000" style:font-name="sans-serif" fo:font-size="14pt" fo:letter-spacing="normal" fo:font-style="normal" fo:font-weight="normal"/>
    </style:style>
    <style:style style:name="T446" style:family="text">
      <style:text-properties fo:font-variant="normal" fo:text-transform="none" fo:color="#000000" style:font-name="sans-serif" fo:font-size="14pt" fo:letter-spacing="normal" fo:font-style="normal" fo:font-weight="normal" officeooo:rsid="00ed2c89"/>
    </style:style>
    <style:style style:name="T447" style:family="text">
      <style:text-properties fo:font-variant="normal" fo:text-transform="none" fo:color="#000000" style:font-name="sans-serif" fo:font-size="14pt" fo:letter-spacing="normal" fo:font-style="normal" fo:font-weight="normal" officeooo:rsid="00f0369e"/>
    </style:style>
    <style:style style:name="T448" style:family="text">
      <style:text-properties fo:font-variant="normal" fo:text-transform="none" fo:color="#000000" style:font-name="sans-serif" fo:font-size="14pt" fo:letter-spacing="normal" fo:font-style="normal" fo:font-weight="normal" officeooo:rsid="00f19903"/>
    </style:style>
    <style:style style:name="T449" style:family="text">
      <style:text-properties fo:font-variant="normal" fo:text-transform="none" fo:color="#000000" style:font-name="sans-serif" fo:font-size="14pt" fo:letter-spacing="normal" fo:font-style="normal" fo:font-weight="normal" officeooo:rsid="00f8f27f"/>
    </style:style>
    <style:style style:name="T450" style:family="text">
      <style:text-properties fo:font-variant="normal" fo:text-transform="none" fo:color="#000000" style:font-name="sans-serif" fo:font-size="14pt" fo:letter-spacing="normal" fo:font-style="normal" fo:font-weight="normal" officeooo:rsid="010a031d"/>
    </style:style>
    <style:style style:name="T451" style:family="text">
      <style:text-properties fo:font-variant="normal" fo:text-transform="none" fo:color="#000000" style:font-name="sans-serif" fo:font-size="14pt" fo:letter-spacing="normal" fo:font-style="normal" fo:font-weight="normal" officeooo:rsid="010d2500"/>
    </style:style>
    <style:style style:name="T452" style:family="text">
      <style:text-properties fo:font-variant="normal" fo:text-transform="none" fo:color="#000000" style:font-name="sans-serif" fo:font-size="14pt" fo:letter-spacing="normal" fo:language="pt" fo:country="BR" fo:font-style="normal" fo:font-weight="normal" officeooo:rsid="00ed2c89" style:font-name-asian="Times New Roman" style:font-size-asian="12pt" style:font-name-complex="Arial" style:font-size-complex="10pt" style:language-complex="ar" style:country-complex="SA"/>
    </style:style>
    <style:style style:name="T453" style:family="text">
      <style:text-properties fo:font-variant="normal" fo:text-transform="none" fo:color="#000000" style:font-name="sans-serif" fo:font-size="14pt" fo:letter-spacing="normal" fo:language="pt" fo:country="BR" fo:font-style="normal" fo:font-weight="normal" officeooo:rsid="00f8f27f" style:font-name-asian="Times New Roman" style:font-size-asian="12pt" style:font-name-complex="Arial" style:font-size-complex="10pt" style:language-complex="ar" style:country-complex="SA"/>
    </style:style>
    <style:style style:name="T454" style:family="text">
      <style:text-properties fo:color="#000000" style:font-name="sans-serif" fo:font-size="14pt" fo:letter-spacing="normal" fo:font-weight="normal"/>
    </style:style>
    <style:style style:name="T455" style:family="text">
      <style:text-properties officeooo:rsid="00f0369e"/>
    </style:style>
    <style:style style:name="T456" style:family="text">
      <style:text-properties style:font-name="Liberation Mono" fo:font-size="11pt" fo:font-style="normal" fo:font-weight="normal" officeooo:rsid="00f07e69" style:font-size-asian="11pt" style:font-style-asian="normal" style:font-weight-asian="normal" style:font-style-complex="normal"/>
    </style:style>
    <style:style style:name="T457" style:family="text">
      <style:text-properties officeooo:rsid="00f10299"/>
    </style:style>
    <style:style style:name="T458" style:family="text">
      <style:text-properties officeooo:rsid="00f8f27f"/>
    </style:style>
    <style:style style:name="T459" style:family="text">
      <style:text-properties officeooo:rsid="00fdaf82"/>
    </style:style>
    <style:style style:name="T460" style:family="text">
      <style:text-properties officeooo:rsid="0108a97a"/>
    </style:style>
    <style:style style:name="T461" style:family="text">
      <style:text-properties officeooo:rsid="010a031d"/>
    </style:style>
    <style:style style:name="T462" style:family="text">
      <style:text-properties officeooo:rsid="010ab7e8"/>
    </style:style>
    <style:style style:name="T463" style:family="text">
      <style:text-properties style:font-name="Arial1" officeooo:rsid="00fdaf82" style:font-name-asian="Arial1" style:font-name-complex="Arial1"/>
    </style:style>
    <style:style style:name="T464" style:family="text">
      <style:text-properties officeooo:rsid="010bf8e9"/>
    </style:style>
    <style:style style:name="T465"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5"/>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15">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15">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12">A Deus, que sempre iluminou a minha caminhada.</text:p>
      <text:p text:style-name="P112"/>
      <text:p text:style-name="P112">A meu Orientador Altobelli de brito Mantuan pelo estímulo e atenção que me concedeu durante o curso.</text:p>
      <text:p text:style-name="P112"/>
      <text:p text:style-name="P112">Aos Colegas de curso pelo incentivo e troca de experiências.</text:p>
      <text:p text:style-name="P112"/>
      <text:p text:style-name="P112">A todos os meus familiares e amigos pelo apoio e colaboração.</text:p>
      <text:p text:style-name="P113"/>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2"><text:a xlink:type="simple" xlink:href="#__RefHeading___Toc378694359" text:style-name="Index_20_Link" text:visited-style-name="Index_20_Link"><text:s/>RESUMO<text:tab/>7</text:a></text:p>
          <text:p text:style-name="P242"><text:a xlink:type="simple" xlink:href="#__RefHeading___Toc378694360" text:style-name="Index_20_Link" text:visited-style-name="Index_20_Link"><text:s/>ABSTRACT<text:tab/>8</text:a></text:p>
          <text:p text:style-name="P242"><text:a xlink:type="simple" xlink:href="#__RefHeading___Toc2749_2898442780" text:style-name="Index_20_Link" text:visited-style-name="Index_20_Link"><text:s text:c="2"/>SUMÁRIO<text:tab/>9</text:a></text:p>
          <text:p text:style-name="P242"><text:a xlink:type="simple" xlink:href="#__RefHeading___Toc378694366" text:style-name="Index_20_Link" text:visited-style-name="Index_20_Link">1 <text:s/>INTRODUÇÃO<text:tab/>11</text:a></text:p>
          <text:p text:style-name="P242"><text:a xlink:type="simple" xlink:href="#__RefHeading___Toc2739_2898442780" text:style-name="Index_20_Link" text:visited-style-name="Index_20_Link">2 <text:s/>FUNDAMENTAÇÃO TEÓRICA<text:tab/>12</text:a></text:p>
          <text:p text:style-name="P243"><text:a xlink:type="simple" xlink:href="#__RefHeading___Toc2972_2898442780" text:style-name="Index_20_Link" text:visited-style-name="Index_20_Link">2.1 <text:s/>BASE DE DADOS<text:tab/>12</text:a></text:p>
          <text:p text:style-name="P243"><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97">ITEMSET </text:span></text:a><text:a xlink:type="simple" xlink:href="#__RefHeading___Toc2867_2898442780" text:style-name="Index_20_Link" text:visited-style-name="Index_20_Link">(APRIORI)<text:tab/>13</text:a></text:p>
          <text:p text:style-name="P243"><text:a xlink:type="simple" xlink:href="#__RefHeading___Toc2869_2898442780" text:style-name="Index_20_Link" text:visited-style-name="Index_20_Link">2.3 <text:s/>REGRA DE ASSOCIAÇÃO<text:tab/>16</text:a></text:p>
          <text:p text:style-name="P243"><text:a xlink:type="simple" xlink:href="#__RefHeading___Toc6939_3207276734" text:style-name="Index_20_Link" text:visited-style-name="Index_20_Link">2.4 <text:s/>SUPORTE<text:tab/>20</text:a></text:p>
          <text:p text:style-name="P243"><text:a xlink:type="simple" xlink:href="#__RefHeading___Toc2873_2898442780" text:style-name="Index_20_Link" text:visited-style-name="Index_20_Link">2.5 <text:s/>CONFIANÇA<text:tab/>24</text:a></text:p>
          <text:p text:style-name="P242"><text:a xlink:type="simple" xlink:href="#__RefHeading___Toc2741_2898442780" text:style-name="Index_20_Link" text:visited-style-name="Index_20_Link">3 <text:s/>MÉTRICAS DE REGRAS DE ASSOCIAÇÃO<text:tab/>27</text:a></text:p>
          <text:p text:style-name="P243"><text:a xlink:type="simple" xlink:href="#__RefHeading___Toc2875_2898442780" text:style-name="Index_20_Link" text:visited-style-name="Index_20_Link">3.1 <text:s/>Added Value (AV)<text:tab/>27</text:a></text:p>
          <text:p text:style-name="P243"><text:a xlink:type="simple" xlink:href="#__RefHeading___Toc2877_2898442780" text:style-name="Index_20_Link" text:visited-style-name="Index_20_Link">3.2 <text:s/>All-confidence<text:tab/>28</text:a></text:p>
          <text:p text:style-name="P243"><text:a xlink:type="simple" xlink:href="#__RefHeading___Toc2879_2898442780" text:style-name="Index_20_Link" text:visited-style-name="Index_20_Link">3.3 <text:s/>Casual Confidence<text:tab/>29</text:a></text:p>
          <text:p text:style-name="P243"><text:a xlink:type="simple" xlink:href="#__RefHeading___Toc2881_2898442780" text:style-name="Index_20_Link" text:visited-style-name="Index_20_Link">3.4 <text:s/>Casual Support<text:tab/>30</text:a></text:p>
          <text:p text:style-name="P243"><text:a xlink:type="simple" xlink:href="#__RefHeading___Toc2883_2898442780" text:style-name="Index_20_Link" text:visited-style-name="Index_20_Link">3.5 <text:s/>Certainty Factor<text:tab/>31</text:a></text:p>
          <text:p text:style-name="P243"><text:a xlink:type="simple" xlink:href="#__RefHeading___Toc2885_2898442780" text:style-name="Index_20_Link" text:visited-style-name="Index_20_Link">3.6 <text:s/>Chi-Squared<text:tab/>32</text:a></text:p>
          <text:p text:style-name="P243"><text:a xlink:type="simple" xlink:href="#__RefHeading___Toc2887_2898442780" text:style-name="Index_20_Link" text:visited-style-name="Index_20_Link">3.7 <text:s/>Cross-Support Ratio<text:tab/>33</text:a></text:p>
          <text:p text:style-name="P243"><text:a xlink:type="simple" xlink:href="#__RefHeading___Toc2889_2898442780" text:style-name="Index_20_Link" text:visited-style-name="Index_20_Link">3.8 <text:s/>Collective Strength<text:tab/>34</text:a></text:p>
          <text:p text:style-name="P243"><text:a xlink:type="simple" xlink:href="#__RefHeading___Toc2891_2898442780" text:style-name="Index_20_Link" text:visited-style-name="Index_20_Link">3.9 <text:s/>Conviction<text:tab/>35</text:a></text:p>
          <text:p text:style-name="P243"><text:a xlink:type="simple" xlink:href="#__RefHeading___Toc2893_2898442780" text:style-name="Index_20_Link" text:visited-style-name="Index_20_Link">3.10 <text:s/>Cosine<text:tab/>36</text:a></text:p>
          <text:p text:style-name="P243"><text:a xlink:type="simple" xlink:href="#__RefHeading___Toc2895_2898442780" text:style-name="Index_20_Link" text:visited-style-name="Index_20_Link">3.11 <text:s/>Coverage<text:tab/>37</text:a></text:p>
          <text:p text:style-name="P243"><text:a xlink:type="simple" xlink:href="#__RefHeading___Toc2897_2898442780" text:style-name="Index_20_Link" text:visited-style-name="Index_20_Link">3.12 <text:s/>Descriptive Confirmed Confidence<text:tab/>38</text:a></text:p>
          <text:p text:style-name="P243"><text:a xlink:type="simple" xlink:href="#__RefHeading___Toc2899_2898442780" text:style-name="Index_20_Link" text:visited-style-name="Index_20_Link">3.13 <text:s/>Difference of Confidence<text:tab/>39</text:a></text:p>
          <text:p text:style-name="P243"><text:a xlink:type="simple" xlink:href="#__RefHeading___Toc2901_2898442780" text:style-name="Index_20_Link" text:visited-style-name="Index_20_Link">3.14 <text:s/>Example and Counter-Example Rate<text:tab/>40</text:a></text:p>
          <text:p text:style-name="P243"><text:a xlink:type="simple" xlink:href="#__RefHeading___Toc2903_2898442780" text:style-name="Index_20_Link" text:visited-style-name="Index_20_Link">3.15 <text:s/>Fisher's Exact Test<text:tab/>41</text:a></text:p>
          <text:p text:style-name="P243"><text:a xlink:type="simple" xlink:href="#__RefHeading___Toc2905_2898442780" text:style-name="Index_20_Link" text:visited-style-name="Index_20_Link">3.16 <text:s/>Gini Index<text:tab/>42</text:a></text:p>
          <text:p text:style-name="P243"><text:soft-page-break/><text:a xlink:type="simple" xlink:href="#__RefHeading___Toc2907_2898442780" text:style-name="Index_20_Link" text:visited-style-name="Index_20_Link">3.17 <text:s/>Hyper-Confidence<text:tab/>43</text:a></text:p>
          <text:p text:style-name="P243"><text:a xlink:type="simple" xlink:href="#__RefHeading___Toc2909_2898442780" text:style-name="Index_20_Link" text:visited-style-name="Index_20_Link">3.18 <text:s/>Hyper-Lift<text:tab/>44</text:a></text:p>
          <text:p text:style-name="P243"><text:a xlink:type="simple" xlink:href="#__RefHeading___Toc2911_2898442780" text:style-name="Index_20_Link" text:visited-style-name="Index_20_Link">3.19 <text:s/>Imbalance Ratio<text:tab/>45</text:a></text:p>
          <text:p text:style-name="P243"><text:a xlink:type="simple" xlink:href="#__RefHeading___Toc2913_2898442780" text:style-name="Index_20_Link" text:visited-style-name="Index_20_Link">3.20 <text:s/>Importance<text:tab/>46</text:a></text:p>
          <text:p text:style-name="P243"><text:a xlink:type="simple" xlink:href="#__RefHeading___Toc2915_2898442780" text:style-name="Index_20_Link" text:visited-style-name="Index_20_Link">3.21 <text:s/>Improvement<text:tab/>47</text:a></text:p>
          <text:p text:style-name="P243"><text:a xlink:type="simple" xlink:href="#__RefHeading___Toc2917_2898442780" text:style-name="Index_20_Link" text:visited-style-name="Index_20_Link">3.22 <text:s/>Jaccard Coefficient<text:tab/>48</text:a></text:p>
          <text:p text:style-name="P243"><text:a xlink:type="simple" xlink:href="#__RefHeading___Toc2919_2898442780" text:style-name="Index_20_Link" text:visited-style-name="Index_20_Link">3.23 <text:s/>J-Measure<text:tab/>49</text:a></text:p>
          <text:p text:style-name="P243"><text:a xlink:type="simple" xlink:href="#__RefHeading___Toc2921_2898442780" text:style-name="Index_20_Link" text:visited-style-name="Index_20_Link">3.24 <text:s/>Kappa<text:tab/>50</text:a></text:p>
          <text:p text:style-name="P243"><text:a xlink:type="simple" xlink:href="#__RefHeading___Toc2923_2898442780" text:style-name="Index_20_Link" text:visited-style-name="Index_20_Link">3.25 <text:s/>Klosgen<text:tab/>51</text:a></text:p>
          <text:p text:style-name="P243"><text:a xlink:type="simple" xlink:href="#__RefHeading___Toc2925_2898442780" text:style-name="Index_20_Link" text:visited-style-name="Index_20_Link">3.26 <text:s/>Kulczynski<text:tab/>52</text:a></text:p>
          <text:p text:style-name="P243"><text:a xlink:type="simple" xlink:href="#__RefHeading___Toc2927_2898442780" text:style-name="Index_20_Link" text:visited-style-name="Index_20_Link">3.27 <text:s/>Goodman-Kruskal Lambda<text:tab/>53</text:a></text:p>
          <text:p text:style-name="P243"><text:a xlink:type="simple" xlink:href="#__RefHeading___Toc2929_2898442780" text:style-name="Index_20_Link" text:visited-style-name="Index_20_Link">3.28 <text:s/>Laplace Corrected Confidence<text:tab/>54</text:a></text:p>
          <text:p text:style-name="P243"><text:a xlink:type="simple" xlink:href="#__RefHeading___Toc2931_2898442780" text:style-name="Index_20_Link" text:visited-style-name="Index_20_Link">3.29 <text:s/>Least Contradiction<text:tab/>55</text:a></text:p>
          <text:p text:style-name="P243"><text:a xlink:type="simple" xlink:href="#__RefHeading___Toc2933_2898442780" text:style-name="Index_20_Link" text:visited-style-name="Index_20_Link">3.30 <text:s/>Lerman Similarity<text:tab/>56</text:a></text:p>
          <text:p text:style-name="P243"><text:a xlink:type="simple" xlink:href="#__RefHeading___Toc2935_2898442780" text:style-name="Index_20_Link" text:visited-style-name="Index_20_Link">3.31 <text:s/>Leverage<text:tab/>57</text:a></text:p>
          <text:p text:style-name="P243"><text:a xlink:type="simple" xlink:href="#__RefHeading___Toc2937_2898442780" text:style-name="Index_20_Link" text:visited-style-name="Index_20_Link">3.32 <text:s/>Lift<text:tab/>58</text:a></text:p>
          <text:p text:style-name="P243"><text:a xlink:type="simple" xlink:href="#__RefHeading___Toc2939_2898442780" text:style-name="Index_20_Link" text:visited-style-name="Index_20_Link">3.33 <text:s/>MaxConf<text:tab/>59</text:a></text:p>
          <text:p text:style-name="P243"><text:a xlink:type="simple" xlink:href="#__RefHeading___Toc2941_2898442780" text:style-name="Index_20_Link" text:visited-style-name="Index_20_Link">3.34 <text:s/>Mutual Information<text:tab/>60</text:a></text:p>
          <text:p text:style-name="P243"><text:a xlink:type="simple" xlink:href="#__RefHeading___Toc2943_2898442780" text:style-name="Index_20_Link" text:visited-style-name="Index_20_Link">3.35 <text:s/>Odds Ratio<text:tab/>61</text:a></text:p>
          <text:p text:style-name="P243"><text:a xlink:type="simple" xlink:href="#__RefHeading___Toc2945_2898442780" text:style-name="Index_20_Link" text:visited-style-name="Index_20_Link">3.36 <text:s/>Phi Correlation Coefficient<text:tab/>62</text:a></text:p>
          <text:p text:style-name="P243"><text:a xlink:type="simple" xlink:href="#__RefHeading___Toc2947_2898442780" text:style-name="Index_20_Link" text:visited-style-name="Index_20_Link">3.37 <text:s/>Ralambondrainy Measure<text:tab/>63</text:a></text:p>
          <text:p text:style-name="P243"><text:a xlink:type="simple" xlink:href="#__RefHeading___Toc2949_2898442780" text:style-name="Index_20_Link" text:visited-style-name="Index_20_Link">3.38 <text:s/>Relative Linkage Disequilibrium<text:tab/>64</text:a></text:p>
          <text:p text:style-name="P243"><text:a xlink:type="simple" xlink:href="#__RefHeading___Toc2951_2898442780" text:style-name="Index_20_Link" text:visited-style-name="Index_20_Link">3.39 <text:s/>Rule Power Factor<text:tab/>65</text:a></text:p>
          <text:p text:style-name="P243"><text:a xlink:type="simple" xlink:href="#__RefHeading___Toc2953_2898442780" text:style-name="Index_20_Link" text:visited-style-name="Index_20_Link">3.40 <text:s/>Sebag-Schoenauer Measure<text:tab/>66</text:a></text:p>
          <text:p text:style-name="P243"><text:a xlink:type="simple" xlink:href="#__RefHeading___Toc2955_2898442780" text:style-name="Index_20_Link" text:visited-style-name="Index_20_Link">3.41 <text:s/>Varying Rates Liaison<text:tab/>67</text:a></text:p>
          <text:p text:style-name="P243"><text:a xlink:type="simple" xlink:href="#__RefHeading___Toc2957_2898442780" text:style-name="Index_20_Link" text:visited-style-name="Index_20_Link">3.42 <text:s/>Yule's Q<text:tab/>68</text:a></text:p>
          <text:p text:style-name="P243"><text:a xlink:type="simple" xlink:href="#__RefHeading___Toc2959_2898442780" text:style-name="Index_20_Link" text:visited-style-name="Index_20_Link">3.43 <text:s/>Yule's Y<text:tab/>69</text:a></text:p>
          <text:p text:style-name="P242"><text:a xlink:type="simple" xlink:href="#__RefHeading___Toc2743_2898442780" text:style-name="Index_20_Link" text:visited-style-name="Index_20_Link">4 <text:s/>VISUALIZAR MÉTRICAS CALCULADAS<text:tab/>70</text:a></text:p>
          <text:p text:style-name="P242"><text:a xlink:type="simple" xlink:href="#__RefHeading___Toc2745_2898442780" text:style-name="Index_20_Link" text:visited-style-name="Index_20_Link">5 <text:s/>CONCLUSÕES E TRABALHOS FUTUROS<text:tab/>71</text:a></text:p>
          <text:p text:style-name="P242"><text:a xlink:type="simple" xlink:href="#__RefHeading___Toc2747_2898442780" text:style-name="Index_20_Link" text:visited-style-name="Index_20_Link"><text:s/>REFERÊNCIAS BIBLIOGRÁFICAS<text:tab/>72</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1"><text:tab/>Sendo assim surgiu a necessidade de se desenvolver métodos de pesquisa para extrair essas informações dando origem então a área de pesquisa de descoberta de conhecimento a partir de base de dados (<text:span text:style-name="T97">KDD - Knowlegde Discovery in Databases</text:span>) ou “Mineração De Dados” (<text:span text:style-name="T97">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1"><text:tab/>As regras de associação são a base deste trabalho e são definidas por revelar todos os padrões de relacionamento entre itens ou atributos, que ocorrem <text:span text:style-name="T174">com</text:span> uma determinada frequência entre eventos correlacionados, pertencentes a uma determinada base de dados. <text:span text:style-name="T175">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255"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98"><text:tab/>O objetivo desta seção é demonstrar com clareza os aspectos que envolvem a mineração de dados através de regras de associação em bancos de dados, definindo seus aspectos matemáticos e exemplificando através de modelos.</text:p>
      <text:p text:style-name="P90"><text:span text:style-name="T413"><text:tab/>A identificação de regras de associação em bancos de dados pode ser subdividida em 3 etapas: (1) A geração de </text:span><text:span text:style-name="T109">itemsets</text:span><text:span text:style-name="T136"> candidatos, (2) a análise e <text:s/>identificação de </text:span><text:span text:style-name="T109">itemsets</text:span><text:span text:style-name="T136"> frequentes, (3) A definição das regras de associação identificadas.</text:span></text:p>
      <text:h text:style-name="P257" text:outline-level="2"><text:bookmark-start text:name="__RefHeading___Toc2972_2898442780"/>BASE DE DADOS<text:bookmark-end text:name="__RefHeading___Toc2972_2898442780"/></text:h>
      <text:p text:style-name="P9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176">→</text:span> azul) ou quantitativa que ainda pode ser discreta (expressa uma quantidade finita ou enumerável relacionada ao atributo, ex: pneus <text:span text:style-name="T176">→ </text:span>4) ou contínua (expressa uma quantidade infinita de possibilidades dentro de um intervalo ou conjunto união de números Reais relacionada ao atributo, ex: peso <text:span text:style-name="T176">→</text:span> 1 kg).</text:p>
      <text:p text:style-name="Standard"><text:tab/>Os diferentes tipos de informação <text:span text:style-name="T179">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180">um exemplo clássico em regras de associação, a análise de cestas de mercado (</text:span><text:span text:style-name="T101">Market Basket Analisys</text:span><text:span text:style-name="T180">).</text:span></text:p>
      <text:p text:style-name="Standard"><text:span text:style-name="T181"><text:tab/>Essa base de dados é então assim definida como</text:span> um conjunto de atributos <text:span text:style-name="T182">ou </text:span><text:span text:style-name="T177">itens </text:span><text:span text:style-name="T123">I </text:span><text:span text:style-name="T150">= {I</text:span><text:span text:style-name="T183">1</text:span><text:span text:style-name="T191">, I</text:span><text:span text:style-name="T183">2</text:span><text:span text:style-name="T191">, I</text:span><text:span text:style-name="T183">3</text:span><text:span text:style-name="T191">, …, I</text:span><text:span text:style-name="T183">n</text:span><text:span text:style-name="T150">}</text:span> que podem assumir um valor binário (0 <text:span text:style-name="T176">→ não está contido, 1 → está contido) </text:span><text:span text:style-name="T178">e</text:span><text:span text:style-name="T124"> T </text:span><text:span text:style-name="T151">= {t</text:span><text:span text:style-name="T184">1</text:span><text:span text:style-name="T192">, t</text:span><text:span text:style-name="T184">2</text:span><text:span text:style-name="T192">, t</text:span><text:span text:style-name="T184">3</text:span><text:span text:style-name="T192">, …, t</text:span><text:span text:style-name="T184">n</text:span><text:span text:style-name="T151">} um conjunto de transações ou registros presentes nesta base de dados que</text:span><text:span text:style-name="T150"> representam compras desses itens. </text:span><text:span text:style-name="T154">A</text:span><text:span text:style-name="T151"> </text:span><text:span text:style-name="T156">tabela </text:span><text:span text:style-name="T157">2.</text:span><text:span text:style-name="T156">1</text:span><text:span text:style-name="T151"> demonstra um exemplo de uma base de dados com um conjunto total de 10 registros de transações ou </text:span><text:span text:style-name="T155">simplesmente </text:span><text:span text:style-name="T151">tr</text:span><text:span text:style-name="T152">a</text:span><text:span text:style-name="T151">nsações </text:span><text:span text:style-name="T153">e um conjunto de 6 itens</text:span><text:span text:style-name="T151">.</text:span></text:p>
      <text:p text:style-name="P92"/>
      <text:p text:style-name="Standard"/>
      <text:p text:style-name="Standard"><text:span text:style-name="T380">Tabela </text:span><text:span text:style-name="T383">2.</text:span><text:span text:style-name="T380">1</text:span><text:span text:style-name="T176">:</text:span><text:span text:style-name="T287"> <text:s/>base de dados</text:span><text:span text:style-name="T125"> </text:span><text:span text:style-name="T126">T</text:span><text:span text:style-name="T125"> </text:span><text:span text:style-name="T287">de transação de itens</text:span></text:p>
      <table:table table:name="Tabela2" table:style-name="Tabela2">
        <table:table-column table:style-name="Tabela2.A"/>
        <table:table-column table:style-name="Tabela2.B"/>
        <table:table-row>
          <table:table-cell table:style-name="Tabela2.A1" office:value-type="string">
            <text:p text:style-name="P26">Transações</text:p>
          </table:table-cell>
          <table:table-cell table:style-name="Tabela2.B1" office:value-type="string">
            <text:p text:style-name="P27">Lista de Itens <text:span text:style-name="T102">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258" text:outline-level="2"><text:bookmark-start text:name="__RefHeading___Toc2867_2898442780"/><text:span text:style-name="T97">ITEMSET </text:span>(APRIORI)<text:bookmark-end text:name="__RefHeading___Toc2867_2898442780"/></text:h>
      <text:p text:style-name="P96"><text:tab/><text:span text:style-name="T293">Em regras de associação existe um conceito que é a base da identificação dos padrões de comportamento buscados em uma base de dados, este conceito é chamado de </text:span><text:span text:style-name="T103">itemset.</text:span><text:span text:style-name="T293"> Nossa base de dados exemplo descrita na </text:span><text:span text:style-name="T386">tabela </text:span><text:span text:style-name="T388">2.</text:span><text:span text:style-name="T386">1,</text:span><text:span text:style-name="T293"> possui um total de de 6 atributos, ou itens diferentes (lápis, borracha, caneta, etc…). Um </text:span><text:span text:style-name="T103">itemset</text:span><text:span text:style-name="T293"> é um subconjunto do conjunto de itens pertencentes a base de dados através da </text:span><text:soft-page-break/><text:span text:style-name="T293">qual iremos avaliar seu estado e correlações com outros itens nas diversas transações existentes na base de dados.</text:span></text:p>
      <text:p text:style-name="Standard"><text:span text:style-name="T293"><text:tab/>Um </text:span><text:span text:style-name="T103">itemset</text:span><text:span text:style-name="T293"> pode possuir de diversas dimensões, limitado ao número total de itens diferentes existentes em nossa base de dados. O total de itens em nossa base é m = 6 itens, então possíveis dimensões de </text:span><text:span text:style-name="T103">itemset </text:span><text:span text:style-name="T293">em nossa base de dados seriam: 1-</text:span><text:span text:style-name="T103">Itemset</text:span><text:span text:style-name="T293">, 2-</text:span><text:span text:style-name="T103">Itemset</text:span><text:span text:style-name="T293">, 3-</text:span><text:span text:style-name="T103">Itemset</text:span><text:span text:style-name="T293">, 4-</text:span><text:span text:style-name="T103">Itemset,</text:span><text:span text:style-name="T293"> 5-I</text:span><text:span text:style-name="T103">temset</text:span><text:span text:style-name="T293">, 6-</text:span><text:span text:style-name="T103">Itemset</text:span><text:span text:style-name="T293">. Generalizando, um </text:span><text:span text:style-name="T103">itemset </text:span><text:span text:style-name="T293">contendo p dimensões para testes, onde p </text:span><text:span text:style-name="T346">≤</text:span><text:span text:style-name="T299"> </text:span><text:span text:style-name="T300">m</text:span><text:span text:style-name="T301"> é um </text:span><text:span text:style-name="T302">p</text:span><text:span text:style-name="T301">-</text:span><text:span text:style-name="T313">Itemset</text:span><text:span text:style-name="T301">. </text:span><text:span text:style-name="T303">O total de </text:span><text:span text:style-name="T314">itemsets</text:span><text:span text:style-name="T303"> possível para realizar busca na base de dados é igual ao somatório de todas as possíveis dimensões de </text:span><text:span text:style-name="T314">itemsets</text:span><text:span text:style-name="T303"> existentes em nossa base de dados, ou seja, </text:span><text:span text:style-name="T304">o somatório de total as possíveis combinações de itens</text:span><text:span text:style-name="T303">.</text:span></text:p>
      <text:p text:style-name="P44"/>
      <text:p text:style-name="P44"/>
      <text:p text:style-name="P79"><text:span text:style-name="T311">Fórmula de </text:span><text:span text:style-name="T306">combinações de itens <text:s/></text:span><text:span text:style-name="T347">→</text:span><text:span text:style-name="T300"> <text:s/></text:span><text:span text:style-name="T357"><text:s/></text:span><text:span text:style-name="T357"><draw:frame draw:style-name="fr3"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357"><text:s text:c="3"/></text:span><text:span text:style-name="T349">(</text:span><text:span text:style-name="T350">2.1</text:span><text:span text:style-name="T349">)</text:span></text:p>
      <text:p text:style-name="P95"/>
      <text:p text:style-name="P95"/>
      <text:p text:style-name="P94"><text:span text:style-name="T303">1-</text:span><text:span text:style-name="T307">I</text:span><text:span text:style-name="T319">temset </text:span><text:span text:style-name="T307">= </text:span><text:span text:style-name="T247">C</text:span><text:span text:style-name="T244"> </text:span><text:span text:style-name="T320">(</text:span><text:span text:style-name="T321">6</text:span><text:span text:style-name="T320">,</text:span><text:span text:style-name="T321">1</text:span><text:span text:style-name="T320">)</text:span><text:span text:style-name="T322"> </text:span><text:span text:style-name="T305">= </text:span><text:span text:style-name="T308">6! / 1! (6-1)! = 6 x </text:span><text:span text:style-name="T396">5!</text:span><text:span text:style-name="T308"> / </text:span><text:span text:style-name="T309">1 x </text:span><text:span text:style-name="T395">5!</text:span><text:span text:style-name="T402"> = 6/1 = 6</text:span></text:p>
      <text:p text:style-name="P94"><text:span text:style-name="T305">2-</text:span><text:span text:style-name="T315">Itemset</text:span><text:span text:style-name="T305"> = </text:span><text:span text:style-name="T247">C</text:span><text:span text:style-name="T244"> </text:span><text:span text:style-name="T320">(</text:span><text:span text:style-name="T321">6</text:span><text:span text:style-name="T320">,</text:span><text:span text:style-name="T323">2</text:span><text:span text:style-name="T320">)</text:span><text:span text:style-name="T305"> </text:span><text:span text:style-name="T309">=</text:span><text:span text:style-name="T305"> </text:span><text:span text:style-name="T308">6! / </text:span><text:span text:style-name="T309">2</text:span><text:span text:style-name="T308">! (6-</text:span><text:span text:style-name="T309">2</text:span><text:span text:style-name="T308">)! = 6 x </text:span><text:span text:style-name="T309">5 x</text:span><text:span text:style-name="T395">4</text:span><text:span text:style-name="T396">!</text:span><text:span text:style-name="T308"> / </text:span><text:span text:style-name="T309">2 x </text:span><text:span text:style-name="T395">4!</text:span><text:span text:style-name="T402"> = 30/2 = 15</text:span></text:p>
      <text:p text:style-name="P94"><text:span text:style-name="T305">3-</text:span><text:span text:style-name="T315">Itemset</text:span><text:span text:style-name="T305"> = </text:span><text:span text:style-name="T247">C</text:span><text:span text:style-name="T244"> </text:span><text:span text:style-name="T320">(</text:span><text:span text:style-name="T321">6</text:span><text:span text:style-name="T320">,</text:span><text:span text:style-name="T323">3</text:span><text:span text:style-name="T320">) </text:span><text:span text:style-name="T305">= </text:span><text:span text:style-name="T308">6! / </text:span><text:span text:style-name="T309">3</text:span><text:span text:style-name="T308">! (6-</text:span><text:span text:style-name="T309">3</text:span><text:span text:style-name="T308">)! = 6 x </text:span><text:span text:style-name="T309">5 x 4 x </text:span><text:span text:style-name="T395">3</text:span><text:span text:style-name="T396">!</text:span><text:span text:style-name="T308"> / </text:span><text:span text:style-name="T309">3 x 2 x </text:span><text:span text:style-name="T395">3!</text:span><text:span text:style-name="T402"> = </text:span><text:span text:style-name="T395">6</text:span><text:span text:style-name="T402"> x 20 / </text:span><text:span text:style-name="T395">6</text:span><text:span text:style-name="T402"> = <text:s/>20</text:span><text:span text:style-name="T305"> <text:s text:c="21"/></text:span><text:span text:style-name="T307"><text:s text:c="13"/></text:span></text:p>
      <text:p text:style-name="P94">4-I<text:span text:style-name="T97">temset </text:span>= <text:span text:style-name="T247">C</text:span><text:span text:style-name="T244"> </text:span><text:span text:style-name="T364">(</text:span><text:span text:style-name="T365">6</text:span><text:span text:style-name="T364">,</text:span><text:span text:style-name="T366">4</text:span><text:span text:style-name="T364">)</text:span><text:span text:style-name="T407"> = 6! / 4! (6-4)! = 6 x 5 x</text:span><text:span text:style-name="T399">4</text:span><text:span text:style-name="T400">!</text:span><text:span text:style-name="T394"> / </text:span><text:span text:style-name="T399">4!</text:span><text:span text:style-name="T405"> x 2! = 30/2 = 15</text:span></text:p>
      <text:p text:style-name="P94">5-<text:span text:style-name="T97">Itemset </text:span>= <text:span text:style-name="T247">C </text:span><text:span text:style-name="T364">(</text:span><text:span text:style-name="T365">6</text:span><text:span text:style-name="T364">,</text:span><text:span text:style-name="T368">5</text:span><text:span text:style-name="T364">)</text:span><text:span text:style-name="T367"> </text:span><text:span text:style-name="T407">= 6! / 5! (6-5)! = 6 x </text:span><text:span text:style-name="T400">5!</text:span><text:span text:style-name="T394"> / </text:span><text:span text:style-name="T399">5!</text:span><text:span text:style-name="T405"> </text:span><text:span text:style-name="T406">x 1!</text:span><text:span text:style-name="T405"> = 6/1 = 6</text:span> </text:p>
      <text:p text:style-name="P94"><text:span text:style-name="T358">6-</text:span><text:span text:style-name="T104">Itemset</text:span><text:span text:style-name="T358"> = </text:span><text:span text:style-name="T247">C </text:span><text:span text:style-name="T364">(</text:span><text:span text:style-name="T365">6</text:span><text:span text:style-name="T364">,</text:span><text:span text:style-name="T368">6</text:span><text:span text:style-name="T364">)</text:span><text:span text:style-name="T367"> </text:span><text:span text:style-name="T407">= 6! / 6! (6-6)! = </text:span><text:span text:style-name="T401">6</text:span><text:span text:style-name="T400">!</text:span><text:span text:style-name="T394"> / </text:span><text:span text:style-name="T400">6!</text:span><text:span text:style-name="T394"> x 0</text:span><text:span text:style-name="T405">! = </text:span><text:span text:style-name="T406">1</text:span><text:span text:style-name="T405">/1 = </text:span><text:span text:style-name="T406">1</text:span><text:span text:style-name="T394"> <text:s text:c="5"/></text:span></text:p>
      <text:p text:style-name="P94"/>
      <text:p text:style-name="P94"/>
      <text:p text:style-name="P94"/>
      <text:p text:style-name="P94"><text:span text:style-name="T409">Na </text:span><text:span text:style-name="T388">ta</text:span><text:span text:style-name="T387">bela 2.</text:span><text:span text:style-name="T388">2</text:span><text:span text:style-name="T387"> </text:span><text:span text:style-name="T292">descrevemos todas as possíveis combinações de itens existentes em nossa base de dados de acordo com <text:s/>nosso conjunto </text:span><text:span text:style-name="T128">I.</text:span></text:p>
      <text:p text:style-name="P99"/>
      <text:p text:style-name="Standard"/>
      <text:p text:style-name="P29"/>
      <text:p text:style-name="P29"/>
      <text:p text:style-name="P29"/>
      <text:p text:style-name="P29"/>
      <text:p text:style-name="P29"/>
      <text:p text:style-name="Standard"><text:soft-page-break/><text:span text:style-name="T380">Tabela </text:span><text:span text:style-name="T384">2.</text:span><text:span text:style-name="T383">2</text:span><text:span text:style-name="T176">:</text:span><text:span text:style-name="T287"> <text:s/></text:span><text:span text:style-name="T288">Possíveis formações de itemsets através d</text:span><text:span text:style-name="T289">a</text:span><text:span text:style-name="T288"> combinações </text:span><text:span text:style-name="T287">de </text:span><text:span text:style-name="T288">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125">N<text:span text:style-name="T2">o</text:span></text:p>
          </table:table-cell>
          <table:table-cell table:style-name="Tabela6.A1" office:value-type="string">
            <text:p text:style-name="P73">1-<text:span text:style-name="T97">Itemset</text:span></text:p>
          </table:table-cell>
          <table:table-cell table:style-name="Tabela6.A1" office:value-type="string">
            <text:p text:style-name="P126">2-<text:span text:style-name="T97">Itemset</text:span></text:p>
          </table:table-cell>
          <table:table-cell table:style-name="Tabela6.A1" office:value-type="string">
            <text:p text:style-name="P126">3-<text:span text:style-name="T97">Itemset</text:span></text:p>
          </table:table-cell>
          <table:table-cell table:style-name="Tabela6.A1" office:value-type="string">
            <text:p text:style-name="P126">4-<text:span text:style-name="T105">I</text:span><text:span text:style-name="T97">temset</text:span></text:p>
          </table:table-cell>
          <table:table-cell table:style-name="Tabela6.A1" office:value-type="string">
            <text:p text:style-name="P126">5<text:span text:style-name="T97">-Itemset</text:span></text:p>
          </table:table-cell>
          <table:table-cell table:style-name="Tabela6.G1" office:value-type="string">
            <text:p text:style-name="P126">6-<text:span text:style-name="T97">Itemset</text:span></text:p>
          </table:table-cell>
        </table:table-row>
      </table:table>
      <text:p text:style-name="P80"/>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127">1</text:p>
          </table:table-cell>
          <table:table-cell table:style-name="Tabela5.A1" office:value-type="string">
            <text:p text:style-name="P131">Lápis-<text:span text:style-name="T359">L</text:span></text:p>
          </table:table-cell>
          <table:table-cell table:style-name="Tabela5.A1" office:value-type="string">
            <text:p text:style-name="P131">(L,<text:span text:style-name="T359">CN</text:span>)</text:p>
          </table:table-cell>
          <table:table-cell table:style-name="Tabela5.A1" office:value-type="string">
            <text:p text:style-name="P127">(L,CN,CD)</text:p>
          </table:table-cell>
          <table:table-cell table:style-name="Tabela5.A1" office:value-type="string">
            <text:p text:style-name="P133">(L,CN,CD,B)</text:p>
          </table:table-cell>
          <table:table-cell table:style-name="Tabela5.A1" office:value-type="string">
            <text:p text:style-name="P134">(L,CN,CD,B,A)</text:p>
          </table:table-cell>
          <table:table-cell table:style-name="Tabela5.G1" office:value-type="string">
            <text:p text:style-name="P137">(L,CN,CD,B,A,E)</text:p>
          </table:table-cell>
        </table:table-row>
        <table:table-row>
          <table:table-cell table:style-name="Tabela5.A2" office:value-type="string">
            <text:p text:style-name="P127">2</text:p>
          </table:table-cell>
          <table:table-cell table:style-name="Tabela5.A2" office:value-type="string">
            <text:p text:style-name="P131">Caneta-<text:span text:style-name="T359">CN</text:span></text:p>
          </table:table-cell>
          <table:table-cell table:style-name="Tabela5.A2" office:value-type="string">
            <text:p text:style-name="P127">(L,CD)</text:p>
          </table:table-cell>
          <table:table-cell table:style-name="Tabela5.A2" office:value-type="string">
            <text:p text:style-name="P140">(L,CN,B)</text:p>
          </table:table-cell>
          <table:table-cell table:style-name="Tabela5.A2" office:value-type="string">
            <text:p text:style-name="P133">(L,CN,CD,A)</text:p>
          </table:table-cell>
          <table:table-cell table:style-name="Tabela5.A2" office:value-type="string">
            <text:p text:style-name="P134">(L,CN,CD,B,E)</text:p>
          </table:table-cell>
          <table:table-cell table:style-name="Tabela5.G2" office:value-type="string">
            <text:p text:style-name="P143"/>
          </table:table-cell>
        </table:table-row>
        <table:table-row>
          <table:table-cell table:style-name="Tabela5.A2" office:value-type="string">
            <text:p text:style-name="P127">3</text:p>
          </table:table-cell>
          <table:table-cell table:style-name="Tabela5.A2" office:value-type="string">
            <text:p text:style-name="P131">Caderno-<text:span text:style-name="T359">CD</text:span></text:p>
          </table:table-cell>
          <table:table-cell table:style-name="Tabela5.A2" office:value-type="string">
            <text:p text:style-name="P127">(L,B)</text:p>
          </table:table-cell>
          <table:table-cell table:style-name="Tabela5.A2" office:value-type="string">
            <text:p text:style-name="P140">(L,CN,A)</text:p>
          </table:table-cell>
          <table:table-cell table:style-name="Tabela5.A2" office:value-type="string">
            <text:p text:style-name="P133">(L,CN,CD,E<text:span text:style-name="T360">)</text:span></text:p>
          </table:table-cell>
          <table:table-cell table:style-name="Tabela5.A2" office:value-type="string">
            <text:p text:style-name="P144"><text:span text:style-name="T393">(</text:span>L,CN,CD,A,E)</text:p>
          </table:table-cell>
          <table:table-cell table:style-name="Tabela5.G2" office:value-type="string">
            <text:p text:style-name="P143"/>
          </table:table-cell>
        </table:table-row>
        <table:table-row>
          <table:table-cell table:style-name="Tabela5.A2" office:value-type="string">
            <text:p text:style-name="P127">4</text:p>
          </table:table-cell>
          <table:table-cell table:style-name="Tabela5.A2" office:value-type="string">
            <text:p text:style-name="P131">Borracha-<text:span text:style-name="T359">B</text:span></text:p>
          </table:table-cell>
          <table:table-cell table:style-name="Tabela5.A2" office:value-type="string">
            <text:p text:style-name="P127"><text:span text:style-name="T427">(</text:span>L,A)</text:p>
          </table:table-cell>
          <table:table-cell table:style-name="Tabela5.A2" office:value-type="string">
            <text:p text:style-name="P140">(L,CN,E)</text:p>
          </table:table-cell>
          <table:table-cell table:style-name="Tabela5.A2" office:value-type="string">
            <text:p text:style-name="P147">(L,CN,B,A)</text:p>
          </table:table-cell>
          <table:table-cell table:style-name="Tabela5.A2" office:value-type="string">
            <text:p text:style-name="P75"><text:span text:style-name="T393">(</text:span>L,CN,B,A,E)</text:p>
          </table:table-cell>
          <table:table-cell table:style-name="Tabela5.G2" office:value-type="string">
            <text:p text:style-name="P143"/>
          </table:table-cell>
        </table:table-row>
        <table:table-row>
          <table:table-cell table:style-name="Tabela5.A2" office:value-type="string">
            <text:p text:style-name="P127">5</text:p>
          </table:table-cell>
          <table:table-cell table:style-name="Tabela5.A2" office:value-type="string">
            <text:p text:style-name="P131">Apontador-<text:span text:style-name="T359">A</text:span></text:p>
          </table:table-cell>
          <table:table-cell table:style-name="Tabela5.A2" office:value-type="string">
            <text:p text:style-name="P127">(L,E)</text:p>
          </table:table-cell>
          <table:table-cell table:style-name="Tabela5.A2" office:value-type="string">
            <text:p text:style-name="P140">(L,CD,B)</text:p>
          </table:table-cell>
          <table:table-cell table:style-name="Tabela5.A2" office:value-type="string">
            <text:p text:style-name="P147">(L,CN,B,E)</text:p>
          </table:table-cell>
          <table:table-cell table:style-name="Tabela5.A2" office:value-type="string">
            <text:p text:style-name="P145">(L,CD,B,A,E)</text:p>
          </table:table-cell>
          <table:table-cell table:style-name="Tabela5.G2" office:value-type="string">
            <text:p text:style-name="P143"/>
          </table:table-cell>
        </table:table-row>
        <table:table-row>
          <table:table-cell table:style-name="Tabela5.A2" office:value-type="string">
            <text:p text:style-name="P127">6</text:p>
          </table:table-cell>
          <table:table-cell table:style-name="Tabela5.A2" office:value-type="string">
            <text:p text:style-name="P131">Estojo-<text:span text:style-name="T359">E</text:span></text:p>
          </table:table-cell>
          <table:table-cell table:style-name="Tabela5.A2" office:value-type="string">
            <text:p text:style-name="P128">(CN,CD)</text:p>
          </table:table-cell>
          <table:table-cell table:style-name="Tabela5.A2" office:value-type="string">
            <text:p text:style-name="P140">(L,CD,A)</text:p>
          </table:table-cell>
          <table:table-cell table:style-name="Tabela5.A2" office:value-type="string">
            <text:p text:style-name="P148">(L,CN,A,E)</text:p>
          </table:table-cell>
          <table:table-cell table:style-name="Tabela5.A2" office:value-type="string">
            <text:p text:style-name="P137">(CN,CD,B,A,E)</text:p>
          </table:table-cell>
          <table:table-cell table:style-name="Tabela5.G2" office:value-type="string">
            <text:p text:style-name="P143"/>
          </table:table-cell>
        </table:table-row>
        <table:table-row>
          <table:table-cell table:style-name="Tabela5.A2" office:value-type="string">
            <text:p text:style-name="P127">7</text:p>
          </table:table-cell>
          <table:table-cell table:style-name="Tabela5.A2" office:value-type="string">
            <text:p text:style-name="P143"/>
          </table:table-cell>
          <table:table-cell table:style-name="Tabela5.A2" office:value-type="string">
            <text:p text:style-name="P128">(CN,B)</text:p>
          </table:table-cell>
          <table:table-cell table:style-name="Tabela5.A2" office:value-type="string">
            <text:p text:style-name="P140">(L,CD,E)</text:p>
          </table:table-cell>
          <table:table-cell table:style-name="Tabela5.A2" office:value-type="string">
            <text:p text:style-name="P149">(L,CD,B,A)</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8</text:p>
          </table:table-cell>
          <table:table-cell table:style-name="Tabela5.A2" office:value-type="string">
            <text:p text:style-name="P143"/>
          </table:table-cell>
          <table:table-cell table:style-name="Tabela5.A2" office:value-type="string">
            <text:p text:style-name="P128">(CN,A)</text:p>
          </table:table-cell>
          <table:table-cell table:style-name="Tabela5.A2" office:value-type="string">
            <text:p text:style-name="P140">(L,B,A)</text:p>
          </table:table-cell>
          <table:table-cell table:style-name="Tabela5.A2" office:value-type="string">
            <text:p text:style-name="P149">(L,CD,B,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9</text:p>
          </table:table-cell>
          <table:table-cell table:style-name="Tabela5.A2" office:value-type="string">
            <text:p text:style-name="P143"/>
          </table:table-cell>
          <table:table-cell table:style-name="Tabela5.A2" office:value-type="string">
            <text:p text:style-name="P128">(CN,E)</text:p>
          </table:table-cell>
          <table:table-cell table:style-name="Tabela5.A2" office:value-type="string">
            <text:p text:style-name="P140">(L,B,E)</text:p>
          </table:table-cell>
          <table:table-cell table:style-name="Tabela5.A2" office:value-type="string">
            <text:p text:style-name="P150">(L,CD,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0</text:p>
          </table:table-cell>
          <table:table-cell table:style-name="Tabela5.A2" office:value-type="string">
            <text:p text:style-name="P143"/>
          </table:table-cell>
          <table:table-cell table:style-name="Tabela5.A2" office:value-type="string">
            <text:p text:style-name="P128">(CD,B)</text:p>
          </table:table-cell>
          <table:table-cell table:style-name="Tabela5.A2" office:value-type="string">
            <text:p text:style-name="P141">(L,A,E)</text:p>
          </table:table-cell>
          <table:table-cell table:style-name="Tabela5.A2" office:value-type="string">
            <text:p text:style-name="P150">(L,B,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1</text:p>
          </table:table-cell>
          <table:table-cell table:style-name="Tabela5.A2" office:value-type="string">
            <text:p text:style-name="P143"/>
          </table:table-cell>
          <table:table-cell table:style-name="Tabela5.A2" office:value-type="string">
            <text:p text:style-name="P128">(CD,A)</text:p>
          </table:table-cell>
          <table:table-cell table:style-name="Tabela5.A2" office:value-type="string">
            <text:p text:style-name="P140">(CN,CD,B)</text:p>
          </table:table-cell>
          <table:table-cell table:style-name="Tabela5.A2" office:value-type="string">
            <text:p text:style-name="P150">(CN,CD,B,A)</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2</text:p>
          </table:table-cell>
          <table:table-cell table:style-name="Tabela5.A2" office:value-type="string">
            <text:p text:style-name="P143"/>
          </table:table-cell>
          <table:table-cell table:style-name="Tabela5.A2" office:value-type="string">
            <text:p text:style-name="P128">(CD,E)</text:p>
          </table:table-cell>
          <table:table-cell table:style-name="Tabela5.A2" office:value-type="string">
            <text:p text:style-name="P140">(CN,CD,A)</text:p>
          </table:table-cell>
          <table:table-cell table:style-name="Tabela5.A2" office:value-type="string">
            <text:p text:style-name="P150">(CN,CD,B,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3</text:p>
          </table:table-cell>
          <table:table-cell table:style-name="Tabela5.A2" office:value-type="string">
            <text:p text:style-name="P143"/>
          </table:table-cell>
          <table:table-cell table:style-name="Tabela5.A2" office:value-type="string">
            <text:p text:style-name="P127">(B,A)</text:p>
          </table:table-cell>
          <table:table-cell table:style-name="Tabela5.A2" office:value-type="string">
            <text:p text:style-name="P140">(CN,CD,E)</text:p>
          </table:table-cell>
          <table:table-cell table:style-name="Tabela5.A2" office:value-type="string">
            <text:p text:style-name="P150">(CN,CD,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4</text:p>
          </table:table-cell>
          <table:table-cell table:style-name="Tabela5.A2" office:value-type="string">
            <text:p text:style-name="P143"/>
          </table:table-cell>
          <table:table-cell table:style-name="Tabela5.A2" office:value-type="string">
            <text:p text:style-name="P127">(B,E)</text:p>
          </table:table-cell>
          <table:table-cell table:style-name="Tabela5.A2" office:value-type="string">
            <text:p text:style-name="P152">(A,B,CN)</text:p>
          </table:table-cell>
          <table:table-cell table:style-name="Tabela5.A2" office:value-type="string">
            <text:p text:style-name="P135">(CN,B,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5</text:p>
          </table:table-cell>
          <table:table-cell table:style-name="Tabela5.A2" office:value-type="string">
            <text:p text:style-name="P143"/>
          </table:table-cell>
          <table:table-cell table:style-name="Tabela5.A2" office:value-type="string">
            <text:p text:style-name="P128"><text:span text:style-name="T391">(</text:span>A,E)</text:p>
          </table:table-cell>
          <table:table-cell table:style-name="Tabela5.A2" office:value-type="string">
            <text:p text:style-name="P152">(<text:span text:style-name="T392">E</text:span>,B,CN)</text:p>
          </table:table-cell>
          <table:table-cell table:style-name="Tabela5.A2" office:value-type="string">
            <text:p text:style-name="P134">(CD,B,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6</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52">(A,<text:span text:style-name="T392">E</text:span>,CN)</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7</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0">(CD,B,A)</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8</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1"><text:span text:style-name="T392">(</text:span>CD,B,E)</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9</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53">(A,E,CD)</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20</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1">(B,A,E)</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74">T</text:p>
          </table:table-cell>
          <table:table-cell table:style-name="Tabela5.B22" office:value-type="float" office:value="6">
            <text:p text:style-name="P155">6</text:p>
          </table:table-cell>
          <table:table-cell table:style-name="Tabela5.B22" office:value-type="float" office:value="15">
            <text:p text:style-name="P155">15</text:p>
          </table:table-cell>
          <table:table-cell table:style-name="Tabela5.B22" office:value-type="float" office:value="20">
            <text:p text:style-name="P155">20</text:p>
          </table:table-cell>
          <table:table-cell table:style-name="Tabela5.B22" office:value-type="float" office:value="15">
            <text:p text:style-name="P155">15</text:p>
          </table:table-cell>
          <table:table-cell table:style-name="Tabela5.B22" office:value-type="float" office:value="6">
            <text:p text:style-name="P155">6</text:p>
          </table:table-cell>
          <table:table-cell table:style-name="Tabela5.G22" office:value-type="float" office:value="1">
            <text:p text:style-name="P156">1</text:p>
          </table:table-cell>
        </table:table-row>
      </table:table>
      <text:p text:style-name="P81"/>
      <text:p text:style-name="P81"/>
      <text:p text:style-name="P43"/>
      <text:p text:style-name="P78"><text:span text:style-name="T306">O t</text:span><text:span text:style-name="T294">otal de </text:span><text:span text:style-name="T312">itemset</text:span><text:span text:style-name="T316">s</text:span><text:span text:style-name="T312"> </text:span><text:span text:style-name="T294">possíveis </text:span><text:span text:style-name="T310">descritos na </text:span><text:span text:style-name="T342">tabela </text:span><text:span text:style-name="T343">2.</text:span><text:span text:style-name="T342">3</text:span><text:span text:style-name="T344"> </text:span><text:span text:style-name="T345">é</text:span><text:span text:style-name="T344"> =</text:span><text:span text:style-name="T5"> <text:s/></text:span><text:span text:style-name="T5"><draw:frame draw:style-name="fr3"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41">(</text:span><text:span text:style-name="T245">2.2</text:span><text:span text:style-name="T241">)</text:span></text:p>
      <text:p text:style-name="P77"/>
      <text:p text:style-name="P77"/>
      <text:p text:style-name="P30"><text:s text:c="8"/></text:p>
      <text:p text:style-name="P50"><text:soft-page-break/><text:span text:style-name="T381"><text:s text:c="2"/>Tabela </text:span><text:span text:style-name="T383">2.</text:span><text:span text:style-name="T382">3</text:span><text:span text:style-name="T381">:</text:span><text:span text:style-name="T290"> <text:s/></text:span><text:span text:style-name="T288">Possíveis formações de itemsets</text:span><text:tab/></text:p>
      <table:table table:name="Tabela14" table:style-name="Tabela14">
        <table:table-column table:style-name="Tabela14.A"/>
        <table:table-column table:style-name="Tabela14.B"/>
        <table:table-row>
          <table:table-cell table:style-name="Tabela14.A1" office:value-type="string">
            <text:p text:style-name="P175">mm</text:p>
          </table:table-cell>
          <table:table-cell table:style-name="Tabela14.B1" office:value-type="string">
            <text:p text:style-name="P196">Itemsets</text:p>
          </table:table-cell>
        </table:table-row>
      </table:table>
      <text:p text:style-name="P50"/>
      <table:table table:name="Tabela4" table:style-name="Tabela4">
        <table:table-column table:style-name="Tabela4.A"/>
        <table:table-column table:style-name="Tabela4.B"/>
        <table:table-row>
          <table:table-cell table:style-name="Tabela4.A1" office:value-type="string">
            <text:p text:style-name="P121">1</text:p>
          </table:table-cell>
          <table:table-cell table:style-name="Tabela4.B1" office:value-type="string">
            <text:p text:style-name="P121">2</text:p>
          </table:table-cell>
        </table:table-row>
        <table:table-row>
          <table:table-cell table:style-name="Tabela4.A2" office:value-type="string">
            <text:p text:style-name="P121">2</text:p>
          </table:table-cell>
          <table:table-cell table:style-name="Tabela4.B2" office:value-type="string">
            <text:p text:style-name="P121">4</text:p>
          </table:table-cell>
        </table:table-row>
        <table:table-row>
          <table:table-cell table:style-name="Tabela4.A2" office:value-type="string">
            <text:p text:style-name="P121">3</text:p>
          </table:table-cell>
          <table:table-cell table:style-name="Tabela4.B2" office:value-type="string">
            <text:p text:style-name="P121">8</text:p>
          </table:table-cell>
        </table:table-row>
        <table:table-row>
          <table:table-cell table:style-name="Tabela4.A2" office:value-type="string">
            <text:p text:style-name="P121">4</text:p>
          </table:table-cell>
          <table:table-cell table:style-name="Tabela4.B2" office:value-type="string">
            <text:p text:style-name="P121">16</text:p>
          </table:table-cell>
        </table:table-row>
        <table:table-row>
          <table:table-cell table:style-name="Tabela4.A2" office:value-type="string">
            <text:p text:style-name="P121">5</text:p>
          </table:table-cell>
          <table:table-cell table:style-name="Tabela4.B2" office:value-type="string">
            <text:p text:style-name="P121">32</text:p>
          </table:table-cell>
        </table:table-row>
        <table:table-row>
          <table:table-cell table:style-name="Tabela4.A2" office:value-type="string">
            <text:p text:style-name="P121">6</text:p>
          </table:table-cell>
          <table:table-cell table:style-name="Tabela4.B2" office:value-type="string">
            <text:p text:style-name="P121">64</text:p>
          </table:table-cell>
        </table:table-row>
      </table:table>
      <text:p text:style-name="P48"/>
      <text:p text:style-name="P47"/>
      <text:p text:style-name="P47"><text:tab/>Então o total de <text:span text:style-name="T97">itemsets</text:span> possíveis em nossa base de dados é igual a 2<text:span text:style-name="T8">6</text:span>= <text:span text:style-name="T410">64</text:span>, mas somando todos nossos agrupamentos obtidos na tabela dá um valor de <text:span text:style-name="T410">63</text:span>. <text:span text:style-name="T361">Isto se dá</text:span> porque não temos interesse no agrupamento (<text:span text:style-name="T97">itemset</text:span>) que não possui itens, ou seja, o 1<text:span text:style-name="T2">o</text:span><text:span text:style-name="T190"> </text:span><text:span text:style-name="T229">itemset</text:span><text:span text:style-name="T190">.</text:span></text:p>
      <text:p text:style-name="P51"/>
      <text:p text:style-name="P94"><text:span text:style-name="T334">0</text:span><text:span text:style-name="T333">-Itemset =</text:span><text:span text:style-name="T326"> </text:span><text:span text:style-name="T247">C</text:span><text:span text:style-name="T244"> </text:span><text:span text:style-name="T320">(</text:span><text:span text:style-name="T321">6</text:span><text:span text:style-name="T320">,</text:span><text:span text:style-name="T324">0</text:span><text:span text:style-name="T320">)</text:span><text:span text:style-name="T322"> </text:span><text:span text:style-name="T325">= 6! / </text:span><text:span text:style-name="T324">0</text:span><text:span text:style-name="T325">! (6-</text:span><text:span text:style-name="T324">0</text:span><text:span text:style-name="T325">)! = </text:span><text:span text:style-name="T397">6</text:span><text:span text:style-name="T398">!</text:span><text:span text:style-name="T321"> / <text:s/></text:span><text:span text:style-name="T324">0! x </text:span><text:span text:style-name="T398">6!</text:span><text:span text:style-name="T321"> </text:span><text:span text:style-name="T403"><text:s/>= </text:span><text:span text:style-name="T404">1</text:span><text:span text:style-name="T403">/1 = </text:span><text:span text:style-name="T404">1</text:span><text:span text:style-name="T321"> <text:s/></text:span><text:span text:style-name="T348">→</text:span><text:span text:style-name="T321"> <text:s/></text:span><text:span text:style-name="T332"><text:s/></text:span><text:span text:style-name="T372">itemset</text:span><text:span text:style-name="T363"> (</text:span><text:span text:style-name="T351">Ø</text:span><text:span text:style-name="T363">)</text:span></text:p>
      <text:p text:style-name="P93"><text:span text:style-name="T363">E</text:span><text:span text:style-name="T362">ntão a </text:span><text:span text:style-name="T370">fórmula 2.2</text:span><text:span text:style-name="T362"> evolui para </text:span><text:span text:style-name="T371">itemsets</text:span><text:span text:style-name="T362"> totais = </text:span><text:span text:style-name="T362"><draw:frame draw:style-name="fr3"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27"><text:s/></text:span><text:span text:style-name="T328"><text:s text:c="5"/></text:span><text:span text:style-name="T251"><text:s/>(</text:span><text:span text:style-name="T264">2.3</text:span><text:span text:style-name="T251">)</text:span></text:p>
      <text:p text:style-name="P42"/>
      <text:p text:style-name="P41"><text:span text:style-name="T295"><text:tab/>Será através dos </text:span><text:span text:style-name="T317">Itemsets</text:span><text:span text:style-name="T295"> definidos na base de dados que o algoritmo de mineração em regras de associação realizar</text:span><text:span text:style-name="T296">á</text:span><text:span text:style-name="T295"> o processo de revelação dos relacionamentos nas transções registradas na base de dados. </text:span><text:span text:style-name="T297">O primeiro algoritmo desenvolvido baseado em </text:span><text:span text:style-name="T318">Itemsets</text:span><text:span text:style-name="T297"> foi o Algoritmo APRIORI </text:span><text:span text:style-name="T298">que foi desenvolvido por </text:span><text:span text:style-name="T97">Rakesh Agrawal </text:span><text:span text:style-name="T116">et al</text:span><text:span text:style-name="T443"> </text:span><text:span text:style-name="T141">[</text:span><text:span text:style-name="T144">2</text:span><text:span text:style-name="T141">].</text:span></text:p>
      <text:h text:style-name="P259" text:outline-level="2"><text:bookmark-start text:name="__RefHeading___Toc2869_2898442780"/>REGRA DE ASSOCIAÇÃO<text:bookmark-end text:name="__RefHeading___Toc2869_2898442780"/></text:h>
      <text:p text:style-name="P85"><text:tab/>Regra<text:span text:style-name="T421">s</text:span> de associação basicamente são padrões identificados e avaliados dentro de certas premissas, para a obtenções de informações de relevância para as organizações. O objetivo principal é encontrar elementos <text:span text:style-name="T412">ou grupos de elementos (</text:span><text:span text:style-name="T108">itemsets</text:span><text:span text:style-name="T412">)</text:span> que implicam em outros elementos dentro de uma transação, em um grupo de <text:soft-page-break/>transações registradas <text:s/>ou armazenadas em um banco de dados, ou seja, encontrar relacionamentos ou padrões frequêntes em um conjunto de dados.</text:p>
      <text:p text:style-name="P86"><text:tab/><text:span text:style-name="T414">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10">itemsets </text:span><text:span text:style-name="T137">(</text:span><text:span text:style-name="T158">equação 2.3</text:span><text:span text:style-name="T137">) </text:span><text:span text:style-name="T142">(</text:span><text:span text:style-name="T159">gráfico 1.0</text:span><text:span text:style-name="T142">)</text:span><text:span text:style-name="T137">, </text:span><text:span text:style-name="T139">e em consequência </text:span><text:span text:style-name="T137">o </text:span><text:span text:style-name="T139">número de regras de associações em potencial e o </text:span><text:span text:style-name="T137">tempo de processamento se eleva na mesma proporção, o <text:s/>gerenciamento de memória se torna um grande problema. </text:span><text:span text:style-name="T414">O que obriga o desenvolvimento de algoritmos cada vez mais eficientes através integração de etapas associadas como critérios de corte, indicadores ou métricas de interesse.</text:span></text:p>
      <text:p text:style-name="P89"><text:tab/><text:span text:style-name="T415">Em uma base de dados que possui </text:span><text:span text:style-name="T138">p-</text:span><text:span text:style-name="T111">itemsets, </text:span><text:span text:style-name="T112">o</text:span><text:span text:style-name="T138"> número total de </text:span><text:span text:style-name="T111">itemsets</text:span><text:span text:style-name="T138"> é definido pela equação </text:span><text:span text:style-name="T140">2.3</text:span><text:span text:style-name="T138"> </text:span><text:span text:style-name="T140">(</text:span><text:span text:style-name="T373">itemsets</text:span><text:span text:style-name="T369"> totais = 2</text:span><text:span text:style-name="T9">m</text:span><text:span text:style-name="T252"> – 1</text:span><text:span text:style-name="T256">)</text:span><text:span text:style-name="T252">, </text:span><text:span text:style-name="T253">sendo m o total de itens na base de dados, </text:span><text:span text:style-name="T256">cada p-i</text:span><text:span text:style-name="T276">temset</text:span><text:span text:style-name="T256"> gera 2</text:span><text:span text:style-name="T10">r</text:span><text:span text:style-name="T256">-1 regras em potencial.</text:span><text:span text:style-name="T253"> </text:span><text:span text:style-name="T254">Sendo assim <text:s/>o total de regras de associação em potencial </text:span><text:span text:style-name="T255">(ou seja, todas as possíveis combinações de </text:span><text:span text:style-name="T259">p-</text:span><text:span text:style-name="T275">itemsets</text:span><text:span text:style-name="T255"> com itens </text:span><text:span text:style-name="T259">ou grupo de itens contidos neste</text:span><text:span text:style-name="T258"> </text:span><text:span text:style-name="T277">itemset</text:span><text:span text:style-name="T255">) é:</text:span></text:p>
      <text:p text:style-name="P89"><text:span text:style-name="T259">Total de regras de associação em potencial é </text:span><text:span text:style-name="T257">=</text:span><text:span text:style-name="T255"> </text:span><draw:frame draw:style-name="fr3"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42">(</text:span><text:span text:style-name="T246">2.4</text:span><text:span text:style-name="T242">)</text:span></text:p>
      <text:p text:style-name="P88"><text:span text:style-name="T260">Em uma base de dados com 3 itens </text:span><text:span text:style-name="T278">I</text:span><text:span text:style-name="T261"> </text:span><text:span text:style-name="T269">= {Lápis, Apontador, Estojo}</text:span></text:p>
      <text:p text:style-name="P91"><text:span text:style-name="T265">Possui </text:span><text:span text:style-name="T279">itemsets</text:span><text:span text:style-name="T270"> totais = 2</text:span><text:span text:style-name="T12">m</text:span><text:span text:style-name="T270"> – 1 </text:span><text:span text:style-name="T265">= 2</text:span><text:span text:style-name="T11">3</text:span><text:span text:style-name="T265"> – 1 = 7</text:span></text:p>
      <text:p text:style-name="P91"><text:span text:style-name="T273">T</text:span><text:span text:style-name="T271">otal </text:span><text:span text:style-name="T273">(candidatos)</text:span><text:span text:style-name="T271"> </text:span><text:span text:style-name="T273">a</text:span><text:span text:style-name="T271"> regras de associação </text:span><text:span text:style-name="T265">= </text:span><text:span text:style-name="T242">3</text:span><text:span text:style-name="T6">m</text:span><text:span text:style-name="T242"> – 2</text:span><text:span text:style-name="T6">m</text:span><text:span text:style-name="T242"> </text:span><text:span text:style-name="T240">= 3</text:span><text:span text:style-name="T4">3</text:span><text:span text:style-name="T240"> – 2</text:span><text:span text:style-name="T4">3</text:span><text:span text:style-name="T240"> = 27 – 8 <text:s/>= 19</text:span></text:p>
      <text:p text:style-name="P57"/>
      <text:p text:style-name="P52"/>
      <text:p text:style-name="P49"><text:span text:style-name="T381"><text:s/>Tabela </text:span><text:span text:style-name="T383">2.</text:span><text:span text:style-name="T385">5</text:span><text:span text:style-name="T381">:</text:span><text:span text:style-name="T290"> <text:s/></text:span><text:span text:style-name="T291">Relação entre itens,</text:span><text:span text:style-name="T288"> </text:span><text:span text:style-name="T127">itemsets</text:span><text:span text:style-name="T288"> </text:span><text:span text:style-name="T291">e candidatos a regras de associação.</text:span></text:p>
      <table:table table:name="Tabela13" table:style-name="Tabela13">
        <table:table-column table:style-name="Tabela13.A"/>
        <table:table-column table:style-name="Tabela13.B"/>
        <table:table-column table:style-name="Tabela13.C"/>
        <table:table-row>
          <table:table-cell table:style-name="Tabela13.A1" office:value-type="string">
            <text:p text:style-name="P174">m</text:p>
          </table:table-cell>
          <table:table-cell table:style-name="Tabela13.A1" office:value-type="string">
            <text:p text:style-name="P195">Itemsets</text:p>
          </table:table-cell>
          <table:table-cell table:style-name="Tabela13.C1" office:value-type="string">
            <text:p text:style-name="P198">Regras de associação</text:p>
          </table:table-cell>
        </table:table-row>
      </table:table>
      <text:p text:style-name="P82"/>
      <table:table table:name="Tabela7" table:style-name="Tabela7">
        <table:table-column table:style-name="Tabela7.A"/>
        <table:table-column table:style-name="Tabela7.B"/>
        <table:table-column table:style-name="Tabela7.C"/>
        <table:table-row>
          <table:table-cell table:style-name="Tabela7.A1" office:value-type="string">
            <text:p text:style-name="P124">1</text:p>
          </table:table-cell>
          <table:table-cell table:style-name="Tabela7.A1" office:value-type="string">
            <text:p text:style-name="P168">1</text:p>
          </table:table-cell>
          <table:table-cell table:style-name="Tabela7.C1" office:value-type="string">
            <text:p text:style-name="P168">1</text:p>
          </table:table-cell>
        </table:table-row>
        <table:table-row>
          <table:table-cell table:style-name="Tabela7.A2" office:value-type="string">
            <text:p text:style-name="P124">2</text:p>
          </table:table-cell>
          <table:table-cell table:style-name="Tabela7.A2" office:value-type="string">
            <text:p text:style-name="P168">3</text:p>
          </table:table-cell>
          <table:table-cell table:style-name="Tabela7.C2" office:value-type="string">
            <text:p text:style-name="P168">5</text:p>
          </table:table-cell>
        </table:table-row>
        <table:table-row>
          <table:table-cell table:style-name="Tabela7.A2" office:value-type="string">
            <text:p text:style-name="P124">3</text:p>
          </table:table-cell>
          <table:table-cell table:style-name="Tabela7.A2" office:value-type="string">
            <text:p text:style-name="P168">7</text:p>
          </table:table-cell>
          <table:table-cell table:style-name="Tabela7.C2" office:value-type="string">
            <text:p text:style-name="P168">19</text:p>
          </table:table-cell>
        </table:table-row>
        <table:table-row>
          <table:table-cell table:style-name="Tabela7.A2" office:value-type="string">
            <text:p text:style-name="P124">4</text:p>
          </table:table-cell>
          <table:table-cell table:style-name="Tabela7.A2" office:value-type="string">
            <text:p text:style-name="P168">15</text:p>
          </table:table-cell>
          <table:table-cell table:style-name="Tabela7.C2" office:value-type="string">
            <text:p text:style-name="P168">65</text:p>
          </table:table-cell>
        </table:table-row>
        <table:table-row>
          <table:table-cell table:style-name="Tabela7.A2" office:value-type="string">
            <text:p text:style-name="P124">5</text:p>
          </table:table-cell>
          <table:table-cell table:style-name="Tabela7.A2" office:value-type="string">
            <text:p text:style-name="P124">3<text:span text:style-name="T420">1</text:span></text:p>
          </table:table-cell>
          <table:table-cell table:style-name="Tabela7.C2" office:value-type="string">
            <text:p text:style-name="P168">211</text:p>
          </table:table-cell>
        </table:table-row>
        <table:table-row>
          <table:table-cell table:style-name="Tabela7.A2" office:value-type="string">
            <text:p text:style-name="P124">6</text:p>
          </table:table-cell>
          <table:table-cell table:style-name="Tabela7.A2" office:value-type="string">
            <text:p text:style-name="P124">6<text:span text:style-name="T420">3</text:span></text:p>
          </table:table-cell>
          <table:table-cell table:style-name="Tabela7.C2" office:value-type="string">
            <text:p text:style-name="P168">665</text:p>
          </table:table-cell>
        </table:table-row>
      </table:table>
      <text:p text:style-name="P53"/>
      <text:p text:style-name="P87"><text:soft-page-break/><text:span text:style-name="T261"><text:s/>Tabela </text:span><text:span text:style-name="T262">2.</text:span><text:span text:style-name="T263">4</text:span><text:span text:style-name="T261">:</text:span><text:span text:style-name="T266"> <text:s/></text:span><text:span text:style-name="T268">tod</text:span><text:span text:style-name="T273">o</text:span><text:span text:style-name="T268">s </text:span><text:span text:style-name="T273">o</text:span><text:span text:style-name="T268">s p</text:span><text:span text:style-name="T267">ossíveis </text:span><text:span text:style-name="T268">c</text:span><text:span text:style-name="T273">andidatos a</text:span><text:span text:style-name="T272"> </text:span><text:span text:style-name="T268">regras de associação</text:span><text:span text:style-name="T267"> <text:s/></text:span><text:span text:style-name="T273">em </text:span><text:span text:style-name="T280">I</text:span><text:span text:style-name="T273"> = 3</text:span></text:p>
      <table:table table:name="Tabela12" table:style-name="Tabela12">
        <table:table-column table:style-name="Tabela12.A"/>
        <table:table-column table:style-name="Tabela12.B"/>
        <table:table-column table:style-name="Tabela12.C"/>
        <table:table-row>
          <table:table-cell table:style-name="Tabela12.A1" office:value-type="string">
            <text:p text:style-name="P173">m</text:p>
          </table:table-cell>
          <table:table-cell table:style-name="Tabela12.A1" office:value-type="string">
            <text:p text:style-name="P194">Itemsets</text:p>
          </table:table-cell>
          <table:table-cell table:style-name="Tabela12.C1" office:value-type="string">
            <text:p text:style-name="P197">Regras de associação</text:p>
          </table:table-cell>
        </table:table-row>
      </table:table>
      <text:p text:style-name="P56"/>
      <table:table table:name="Tabela3" table:style-name="Tabela3">
        <table:table-column table:style-name="Tabela3.A"/>
        <table:table-column table:style-name="Tabela3.B"/>
        <table:table-column table:style-name="Tabela3.C"/>
        <table:table-row>
          <table:table-cell table:style-name="Tabela3.A1" office:value-type="string">
            <text:p text:style-name="P122">1 - <text:span text:style-name="T416">(Lápis)</text:span></text:p>
          </table:table-cell>
          <table:table-cell table:style-name="Tabela3.A1" office:value-type="string">
            <text:p text:style-name="P162">1 - (Lápis)</text:p>
          </table:table-cell>
          <table:table-cell table:style-name="Tabela3.C1" office:value-type="string">
            <text:p text:style-name="P163"><text:span text:style-name="T418">1 - </text:span><text:s/>(Lápis) <text:span text:style-name="T417">=&gt; </text:span><text:s/>(Lápis)</text:p>
          </table:table-cell>
        </table:table-row>
        <table:table-row>
          <table:table-cell table:style-name="Tabela3.A2" office:value-type="string">
            <text:p text:style-name="P123">2 – <text:span text:style-name="T416">(Lápis,</text:span></text:p>
            <text:p text:style-name="P164">Apontador)</text:p>
          </table:table-cell>
          <table:table-cell table:style-name="Tabela3.A2" office:value-type="string">
            <text:p text:style-name="P164">3 – (Lápis),</text:p>
            <text:p text:style-name="P164"><text:s/>(Apontador),</text:p>
            <text:p text:style-name="P164"><text:s/>(Lápis, Apontador)</text:p>
          </table:table-cell>
          <table:table-cell table:style-name="Tabela3.C2" office:value-type="string">
            <text:p text:style-name="P163"><text:span text:style-name="T418">5 - </text:span>(Lápis) <text:span text:style-name="T417">=&gt; </text:span><text:s/>(Lápis)</text:p>
            <text:p text:style-name="P166">(Apontador) =&gt; (Apontador)</text:p>
            <text:p text:style-name="P166">(Lápis, Apontador) =&gt; (<text:span text:style-name="T418">Lápis</text:span>)</text:p>
            <text:p text:style-name="P167">(Lápis, Apontador) =&gt; (<text:span text:style-name="T418">Apontador</text:span>)</text:p>
            <text:p text:style-name="P167">(Lápis, Apontador) =&gt; (<text:span text:style-name="T418">Lápis, Apontador</text:span>)</text:p>
          </table:table-cell>
        </table:table-row>
        <table:table-row>
          <table:table-cell table:style-name="Tabela3.A2" office:value-type="string">
            <text:p text:style-name="P123">3 – <text:span text:style-name="T416">(Lápis,</text:span></text:p>
            <text:p text:style-name="P164">Apontador,Estojo)</text:p>
          </table:table-cell>
          <table:table-cell table:style-name="Tabela3.A2" office:value-type="string">
            <text:p text:style-name="P164">7 – (Lápis),</text:p>
            <text:p text:style-name="P164"><text:s/>(Apontador),</text:p>
            <text:p text:style-name="P164"><text:s/><text:span text:style-name="T417">(Estojo),</text:span></text:p>
            <text:p text:style-name="P164"><text:span text:style-name="T417"><text:s/></text:span>(Lápis, Apontador),</text:p>
            <text:p text:style-name="P164"><text:s/><text:span text:style-name="T417">(Lápis, Estojo),</text:span></text:p>
            <text:p text:style-name="P167">(Apontador, Estojo),</text:p>
            <text:p text:style-name="P164"><text:span text:style-name="T417">(</text:span>Lápis, Apontador, Estojo<text:span text:style-name="T417">) </text:span></text:p>
          </table:table-cell>
          <table:table-cell table:style-name="Tabela3.C2" office:value-type="string">
            <text:p text:style-name="P164"><text:span text:style-name="T419">19 - </text:span>(Lápis) <text:span text:style-name="T417">=&gt; </text:span>(Lápis)</text:p>
            <text:p text:style-name="P164">(<text:span text:style-name="T418">Apontador</text:span>) <text:span text:style-name="T417">=&gt; </text:span>(<text:span text:style-name="T418">Apontador</text:span>)</text:p>
            <text:p text:style-name="P167">(<text:span text:style-name="T418">Estojo</text:span>) =&gt; (<text:span text:style-name="T418">Estojo</text:span>)</text:p>
            <text:p text:style-name="P167">(Lápis, Apontador) =&gt; (<text:span text:style-name="T418">Lápis</text:span>)</text:p>
            <text:p text:style-name="P167">(Lápis, Apontador) =&gt; (<text:span text:style-name="T418">Apontador</text:span>)</text:p>
            <text:p text:style-name="P167">(Lápis, Apontador) =&gt; (<text:span text:style-name="T418">Lápis, Apontador</text:span>)</text:p>
            <text:p text:style-name="P167">(Lápis, <text:span text:style-name="T418">Estojo</text:span>) =&gt; (<text:span text:style-name="T418">Lápis</text:span>)</text:p>
            <text:p text:style-name="P167">(Lápis, <text:span text:style-name="T418">Estojo</text:span>) =&gt; (<text:span text:style-name="T418">Estojo</text:span>)</text:p>
            <text:p text:style-name="P167">(Lápis, <text:span text:style-name="T418">Estojo</text:span>) =&gt; (<text:span text:style-name="T418">Lápis, Estojo</text:span>)</text:p>
            <text:p text:style-name="P167">(Apontador, <text:span text:style-name="T418">Estojo</text:span>) =&gt; (<text:span text:style-name="T418">Apontador</text:span>)</text:p>
            <text:p text:style-name="P167">(Apontador, <text:span text:style-name="T418">Estojo</text:span>) =&gt; (<text:span text:style-name="T418">Estojo</text:span>)</text:p>
            <text:p text:style-name="P167">(Apontador, <text:span text:style-name="T418">Estojo</text:span>) =&gt; (<text:span text:style-name="T418">Apontador, Estojo</text:span>)</text:p>
            <text:p text:style-name="P165"><text:span text:style-name="T417">(</text:span>Lápis, Apontador, Estojo<text:span text:style-name="T417">) =&gt; </text:span>(Lápis)</text:p>
            <text:p text:style-name="P165"><text:span text:style-name="T417">(</text:span>Lápis, Apontador, Estojo<text:span text:style-name="T417">) =&gt; </text:span>(<text:span text:style-name="T419">Apontador</text:span>)</text:p>
            <text:p text:style-name="P165"><text:span text:style-name="T417">(</text:span>Lápis, Apontador, Estojo<text:span text:style-name="T417">) =&gt; </text:span>(<text:span text:style-name="T419">Estojo</text:span>)</text:p>
            <text:p text:style-name="P165"><text:span text:style-name="T417">(</text:span>Lápis, Apontador, Estojo<text:span text:style-name="T417">) =&gt; </text:span>(Lápis, <text:span text:style-name="T419">Apontador</text:span>)</text:p>
            <text:p text:style-name="P165"><text:span text:style-name="T417">(</text:span>Lápis, Apontador, Estojo<text:span text:style-name="T417">) =&gt; </text:span>(Lápis, <text:span text:style-name="T419">Estojo</text:span>)</text:p>
            <text:p text:style-name="P165"><text:span text:style-name="T417">(</text:span>Lápis, Apontador, Estojo<text:span text:style-name="T417">) =&gt; </text:span>(<text:span text:style-name="T419">Apontador</text:span>, <text:span text:style-name="T419">Estojo</text:span>)</text:p>
            <text:p text:style-name="P165"><text:span text:style-name="T417">(</text:span>Lápis, Apontador, Estojo<text:span text:style-name="T417">) =&gt; </text:span>(<text:span text:style-name="T419">Lápis, Apontador</text:span>, <text:span text:style-name="T419">Estojo</text:span>)</text:p>
          </table:table-cell>
        </table:table-row>
      </table:table>
      <text:p text:style-name="P54"/>
      <text:p text:style-name="P31"><text:s/></text:p>
      <text:p text:style-name="P55"/>
      <text:p text:style-name="P55"/>
      <text:p text:style-name="P55"/>
      <text:p text:style-name="P28"><text:soft-page-break/><text:span text:style-name="T252">G</text:span><text:span text:style-name="T251">rafico 1.0: <text:s/></text:span><text:span text:style-name="T274">Evolução de itens x Candidatos a regras de associação</text:span></text:p>
      <text:p text:style-name="P104"><draw:frame draw:style-name="fr5"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06">Agrawal et al </text:span><text:span text:style-name="T135"><text:s/></text:span><text:span text:style-name="T443">[1] </text:span><text:span text:style-name="T18">d</text:span><text:span text:style-name="T19">escreve</text:span><text:span text:style-name="T17"> as relações entre </text:span><text:span text:style-name="T107">itemsets</text:span><text:span text:style-name="T17">, e consiste em declarações da seguinte forma, </text:span>A⇒C onde A (antecedente) e C (consequente) representam conjuntos disjuntos de itens de uma mesma transação.</text:p>
      <text:p text:style-name="P84"><text:tab/><text:span text:style-name="T411">O modelo formal proposto é definido por: Temos que</text:span><text:span text:style-name="T106"> I </text:span><text:span text:style-name="T135">= {</text:span><text:span text:style-name="T106">i</text:span><text:span text:style-name="T185">1</text:span><text:span text:style-name="T196">, </text:span><text:span text:style-name="T230">i</text:span><text:span text:style-name="T185">2</text:span><text:span text:style-name="T196">, </text:span><text:span text:style-name="T230">i</text:span><text:span text:style-name="T185">3</text:span><text:span text:style-name="T196">, …, </text:span><text:span text:style-name="T230">i</text:span><text:span text:style-name="T185">m</text:span><text:span text:style-name="T135">} </text:span><text:span text:style-name="T411">é um conjunto de atributos binários chamados itens. Temos que </text:span><text:span text:style-name="T106">D</text:span><text:span text:style-name="T411"> = {</text:span><text:span text:style-name="T129">T</text:span><text:span text:style-name="T189">1</text:span><text:span text:style-name="T250">, </text:span><text:span text:style-name="T235">T</text:span><text:span text:style-name="T186">2</text:span><text:span text:style-name="T210">, </text:span><text:span text:style-name="T235">T</text:span><text:span text:style-name="T187">3</text:span><text:span text:style-name="T211">, …, </text:span><text:span text:style-name="T236">T</text:span><text:span text:style-name="T187">m</text:span><text:span text:style-name="T411">} é uma banco de dados de transações, onde cada transação </text:span><text:span text:style-name="T106">T</text:span><text:span text:style-name="T411"> é um conjunto de itens tal que </text:span><text:span text:style-name="T106">T </text:span><text:span text:style-name="T161">C</text:span><text:span text:style-name="T162"> </text:span><text:span text:style-name="T130">I</text:span><text:span text:style-name="T162">. C</text:span><text:span text:style-name="T163">cada transação </text:span><text:span text:style-name="T131">T </text:span><text:span text:style-name="T163">é representada como um vetor binário com t[k] = 1 se </text:span><text:span text:style-name="T131">T </text:span><text:span text:style-name="T163">contém o item</text:span><text:span text:style-name="T131"> i</text:span><text:span text:style-name="T188">k</text:span><text:span text:style-name="T219">, e t</text:span><text:span text:style-name="T163">[k] = 0 caso o contrário. Há uma tupla no banco de dados para cada transação. Considerando que X é subconjunto de </text:span><text:span text:style-name="T131">I</text:span><text:span text:style-name="T163">, uma transaçãso </text:span><text:span text:style-name="T131">T </text:span><text:span text:style-name="T163">contém </text:span><text:span text:style-name="T131">X </text:span><text:span text:style-name="T163">se para todos os itens i</text:span><text:span text:style-name="T188">k</text:span><text:span text:style-name="T219"> em </text:span><text:span text:style-name="T239">X</text:span><text:span text:style-name="T219">, t[k] = 1.</text:span></text:p>
      <text:p text:style-name="P102"><text:span text:style-name="T219"><text:tab/></text:span><text:span text:style-name="T243">Uma regra de associação é uma implicação da forma </text:span><text:span text:style-name="T335">X </text:span><text:span text:style-name="T338">=</text:span><text:span text:style-name="T339">&gt;</text:span><text:span text:style-name="T335"> Y </text:span><text:span text:style-name="T338">, onde </text:span><text:span text:style-name="T335">X </text:span><text:span text:style-name="T336">C</text:span><text:span text:style-name="T335"> I</text:span><text:span text:style-name="T338">, </text:span><text:span text:style-name="T335">Y </text:span><text:span text:style-name="T336">C</text:span><text:span text:style-name="T335"> I</text:span><text:span text:style-name="T338">, e </text:span><text:span text:style-name="T335">X </text:span><text:span text:style-name="T354">∩</text:span><text:span text:style-name="T335"> Y </text:span><text:span text:style-name="T338">= </text:span><text:span text:style-name="T355">Ø</text:span><text:span text:style-name="T352">, ou seja, </text:span><text:span text:style-name="T356">X</text:span><text:span text:style-name="T352"> é </text:span><text:span text:style-name="T353">sub</text:span><text:span text:style-name="T352">conjunto de </text:span><text:span text:style-name="T356">I</text:span><text:span text:style-name="T352">, e </text:span><text:span text:style-name="T356">Y</text:span><text:span text:style-name="T338"> </text:span><text:span text:style-name="T339">é </text:span><text:span text:style-name="T340">sub</text:span><text:span text:style-name="T339">conjunto de </text:span><text:span text:style-name="T337">I </text:span><text:span text:style-name="T330">que não está presente em</text:span><text:span text:style-name="T337"> X</text:span><text:span text:style-name="T330">. </text:span><text:span text:style-name="T329">A</text:span><text:span text:style-name="T338"> regra </text:span><text:span text:style-name="T335">X </text:span><text:span text:style-name="T338">=</text:span><text:span text:style-name="T339">&gt;</text:span><text:span text:style-name="T335"> Y </text:span><text:span text:style-name="T338">é válida no conjunto de transações </text:span><text:span text:style-name="T335">T</text:span><text:span text:style-name="T338">, com o grau de confiança </text:span><text:span text:style-name="T340">0 </text:span><text:span text:style-name="T408">≤ </text:span><text:span text:style-name="T338">c </text:span><text:span text:style-name="T408">≤ 1</text:span><text:span text:style-name="T338">, se </text:span><text:span text:style-name="T340">no mínimo </text:span><text:span text:style-name="T338">c% das transações em </text:span><text:span text:style-name="T335">T </text:span><text:span text:style-name="T338">que contêm </text:span><text:span text:style-name="T335">X </text:span><text:span text:style-name="T338">também contêm </text:span><text:span text:style-name="T335">Y </text:span><text:span text:style-name="T338">. A regra </text:span><text:span text:style-name="T335">X </text:span><text:span text:style-name="T338">=</text:span><text:span text:style-name="T340">&gt;</text:span><text:span text:style-name="T335"> Y </text:span><text:span text:style-name="T338">tem suporte s em </text:span><text:span text:style-name="T335">T</text:span><text:span text:style-name="T338">, se s% das transações em </text:span><text:span text:style-name="T335">T </text:span><text:span text:style-name="T338">contêm </text:span><text:span text:style-name="T335">X</text:span><text:span text:style-name="T329"> </text:span><text:span text:style-name="T331">U</text:span><text:span text:style-name="T329"> </text:span><text:span text:style-name="T335">Y </text:span><text:span text:style-name="T338">. Se as condições forem satisfeitas, c% representará o fator de confiabilidade e s% o fator de suporte.</text:span></text:p>
      <text:h text:style-name="P260" text:outline-level="2"><text:bookmark-start text:name="__RefHeading___Toc6939_3207276734"/><text:soft-page-break/>SUPORTE<text:bookmark-end text:name="__RefHeading___Toc6939_3207276734"/></text:h>
      <text:p text:style-name="P100"><text:tab/><text:span text:style-name="T422">Um dos maiores desafios em regras de associação é o tamanho do banco de dados a ser minerado. Como as quantidade de possíveis regras de associação crescem exponencialmente de acordo com o n</text:span><text:span text:style-name="T13">0</text:span><text:span text:style-name="T281"> de itens presentes no banco de dados, se faz necessário a construção de métodos que evidenciem e tornem mais eficientes os processos de descoberta de regras de associação pois o custo computacional cresce na mesma proporção. </text:span><text:span text:style-name="T282">Sendo assim se fez necessário a introdução de métodos que separem de tod</text:span><text:span text:style-name="T283">a</text:span><text:span text:style-name="T282">s </text:span><text:span text:style-name="T283">as</text:span><text:span text:style-name="T282"> </text:span><text:span text:style-name="T199">regras</text:span><text:span text:style-name="T197"> existentes, </text:span><text:span text:style-name="T199">a</text:span><text:span text:style-name="T197">s que possuem maior interesse.</text:span></text:p>
      <text:p text:style-name="P101"><text:span text:style-name="T197"><text:tab/></text:span><text:span text:style-name="T200">C</text:span><text:span text:style-name="T197">om o objetivo de reduzir o número de regras evitando gerar regras que cubram poucos eventos, ou seja </text:span><text:span text:style-name="T231">itemsets</text:span><text:span text:style-name="T197"> pouco frequentes, </text:span><text:span text:style-name="T198">utiliza-se o conceito de “</text:span><text:span text:style-name="T209">S</text:span><text:span text:style-name="T208">uporte”</text:span><text:span text:style-name="T198">. </text:span><text:span text:style-name="T200">O suporte considera </text:span><text:span text:style-name="T208">a frequencia </text:span><text:span text:style-name="T200">que os </text:span><text:span text:style-name="T232">itemsets</text:span><text:span text:style-name="T200"> </text:span><text:span text:style-name="T208">candidatos estão </text:span><text:span text:style-name="T200">presentes nas transações </text:span><text:span text:style-name="T204">d</text:span><text:span text:style-name="T200">o banco de dados. </text:span><text:span text:style-name="T208">Através de uma restrição definida como “</text:span><text:span text:style-name="T209">S</text:span><text:span text:style-name="T208">uporte mínimo” revelam-se os </text:span><text:span text:style-name="T234">itemsets</text:span><text:span text:style-name="T208"> </text:span><text:span text:style-name="T200">que possuam um <text:s/>valor de frequencia ou suporte maior ou igual a este. </text:span><text:span text:style-name="T201">O valor de suporte </text:span><text:span text:style-name="T203">mínimo</text:span><text:span text:style-name="T201"> pode ser descrito como valor absoluto (valor </text:span><text:span text:style-name="T284">≥</text:span><text:span text:style-name="T248"> 1) </text:span><text:span text:style-name="T202">o</text:span><text:span text:style-name="T203">u</text:span><text:span text:style-name="T201"> valor relativo (0 </text:span><text:span text:style-name="T284">≤ </text:span><text:span text:style-name="T201">valor </text:span><text:span text:style-name="T285">≤</text:span><text:span text:style-name="T248"> 1).</text:span><text:span text:style-name="T201"> Pegando nossa base de dados (</text:span><text:span text:style-name="T220">Tabela </text:span><text:span text:style-name="T221">2.</text:span><text:span text:style-name="T222">2</text:span><text:span text:style-name="T193">), vamos estabelecer um </text:span><text:span text:style-name="T195">s</text:span><text:span text:style-name="T193">uporte mínimo = 3</text:span><text:span text:style-name="T194">.</text:span></text:p>
      <text:p text:style-name="P58"/>
      <text:p text:style-name="P15"><text:span text:style-name="T223">Tabela </text:span><text:span text:style-name="T221">2.</text:span><text:span text:style-name="T223">5</text:span><text:span text:style-name="T194">:</text:span><text:span text:style-name="T212"> <text:s/></text:span><text:span text:style-name="T213">Relação</text:span><text:span text:style-name="T212"> de </text:span><text:span text:style-name="T213">itens </text:span><text:span text:style-name="T217">presentes nas transações</text:span></text:p>
      <table:table table:name="Tabela11" table:style-name="Tabela11">
        <table:table-column table:style-name="Tabela11.A"/>
        <table:table-column table:style-name="Tabela11.B"/>
        <table:table-row>
          <table:table-cell table:style-name="Tabela11.A1" office:value-type="string">
            <text:p text:style-name="P172">N<text:span text:style-name="T2">o</text:span><text:span text:style-name="T190"> </text:span></text:p>
          </table:table-cell>
          <table:table-cell table:style-name="Tabela11.B1" office:value-type="string">
            <text:p text:style-name="P172"><text:span text:style-name="T429">I</text:span>tens presentes na transação</text:p>
          </table:table-cell>
        </table:table-row>
      </table:table>
      <text:p text:style-name="P66"/>
      <table:table table:name="Tabela8" table:style-name="Tabela8">
        <table:table-column table:style-name="Tabela8.A"/>
        <table:table-column table:style-name="Tabela8.B"/>
        <table:table-row>
          <table:table-cell table:style-name="Tabela8.A1" office:value-type="string">
            <text:p text:style-name="P169">1<text:span text:style-name="T2">a</text:span></text:p>
          </table:table-cell>
          <table:table-cell table:style-name="Tabela8.B1" office:value-type="string">
            <text:p text:style-name="P170">Caneta-<text:span text:style-name="T424">CN</text:span>, Borracha-<text:span text:style-name="T424">B</text:span>, Estojo-<text:span text:style-name="T424">E</text:span></text:p>
          </table:table-cell>
        </table:table-row>
        <table:table-row table:style-name="Tabela8.2">
          <table:table-cell table:style-name="Tabela8.A2" office:value-type="string">
            <text:p text:style-name="P169">2<text:span text:style-name="T2">a</text:span></text:p>
          </table:table-cell>
          <table:table-cell table:style-name="Tabela8.B2" office:value-type="string">
            <text:p text:style-name="P171">Lápis-<text:span text:style-name="T424">L</text:span>, Caneta-<text:span text:style-name="T424">CN</text:span></text:p>
          </table:table-cell>
        </table:table-row>
        <table:table-row>
          <table:table-cell table:style-name="Tabela8.A2" office:value-type="string">
            <text:p text:style-name="P169">3<text:span text:style-name="T2">a</text:span></text:p>
          </table:table-cell>
          <table:table-cell table:style-name="Tabela8.B2" office:value-type="string">
            <text:p text:style-name="P171">Caneta-<text:span text:style-name="T424">CN</text:span>, Caderno-<text:span text:style-name="T424">CD</text:span>, Borracha-<text:span text:style-name="T424">B</text:span>, Apontador-<text:span text:style-name="T424">A</text:span>, Estojo-<text:span text:style-name="T424">E</text:span></text:p>
          </table:table-cell>
        </table:table-row>
        <table:table-row>
          <table:table-cell table:style-name="Tabela8.A2" office:value-type="string">
            <text:p text:style-name="P169">4<text:span text:style-name="T2">a</text:span></text:p>
          </table:table-cell>
          <table:table-cell table:style-name="Tabela8.B2" office:value-type="string">
            <text:p text:style-name="P171">Apontador-<text:span text:style-name="T424">A</text:span>, Estojo-<text:span text:style-name="T424">E</text:span></text:p>
          </table:table-cell>
        </table:table-row>
        <table:table-row>
          <table:table-cell table:style-name="Tabela8.A2" office:value-type="string">
            <text:p text:style-name="P169">5<text:span text:style-name="T2">a</text:span></text:p>
          </table:table-cell>
          <table:table-cell table:style-name="Tabela8.B2" office:value-type="string">
            <text:p text:style-name="P171">Lápis-<text:span text:style-name="T424">L</text:span>, Caneta-<text:span text:style-name="T424">CN</text:span>, Caderno-<text:span text:style-name="T424">CD</text:span></text:p>
          </table:table-cell>
        </table:table-row>
        <table:table-row>
          <table:table-cell table:style-name="Tabela8.A2" office:value-type="string">
            <text:p text:style-name="P169">6<text:span text:style-name="T2">a</text:span></text:p>
          </table:table-cell>
          <table:table-cell table:style-name="Tabela8.B2" office:value-type="string">
            <text:p text:style-name="P171">Caderno-<text:span text:style-name="T424">CD</text:span>, Estojo-<text:span text:style-name="T424">E</text:span></text:p>
          </table:table-cell>
        </table:table-row>
        <table:table-row>
          <table:table-cell table:style-name="Tabela8.A2" office:value-type="string">
            <text:p text:style-name="P169">7<text:span text:style-name="T2">a</text:span></text:p>
          </table:table-cell>
          <table:table-cell table:style-name="Tabela8.B2" office:value-type="string">
            <text:p text:style-name="P171">Lápis-<text:span text:style-name="T424">L</text:span>, Borracha-<text:span text:style-name="T424">B</text:span>, Apontador-<text:span text:style-name="T424">A</text:span> </text:p>
          </table:table-cell>
        </table:table-row>
        <table:table-row>
          <table:table-cell table:style-name="Tabela8.A2" office:value-type="string">
            <text:p text:style-name="P169">8<text:span text:style-name="T2">a</text:span></text:p>
          </table:table-cell>
          <table:table-cell table:style-name="Tabela8.B2" office:value-type="string">
            <text:p text:style-name="P171">Caderno-<text:span text:style-name="T425">CD</text:span></text:p>
          </table:table-cell>
        </table:table-row>
        <table:table-row>
          <table:table-cell table:style-name="Tabela8.A2" office:value-type="string">
            <text:p text:style-name="P169">9<text:span text:style-name="T2">a</text:span></text:p>
          </table:table-cell>
          <table:table-cell table:style-name="Tabela8.B2" office:value-type="string">
            <text:p text:style-name="P171">Lápis-<text:span text:style-name="T424">L</text:span>, Caneta-<text:span text:style-name="T424">CN</text:span>, Caderno-<text:span text:style-name="T424">CD</text:span>, Borracha-<text:span text:style-name="T424">B</text:span>, Apontador-<text:span text:style-name="T424">A</text:span>, Estojo-<text:span text:style-name="T424">E</text:span></text:p>
          </table:table-cell>
        </table:table-row>
        <table:table-row>
          <table:table-cell table:style-name="Tabela8.A2" office:value-type="string">
            <text:p text:style-name="P169">10<text:span text:style-name="T2">a</text:span></text:p>
          </table:table-cell>
          <table:table-cell table:style-name="Tabela8.B2" office:value-type="string">
            <text:p text:style-name="P171">Caderno-<text:span text:style-name="T424">CD</text:span>, Borracha-<text:span text:style-name="T424">B</text:span>, Apontador-<text:span text:style-name="T424">A</text:span></text:p>
          </table:table-cell>
        </table:table-row>
      </table:table>
      <text:p text:style-name="P67"/>
      <text:p text:style-name="P67"/>
      <text:p text:style-name="P16"><text:soft-page-break/><text:span text:style-name="T223">Tabela </text:span><text:span text:style-name="T221">2.</text:span><text:span text:style-name="T224">6</text:span><text:span text:style-name="T226">1</text:span><text:span text:style-name="T194">:</text:span><text:span text:style-name="T212"> <text:s/></text:span><text:span text:style-name="T215">Identificação</text:span><text:span text:style-name="T214"> de </text:span><text:span text:style-name="T238">Itemsets</text:span><text:span text:style-name="T215"> mais frequêntes </text:span><text:span text:style-name="T214">e</text:span><text:span text:style-name="T215">m</text:span><text:span text:style-name="T214"> 1-</text:span><text:span text:style-name="T237">itemset</text:span><text:span text:style-name="T214"> <text:s/></text:span><text:span text:style-name="T215">no BD</text:span></text:p>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176"><text:s/>transações</text:p>
          </table:table-cell>
          <table:table-cell table:style-name="Tabela9.A1" office:value-type="string">
            <text:p text:style-name="P176">1-<text:span text:style-name="T97">Itemset</text:span></text:p>
          </table:table-cell>
          <table:table-cell table:style-name="Tabela9.A1" office:value-type="string">
            <text:p text:style-name="P188">Sup<text:span text:style-name="T434">orte</text:span></text:p>
            <text:p text:style-name="P296">Itemset</text:p>
          </table:table-cell>
          <table:table-cell table:style-name="Tabela9.A1" office:value-type="string">
            <text:p text:style-name="P188">Sup<text:span text:style-name="T434">orte</text:span></text:p>
            <text:p text:style-name="P188"><text:s/>Mín<text:span text:style-name="T426">imo</text:span></text:p>
          </table:table-cell>
          <table:table-cell table:style-name="Tabela9.E1" office:value-type="string">
            <text:p text:style-name="P183">Aprovados</text:p>
          </table:table-cell>
        </table:table-row>
      </table:table>
      <text:p text:style-name="P59"/>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199"><text:span text:style-name="T249">1</text:span><text:span text:style-name="T7">a</text:span><text:span text:style-name="T249"> </text:span><text:span text:style-name="T286">→</text:span><text:span text:style-name="T249"> 10</text:span><text:span text:style-name="T7">a</text:span></text:p>
          </table:table-cell>
          <table:table-cell table:style-name="Tabela10.A1" office:value-type="string">
            <text:p text:style-name="P199"><text:span text:style-name="T425">(</text:span>L<text:span text:style-name="T425">)</text:span></text:p>
          </table:table-cell>
          <table:table-cell table:style-name="Tabela10.A1" office:value-type="string">
            <text:p text:style-name="P203">4</text:p>
          </table:table-cell>
          <table:table-cell table:style-name="Tabela10.A1" office:value-type="string">
            <text:p text:style-name="P203">3</text:p>
          </table:table-cell>
          <table:table-cell table:style-name="Tabela10.E1" office:value-type="string">
            <text:p text:style-name="P214">√</text:p>
          </table:table-cell>
        </table:table-row>
        <table:table-row>
          <table:table-cell table:style-name="Tabela10.A2" office:value-type="string">
            <text:p text:style-name="P199">1<text:span text:style-name="T2">a</text:span><text:span text:style-name="T190"> </text:span><text:span text:style-name="T286">→</text:span><text:span text:style-name="T249"> 10</text:span><text:span text:style-name="T7">a</text:span></text:p>
          </table:table-cell>
          <table:table-cell table:style-name="Tabela10.A2" office:value-type="string">
            <text:p text:style-name="P199"><text:span text:style-name="T425">(</text:span>CN<text:span text:style-name="T425">)</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0"> </text:span><text:span text:style-name="T286">→</text:span><text:span text:style-name="T249"> 10</text:span><text:span text:style-name="T7">a</text:span></text:p>
          </table:table-cell>
          <table:table-cell table:style-name="Tabela10.A2" office:value-type="string">
            <text:p text:style-name="P199"><text:span text:style-name="T425">(</text:span>CD<text:span text:style-name="T425">)</text:span></text:p>
          </table:table-cell>
          <table:table-cell table:style-name="Tabela10.A2" office:value-type="string">
            <text:p text:style-name="P203">6</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0"> </text:span><text:span text:style-name="T286">→</text:span><text:span text:style-name="T249"> 10</text:span><text:span text:style-name="T7">a</text:span></text:p>
          </table:table-cell>
          <table:table-cell table:style-name="Tabela10.A2" office:value-type="string">
            <text:p text:style-name="P199"><text:span text:style-name="T425">(</text:span>B<text:span text:style-name="T425">)</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0"> </text:span><text:span text:style-name="T286">→</text:span><text:span text:style-name="T249"> 10</text:span><text:span text:style-name="T7">a</text:span></text:p>
          </table:table-cell>
          <table:table-cell table:style-name="Tabela10.A2" office:value-type="string">
            <text:p text:style-name="P199"><text:span text:style-name="T425">(</text:span>A<text:span text:style-name="T425">)</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0"> </text:span><text:span text:style-name="T286">→</text:span><text:span text:style-name="T249"> 10</text:span><text:span text:style-name="T7">a</text:span></text:p>
          </table:table-cell>
          <table:table-cell table:style-name="Tabela10.A2" office:value-type="string">
            <text:p text:style-name="P199"><text:span text:style-name="T425">(</text:span>E<text:span text:style-name="T425">)</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
      <text:p text:style-name="P60"><text:s/></text:p>
      <text:p text:style-name="P68"/>
      <text:p text:style-name="P68"/>
      <text:p text:style-name="P17"><text:span text:style-name="T223">Tabela </text:span><text:span text:style-name="T221">2.</text:span><text:span text:style-name="T226">62</text:span><text:span text:style-name="T194">:</text:span><text:span text:style-name="T212"> <text:s/></text:span><text:span text:style-name="T215">Identificação</text:span><text:span text:style-name="T214"> de </text:span><text:span text:style-name="T238">Itemsets</text:span><text:span text:style-name="T215"> mais frequêntes </text:span><text:span text:style-name="T214">e</text:span><text:span text:style-name="T215">m</text:span><text:span text:style-name="T214"> </text:span><text:span text:style-name="T215">2</text:span><text:span text:style-name="T214">-</text:span><text:span text:style-name="T237">itemset</text:span><text:span text:style-name="T214"> <text:s/></text:span><text:span text:style-name="T215">no BD</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office:value-type="string">
            <text:p text:style-name="P177"><text:s/>transações</text:p>
          </table:table-cell>
          <table:table-cell table:style-name="Tabela15.A1" office:value-type="string">
            <text:p text:style-name="P177"><text:span text:style-name="T426">2</text:span>-<text:span text:style-name="T97">Itemset</text:span></text:p>
          </table:table-cell>
          <table:table-cell table:style-name="Tabela15.A1" office:value-type="string">
            <text:p text:style-name="P188">Sup<text:span text:style-name="T434">orte</text:span></text:p>
            <text:p text:style-name="P188"><text:span text:style-name="T97"><text:s/></text:span><text:span text:style-name="T115">I</text:span><text:span text:style-name="T113">temset</text:span></text:p>
          </table:table-cell>
          <table:table-cell table:style-name="Tabela15.A1" office:value-type="string">
            <text:p text:style-name="P188">Sup<text:span text:style-name="T434">orte</text:span></text:p>
            <text:p text:style-name="P188"><text:s/>Mín<text:span text:style-name="T426">imo</text:span></text:p>
          </table:table-cell>
          <table:table-cell table:style-name="Tabela15.E1" office:value-type="string">
            <text:p text:style-name="P184">Aprovados</text:p>
          </table:table-cell>
        </table:table-row>
      </table:table>
      <text:p text:style-name="P61"/>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1" office:value-type="string">
            <text:p text:style-name="P132">(L,<text:span text:style-name="T359">CN</text:span>)</text:p>
          </table:table-cell>
          <table:table-cell table:style-name="Tabela16.A1" office:value-type="string">
            <text:p text:style-name="P209">3</text:p>
          </table:table-cell>
          <table:table-cell table:style-name="Tabela16.A1" office:value-type="string">
            <text:p text:style-name="P204">3</text:p>
          </table:table-cell>
          <table:table-cell table:style-name="Tabela16.E1" office:value-type="string">
            <text:p text:style-name="P215">√</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29">(L,CD)</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29">(L,B)</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29"><text:span text:style-name="T427">(</text:span>L,A)</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29">(L,E)</text:p>
          </table:table-cell>
          <table:table-cell table:style-name="Tabela16.A2" office:value-type="string">
            <text:p text:style-name="P209">1</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CN,CD)</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CN,B)</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CN,A)</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CN,E)</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CD,B)</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CD,A)</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CD,E)</text:p>
          </table:table-cell>
          <table:table-cell table:style-name="Tabela16.A2" office:value-type="string">
            <text:p text:style-name="P212">3</text:p>
          </table:table-cell>
          <table:table-cell table:style-name="Tabela16.A2" office:value-type="string">
            <text:p text:style-name="P206">3</text:p>
          </table:table-cell>
          <table:table-cell table:style-name="Tabela16.E2" office:value-type="string">
            <text:p text:style-name="P216">√</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29">(B,A)</text:p>
          </table:table-cell>
          <table:table-cell table:style-name="Tabela16.A2" office:value-type="string">
            <text:p text:style-name="P212">4</text:p>
          </table:table-cell>
          <table:table-cell table:style-name="Tabela16.A2" office:value-type="string">
            <text:p text:style-name="P206">3</text:p>
          </table:table-cell>
          <table:table-cell table:style-name="Tabela16.E2" office:value-type="string">
            <text:p text:style-name="P216">√</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29">(B,E)</text:p>
          </table:table-cell>
          <table:table-cell table:style-name="Tabela16.A2" office:value-type="string">
            <text:p text:style-name="P212">3</text:p>
          </table:table-cell>
          <table:table-cell table:style-name="Tabela16.A2" office:value-type="string">
            <text:p text:style-name="P206">3</text:p>
          </table:table-cell>
          <table:table-cell table:style-name="Tabela16.E2" office:value-type="string">
            <text:p text:style-name="P216">√</text:p>
          </table:table-cell>
        </table:table-row>
        <table:table-row>
          <table:table-cell table:style-name="Tabela16.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16.A2" office:value-type="string">
            <text:p text:style-name="P130"><text:span text:style-name="T391">(</text:span>A,E)</text:p>
          </table:table-cell>
          <table:table-cell table:style-name="Tabela16.A2" office:value-type="string">
            <text:p text:style-name="P212">3</text:p>
          </table:table-cell>
          <table:table-cell table:style-name="Tabela16.A2" office:value-type="string">
            <text:p text:style-name="P206">3</text:p>
          </table:table-cell>
          <table:table-cell table:style-name="Tabela16.E2" office:value-type="string">
            <text:p text:style-name="P216">√</text:p>
          </table:table-cell>
        </table:table-row>
      </table:table>
      <text:p text:style-name="P61"/>
      <text:p text:style-name="P71"/>
      <text:p text:style-name="P69"/>
      <text:p text:style-name="P18"><text:soft-page-break/><text:span text:style-name="T223">Tabela </text:span><text:span text:style-name="T221">2.</text:span><text:span text:style-name="T226">63</text:span><text:span text:style-name="T194">:</text:span><text:span text:style-name="T212"> <text:s/></text:span><text:span text:style-name="T215">Identificação</text:span><text:span text:style-name="T214"> de </text:span><text:span text:style-name="T238">Itemsets</text:span><text:span text:style-name="T215"> mais frequêntes </text:span><text:span text:style-name="T214">e</text:span><text:span text:style-name="T215">m</text:span><text:span text:style-name="T214"> </text:span><text:span text:style-name="T216">3</text:span><text:span text:style-name="T214">-</text:span><text:span text:style-name="T237">itemset</text:span><text:span text:style-name="T214"> <text:s/></text:span><text:span text:style-name="T215">no BD</text:span></text:p>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office:value-type="string">
            <text:p text:style-name="P178"><text:s/>transações</text:p>
          </table:table-cell>
          <table:table-cell table:style-name="Tabela17.A1" office:value-type="string">
            <text:p text:style-name="P178"><text:span text:style-name="T428">3</text:span>-<text:span text:style-name="T97">Itemset</text:span></text:p>
          </table:table-cell>
          <table:table-cell table:style-name="Tabela17.A1" office:value-type="string">
            <text:p text:style-name="P188">Sup<text:span text:style-name="T434">orte</text:span></text:p>
            <text:p text:style-name="P188"><text:s/><text:span text:style-name="T113">Itemset</text:span></text:p>
          </table:table-cell>
          <table:table-cell table:style-name="Tabela17.A1" office:value-type="string">
            <text:p text:style-name="P188">Sup<text:span text:style-name="T434">orte</text:span></text:p>
            <text:p text:style-name="P188"><text:s/>Mín<text:span text:style-name="T426">imo</text:span></text:p>
          </table:table-cell>
          <table:table-cell table:style-name="Tabela17.E1" office:value-type="string">
            <text:p text:style-name="P185">Aprovados</text:p>
          </table:table-cell>
        </table:table-row>
      </table:table>
      <text:p text:style-name="P62"/>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1" office:value-type="string">
            <text:p text:style-name="P127">(L,CN,CD)</text:p>
          </table:table-cell>
          <table:table-cell table:style-name="Tabela18.A1" office:value-type="string">
            <text:p text:style-name="P230">2</text:p>
          </table:table-cell>
          <table:table-cell table:style-name="Tabela18.A1" office:value-type="string">
            <text:p text:style-name="P205">3</text:p>
          </table:table-cell>
          <table:table-cell table:style-name="Tabela18.E1"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CN,B)</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CN,A)</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CN,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CD,B)</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CD,A)</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CD,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B,A)</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L,B,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1">(L,A,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CN,CD,B)</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CN,CD,A)</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CN,CD,E)</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52">(A,B,CN)</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52">(<text:span text:style-name="T392">E</text:span>,B,CN)</text:p>
          </table:table-cell>
          <table:table-cell table:style-name="Tabela18.A2" office:value-type="string">
            <text:p text:style-name="P230">3</text:p>
          </table:table-cell>
          <table:table-cell table:style-name="Tabela18.A2" office:value-type="string">
            <text:p text:style-name="P205">3</text:p>
          </table:table-cell>
          <table:table-cell table:style-name="Tabela18.E2" office:value-type="string">
            <text:p text:style-name="P217">√</text:p>
          </table:table-cell>
        </table:table-row>
        <table:table-row>
          <table:table-cell table:style-name="Tabela18.A2" office:value-type="string">
            <text:p text:style-name="P200"><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52">(A,<text:span text:style-name="T392">E</text:span>,CN)</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2"><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0">(CD,B,A)</text:p>
          </table:table-cell>
          <table:table-cell table:style-name="Tabela18.A2" office:value-type="string">
            <text:p text:style-name="P230">3</text:p>
          </table:table-cell>
          <table:table-cell table:style-name="Tabela18.A2" office:value-type="string">
            <text:p text:style-name="P207">3</text:p>
          </table:table-cell>
          <table:table-cell table:style-name="Tabela18.E2" office:value-type="string">
            <text:p text:style-name="P217">√</text:p>
          </table:table-cell>
        </table:table-row>
        <table:table-row>
          <table:table-cell table:style-name="Tabela18.A2" office:value-type="string">
            <text:p text:style-name="P202"><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1"><text:span text:style-name="T392">(</text:span>CD,B,E)</text:p>
          </table:table-cell>
          <table:table-cell table:style-name="Tabela18.A2" office:value-type="string">
            <text:p text:style-name="P230">2</text:p>
          </table:table-cell>
          <table:table-cell table:style-name="Tabela18.A2" office:value-type="string">
            <text:p text:style-name="P207">3</text:p>
          </table:table-cell>
          <table:table-cell table:style-name="Tabela18.E2" office:value-type="string">
            <text:p text:style-name="P226">X – não aprovado</text:p>
          </table:table-cell>
        </table:table-row>
        <table:table-row>
          <table:table-cell table:style-name="Tabela18.A2" office:value-type="string">
            <text:p text:style-name="P202"><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53">(A,E,CD)</text:p>
          </table:table-cell>
          <table:table-cell table:style-name="Tabela18.A2" office:value-type="string">
            <text:p text:style-name="P230">2</text:p>
          </table:table-cell>
          <table:table-cell table:style-name="Tabela18.A2" office:value-type="string">
            <text:p text:style-name="P207">3</text:p>
          </table:table-cell>
          <table:table-cell table:style-name="Tabela18.E2" office:value-type="string">
            <text:p text:style-name="P226">X – não aprovado</text:p>
          </table:table-cell>
        </table:table-row>
        <table:table-row>
          <table:table-cell table:style-name="Tabela18.A2" office:value-type="string">
            <text:p text:style-name="P202"><text:span text:style-name="T249">1</text:span><text:span text:style-name="T7">a</text:span><text:span text:style-name="T249"> </text:span><text:span text:style-name="T286">→</text:span><text:span text:style-name="T249"> 10</text:span><text:span text:style-name="T7">a</text:span></text:p>
          </table:table-cell>
          <table:table-cell table:style-name="Tabela18.A2" office:value-type="string">
            <text:p text:style-name="P141">(B,A,E)</text:p>
          </table:table-cell>
          <table:table-cell table:style-name="Tabela18.A2" office:value-type="string">
            <text:p text:style-name="P231">2</text:p>
          </table:table-cell>
          <table:table-cell table:style-name="Tabela18.A2" office:value-type="string">
            <text:p text:style-name="P207">3</text:p>
          </table:table-cell>
          <table:table-cell table:style-name="Tabela18.E2" office:value-type="string">
            <text:p text:style-name="P226">X – não aprovado</text:p>
          </table:table-cell>
        </table:table-row>
      </table:table>
      <text:p text:style-name="P72"/>
      <text:p text:style-name="P19"><text:span text:style-name="T223">Tabela </text:span><text:span text:style-name="T226">2.65</text:span><text:span text:style-name="T194">:</text:span><text:span text:style-name="T212"> <text:s/></text:span><text:span text:style-name="T215">Identificação</text:span><text:span text:style-name="T214"> de </text:span><text:span text:style-name="T238">Itemsets</text:span><text:span text:style-name="T215"> mais frequêntes </text:span><text:span text:style-name="T214">e</text:span><text:span text:style-name="T215">m</text:span><text:span text:style-name="T214"> </text:span><text:span text:style-name="T216">5</text:span><text:span text:style-name="T214">-</text:span><text:span text:style-name="T237">itemset</text:span><text:span text:style-name="T214"> <text:s/></text:span><text:span text:style-name="T215">no BD</text:span></text:p>
      <table:table table:name="Tabela19" table:style-name="Tabela19">
        <table:table-column table:style-name="Tabela19.A"/>
        <table:table-column table:style-name="Tabela19.B"/>
        <table:table-column table:style-name="Tabela19.C"/>
        <table:table-column table:style-name="Tabela19.D"/>
        <table:table-column table:style-name="Tabela19.E"/>
        <table:table-row>
          <table:table-cell table:style-name="Tabela19.A1" office:value-type="string">
            <text:p text:style-name="P179"><text:s/>transações</text:p>
          </table:table-cell>
          <table:table-cell table:style-name="Tabela19.A1" office:value-type="string">
            <text:p text:style-name="P179">1-<text:span text:style-name="T97">Itemset</text:span></text:p>
          </table:table-cell>
          <table:table-cell table:style-name="Tabela19.A1" office:value-type="string">
            <text:p text:style-name="P188">Sup<text:span text:style-name="T434">orte</text:span></text:p>
            <text:p text:style-name="P188"><text:s/><text:span text:style-name="T113">Itemset</text:span></text:p>
          </table:table-cell>
          <table:table-cell table:style-name="Tabela19.A1" office:value-type="string">
            <text:p text:style-name="P186">Sup<text:span text:style-name="T434">orte</text:span> Mín<text:span text:style-name="T426">imo</text:span></text:p>
          </table:table-cell>
          <table:table-cell table:style-name="Tabela19.E1" office:value-type="string">
            <text:p text:style-name="P186">Aprovados</text:p>
          </table:table-cell>
        </table:table-row>
      </table:table>
      <text:p text:style-name="P63"/>
      <table:table table:name="Tabela20" table:style-name="Tabela20">
        <table:table-column table:style-name="Tabela20.A"/>
        <table:table-column table:style-name="Tabela20.B"/>
        <table:table-column table:style-name="Tabela20.C"/>
        <table:table-column table:style-name="Tabela20.D"/>
        <table:table-column table:style-name="Tabela20.E"/>
        <table:table-row>
          <table:table-cell table:style-name="Tabela20.A1"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0.A1" office:value-type="string">
            <text:p text:style-name="P136">(L,CN,CD,B,A)</text:p>
          </table:table-cell>
          <table:table-cell table:style-name="Tabela20.A1" office:value-type="string">
            <text:p text:style-name="P211">1</text:p>
          </table:table-cell>
          <table:table-cell table:style-name="Tabela20.A1" office:value-type="string">
            <text:p text:style-name="P206">3</text:p>
          </table:table-cell>
          <table:table-cell table:style-name="Tabela20.E1" office:value-type="string">
            <text:p text:style-name="P224">X – não aprovado</text:p>
          </table:table-cell>
        </table:table-row>
        <table:table-row>
          <table:table-cell table:style-name="Tabela20.A2" office:value-type="string">
            <text:p text:style-name="P201">1<text:span text:style-name="T2">a</text:span><text:span text:style-name="T190"> </text:span><text:span text:style-name="T286">→</text:span><text:span text:style-name="T249"> 10</text:span><text:span text:style-name="T7">a</text:span></text:p>
          </table:table-cell>
          <table:table-cell table:style-name="Tabela20.A2" office:value-type="string">
            <text:p text:style-name="P136">(L,CN,CD,B,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0"> </text:span><text:span text:style-name="T286">→</text:span><text:span text:style-name="T249"> 10</text:span><text:span text:style-name="T7">a</text:span></text:p>
          </table:table-cell>
          <table:table-cell table:style-name="Tabela20.A2" office:value-type="string">
            <text:p text:style-name="P146"><text:span text:style-name="T393">(</text:span>L,CN,CD,A,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0"> </text:span><text:span text:style-name="T286">→</text:span><text:span text:style-name="T249"> 10</text:span><text:span text:style-name="T7">a</text:span></text:p>
          </table:table-cell>
          <table:table-cell table:style-name="Tabela20.A2" office:value-type="string">
            <text:p text:style-name="P76"><text:span text:style-name="T393">(</text:span>L,CN,B,A,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0"> </text:span><text:span text:style-name="T286">→</text:span><text:span text:style-name="T249"> 10</text:span><text:span text:style-name="T7">a</text:span></text:p>
          </table:table-cell>
          <table:table-cell table:style-name="Tabela20.A2" office:value-type="string">
            <text:p text:style-name="P146">(L,CD,B,A,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0"> </text:span><text:span text:style-name="T286">→</text:span><text:span text:style-name="T249"> 10</text:span><text:span text:style-name="T7">a</text:span></text:p>
          </table:table-cell>
          <table:table-cell table:style-name="Tabela20.A2" office:value-type="string">
            <text:p text:style-name="P138">(CN,CD,B,A,E)</text:p>
          </table:table-cell>
          <table:table-cell table:style-name="Tabela20.A2" office:value-type="string">
            <text:p text:style-name="P211">2</text:p>
          </table:table-cell>
          <table:table-cell table:style-name="Tabela20.A2" office:value-type="string">
            <text:p text:style-name="P206">3</text:p>
          </table:table-cell>
          <table:table-cell table:style-name="Tabela20.E2" office:value-type="string">
            <text:p text:style-name="P224">X – não aprovado</text:p>
          </table:table-cell>
        </table:table-row>
      </table:table>
      <text:p text:style-name="P19"><text:soft-page-break/><text:span text:style-name="T223">Tabela </text:span><text:span text:style-name="T225">2.</text:span><text:span text:style-name="T226">64</text:span><text:span text:style-name="T194">:</text:span><text:span text:style-name="T212"> <text:s/></text:span><text:span text:style-name="T215">Identificação</text:span><text:span text:style-name="T214"> de </text:span><text:span text:style-name="T238">Itemsets</text:span><text:span text:style-name="T215"> mais frequêntes </text:span><text:span text:style-name="T214">e</text:span><text:span text:style-name="T215">m</text:span><text:span text:style-name="T214"> </text:span><text:span text:style-name="T217">4</text:span><text:span text:style-name="T214">-</text:span><text:span text:style-name="T237">itemset</text:span><text:span text:style-name="T214"> <text:s/></text:span><text:span text:style-name="T215">no BD</text:span></text:p>
      <table:table table:name="Tabela21" table:style-name="Tabela21">
        <table:table-column table:style-name="Tabela21.A"/>
        <table:table-column table:style-name="Tabela21.B"/>
        <table:table-column table:style-name="Tabela21.C"/>
        <table:table-column table:style-name="Tabela21.D"/>
        <table:table-column table:style-name="Tabela21.E"/>
        <table:table-row>
          <table:table-cell table:style-name="Tabela21.A1" office:value-type="string">
            <text:p text:style-name="P179"><text:s/>transações</text:p>
          </table:table-cell>
          <table:table-cell table:style-name="Tabela21.A1" office:value-type="string">
            <text:p text:style-name="P179"><text:span text:style-name="T429">4</text:span>-<text:span text:style-name="T97">Itemset</text:span></text:p>
          </table:table-cell>
          <table:table-cell table:style-name="Tabela21.A1" office:value-type="string">
            <text:p text:style-name="P188">Sup<text:span text:style-name="T434">orte</text:span></text:p>
            <text:p text:style-name="P188"><text:s/><text:span text:style-name="T113">Itemset</text:span></text:p>
          </table:table-cell>
          <table:table-cell table:style-name="Tabela21.A1" office:value-type="string">
            <text:p text:style-name="P186">Sup<text:span text:style-name="T434">orte</text:span> Mín<text:span text:style-name="T426">imo</text:span></text:p>
          </table:table-cell>
          <table:table-cell table:style-name="Tabela21.E1" office:value-type="string">
            <text:p text:style-name="P186">Aprovados</text:p>
          </table:table-cell>
        </table:table-row>
      </table:table>
      <text:p text:style-name="P63"/>
      <table:table table:name="Tabela22" table:style-name="Tabela22">
        <table:table-column table:style-name="Tabela22.A"/>
        <table:table-column table:style-name="Tabela22.B"/>
        <table:table-column table:style-name="Tabela22.C"/>
        <table:table-column table:style-name="Tabela22.D"/>
        <table:table-column table:style-name="Tabela22.E"/>
        <table:table-row>
          <table:table-cell table:style-name="Tabela22.A1"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1" office:value-type="string">
            <text:p text:style-name="P133">(L,CN,CD,B)</text:p>
          </table:table-cell>
          <table:table-cell table:style-name="Tabela22.A1" office:value-type="string">
            <text:p text:style-name="P213">1</text:p>
          </table:table-cell>
          <table:table-cell table:style-name="Tabela22.A1" office:value-type="string">
            <text:p text:style-name="P206">3</text:p>
          </table:table-cell>
          <table:table-cell table:style-name="Tabela22.E1"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33">(L,CN,CD,A)</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33">(L,CN,CD,E<text:span text:style-name="T360">)</text:span></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47">(L,CN,B,A)</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47">(L,CN,B,E)</text:p>
          </table:table-cell>
          <table:table-cell table:style-name="Tabela22.A2" office:value-type="string">
            <text:p text:style-name="P210">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48">(L,CN,A,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49">(L,CD,B,A)</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49">(L,CD,B,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50">(L,CD,A,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50">(L,B,A,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50">(CN,CD,B,A)</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50">(CN,CD,B,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50">(CN,CD,A,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35">(CN,B,A,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49">1</text:span><text:span text:style-name="T7">a</text:span><text:span text:style-name="T249"> </text:span><text:span text:style-name="T286">→</text:span><text:span text:style-name="T249"> 10</text:span><text:span text:style-name="T7">a</text:span></text:p>
          </table:table-cell>
          <table:table-cell table:style-name="Tabela22.A2" office:value-type="string">
            <text:p text:style-name="P134">(CD,B,A,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
      <text:p text:style-name="P63"/>
      <text:p text:style-name="P20"><text:span text:style-name="T200"><text:s/></text:span><text:span text:style-name="T223">Tabela </text:span><text:span text:style-name="T226">2.66</text:span><text:span text:style-name="T194">:</text:span><text:span text:style-name="T212"> <text:s/></text:span><text:span text:style-name="T215">Identificação</text:span><text:span text:style-name="T214"> de </text:span><text:span text:style-name="T238">Itemsets</text:span><text:span text:style-name="T215"> mais frequêntes </text:span><text:span text:style-name="T214">e</text:span><text:span text:style-name="T215">m</text:span><text:span text:style-name="T214"> </text:span><text:span text:style-name="T217">6</text:span><text:span text:style-name="T214">-</text:span><text:span text:style-name="T237">itemset</text:span><text:span text:style-name="T214"> <text:s/></text:span><text:span text:style-name="T215">no BD</text:span></text:p>
      <table:table table:name="Tabela23" table:style-name="Tabela23">
        <table:table-column table:style-name="Tabela23.A"/>
        <table:table-column table:style-name="Tabela23.B"/>
        <table:table-column table:style-name="Tabela23.C"/>
        <table:table-column table:style-name="Tabela23.D"/>
        <table:table-column table:style-name="Tabela23.E"/>
        <table:table-row>
          <table:table-cell table:style-name="Tabela23.A1" office:value-type="string">
            <text:p text:style-name="P180"><text:s/>transações</text:p>
          </table:table-cell>
          <table:table-cell table:style-name="Tabela23.A1" office:value-type="string">
            <text:p text:style-name="P180"><text:span text:style-name="T429">6</text:span>-<text:span text:style-name="T97">Itemset</text:span></text:p>
          </table:table-cell>
          <table:table-cell table:style-name="Tabela23.A1" office:value-type="string">
            <text:p text:style-name="P188">Sup<text:span text:style-name="T434">orte</text:span></text:p>
            <text:p text:style-name="P188"><text:s/><text:span text:style-name="T113">Itemset</text:span></text:p>
          </table:table-cell>
          <table:table-cell table:style-name="Tabela23.A1" office:value-type="string">
            <text:p text:style-name="P187">Sup<text:span text:style-name="T434">orte</text:span> Mín<text:span text:style-name="T426">imo</text:span></text:p>
          </table:table-cell>
          <table:table-cell table:style-name="Tabela23.E1" office:value-type="string">
            <text:p text:style-name="P187">Aprovados</text:p>
          </table:table-cell>
        </table:table-row>
      </table:table>
      <text:p text:style-name="P64"/>
      <table:table table:name="Tabela24" table:style-name="Tabela24">
        <table:table-column table:style-name="Tabela24.A"/>
        <table:table-column table:style-name="Tabela24.B"/>
        <table:table-column table:style-name="Tabela24.C"/>
        <table:table-column table:style-name="Tabela24.D"/>
        <table:table-column table:style-name="Tabela24.E"/>
        <table:table-row>
          <table:table-cell table:style-name="Tabela24.A1" office:value-type="string">
            <text:p text:style-name="P202"><text:span text:style-name="T249">1</text:span><text:span text:style-name="T7">a</text:span><text:span text:style-name="T249"> </text:span><text:span text:style-name="T286">→</text:span><text:span text:style-name="T249"> 10</text:span><text:span text:style-name="T7">a</text:span></text:p>
          </table:table-cell>
          <table:table-cell table:style-name="Tabela24.A1" office:value-type="string">
            <text:p text:style-name="P139">(L,CN,CD,B,A,E)</text:p>
          </table:table-cell>
          <table:table-cell table:style-name="Tabela24.A1" office:value-type="string">
            <text:p text:style-name="P229">1</text:p>
          </table:table-cell>
          <table:table-cell table:style-name="Tabela24.A1" office:value-type="string">
            <text:p text:style-name="P207">3</text:p>
          </table:table-cell>
          <table:table-cell table:style-name="Tabela24.E1" office:value-type="string">
            <text:p text:style-name="P226">X – não aprovado</text:p>
          </table:table-cell>
        </table:table-row>
      </table:table>
      <text:p text:style-name="P264"/>
      <text:p text:style-name="P106"><text:span text:style-name="T200"><text:tab/></text:span><text:span text:style-name="T206">Baseado no exemplo </text:span><text:span text:style-name="T207">e</text:span><text:span text:style-name="T206"> u</text:span><text:span text:style-name="T205">tilizando um suporte mínimo de valor 3, diminuimos significativamente </text:span><text:span text:style-name="T206">o</text:span><text:span text:style-name="T205">s </text:span><text:span text:style-name="T233">itemsets</text:span><text:span text:style-name="T206"> de base de 63 (</text:span><text:span text:style-name="T228">Tabela 2.3</text:span><text:span text:style-name="T206">) para 18. </text:span><text:span text:style-name="T381"><text:s/></text:span></text:p>
      <text:p text:style-name="P103"><text:span text:style-name="T200"><text:tab/></text:span><text:span text:style-name="T422">O c</text:span>onceito <text:span text:style-name="T422">de “Suporte”</text:span> introduzido em 199<text:span text:style-name="T423">3 por </text:span><text:span text:style-name="T106">Agrawal et al</text:span> [1]<text:span text:style-name="T422"> <text:s/>r</text:span>epresent<text:span text:style-name="T431">a</text:span> a quantidade de itemsets na base de dados que apoiam uma regra. É a probabilidade de um itemset <text:span text:style-name="T171">X</text:span> estar contido em uma <text:span text:style-name="T430">transação</text:span> t de uma base de dados D.</text:p>
      <text:p text:style-name="P103"/>
      <text:p text:style-name="P36"><text:span text:style-name="T164"><text:tab/></text:span><text:span text:style-name="T20">P</text:span><text:span text:style-name="T42">ode ser </text:span><text:span text:style-name="T133">representado</text:span><text:span text:style-name="T164"> por:</text:span><text:tab/><draw:frame draw:style-name="fr4" draw:name="Object1" text:anchor-type="as-char" svg:y="-0.624cm" svg:width="6.015cm" svg:height="1.005cm" draw:z-index="0"><draw:object xlink:href="./Object 1" xlink:type="simple" xlink:show="embed" xlink:actuate="onLoad"/><draw:image xlink:href="./ObjectReplacements/Object 1" xlink:type="simple" xlink:show="embed" xlink:actuate="onLoad"/><svg:desc>formula</svg:desc></draw:frame> <text:s text:c="7"/><text:span text:style-name="T433">(</text:span><text:span text:style-name="T389">2.5</text:span><text:span text:style-name="T433">)</text:span></text:p>
      <text:p text:style-name="P107"><text:tab/></text:p>
      <text:p text:style-name="P107"><text:soft-page-break/><text:span text:style-name="T432">O suporte utiliza o princípio dos </text:span><text:span text:style-name="T114">Itemsets</text:span><text:span text:style-name="T432"> frequentes, que diz que:</text:span></text:p>
      <text:list xml:id="list1263397670" text:style-name="L1">
        <text:list-item>
          <text:p text:style-name="P265"><text:span text:style-name="T432">Qualquer subconjunto de um <text:s/></text:span><text:span text:style-name="T114">itemset</text:span><text:span text:style-name="T143"> frequente também é um </text:span><text:span text:style-name="T114">itemset</text:span><text:span text:style-name="T143"> frequente.</text:span></text:p>
          <text:p text:style-name="P266">Este princípio é válido devido a seguinte propriedade da métrica suporte:</text:p>
        </text:list-item>
        <text:list-item>
          <text:p text:style-name="P267"><text:span text:style-name="T132">O suporte de um </text:span><text:span text:style-name="T97">itemset</text:span><text:span text:style-name="T132"> Y nunca excede o suporte de seus sub-</text:span><text:span text:style-name="T97">itemsets</text:span><text:span text:style-name="T132"> X (propeiedade anti-monotônica do suporte).</text:span></text:p>
        </text:list-item>
        <text:list-item>
          <text:p text:style-name="P265"><text:span text:style-name="T143"><draw:frame draw:style-name="fr3" draw:name="Objeto6" text:anchor-type="as-char" svg:y="-0.386cm" svg:width="8.121cm" svg:height="0.506cm" draw:z-index="7"><draw:object xlink:href="./Object 8" xlink:type="simple" xlink:show="embed" xlink:actuate="onLoad"/><draw:image xlink:href="./ObjectReplacements/Object 8" xlink:type="simple" xlink:show="embed" xlink:actuate="onLoad"/></draw:frame></text:span><text:span text:style-name="T143"><text:s text:c="7"/></text:span><text:span text:style-name="T144">(</text:span><text:span text:style-name="T160">2.6</text:span><text:span text:style-name="T144">)</text:span></text:p>
        </text:list-item>
      </text:list>
      <text:h text:style-name="P261" text:outline-level="2"><text:bookmark-start text:name="__RefHeading___Toc2873_2898442780"/>CONFIANÇA<text:bookmark-end text:name="__RefHeading___Toc2873_2898442780"/></text:h>
      <text:p text:style-name="P105"><text:span text:style-name="T21"><text:tab/></text:span><text:span text:style-name="T29">Após a identificação de todos os </text:span><text:span text:style-name="T66">itemsets</text:span><text:span text:style-name="T49"> frequentes o próximo passo seria a </text:span><text:span text:style-name="T50">transformação de todos os </text:span><text:span text:style-name="T69">itemsets</text:span><text:span text:style-name="T50"> frequentes em</text:span><text:span text:style-name="T49"> regras de associação. </text:span><text:span text:style-name="T52">C</text:span><text:span text:style-name="T51">om a métrica de suporte </text:span><text:span text:style-name="T55">e a restrição de suporte mínimo identifica-se então uma</text:span><text:span text:style-name="T51"> quantidade </text:span><text:span text:style-name="T55">de</text:span><text:span text:style-name="T72"> </text:span><text:span text:style-name="T73">itemsets </text:span><text:span text:style-name="T51">candidatos a regras de associação </text:span><text:span text:style-name="T55">com uma relação de importância <text:s/>de frequencia </text:span><text:span text:style-name="T52">associados a base de dados mas</text:span><text:span text:style-name="T51"> ainda </text:span><text:span text:style-name="T52">não possuem uma caracteristica de correlação entre os itens dentro de um determinado </text:span><text:span text:style-name="T68">itemset.</text:span></text:p>
      <text:p text:style-name="P108"><text:span text:style-name="T51"><text:tab/></text:span><text:span text:style-name="T53">Foi </text:span><text:span text:style-name="T51">então introduzida uma outra métrica definida como “</text:span><text:span text:style-name="T57">C</text:span><text:span text:style-name="T51">onfiança”, que é </text:span><text:span text:style-name="T53">uma</text:span><text:span text:style-name="T51"> medida d</text:span><text:span text:style-name="T53">e</text:span><text:span text:style-name="T51"> força que a regra escolhida possui dentro da base de dados, </text:span><text:span text:style-name="T52">ou seja é a métrica que valora a correlação dos itens em um determinado </text:span><text:span text:style-name="T68">itemset</text:span><text:span text:style-name="T52">, </text:span><text:span text:style-name="T54">ela indica quantas vezes este </text:span><text:span text:style-name="T70">itemset</text:span><text:span text:style-name="T54"> está presente na base de dados</text:span><text:span text:style-name="T51">. </text:span><text:span text:style-name="T77">Através de uma restrição definida como “</text:span><text:span text:style-name="T87">C</text:span><text:span text:style-name="T77">onfiança mínima” estabelece-se </text:span><text:span text:style-name="T82">uma precisão para </text:span><text:span text:style-name="T92">itemsets</text:span><text:span text:style-name="T77"> </text:span><text:span text:style-name="T78">que possuam um <text:s/>valor </text:span><text:span text:style-name="T82">de correlação</text:span><text:span text:style-name="T78"> maior ou igual a este </text:span><text:span text:style-name="T83">identificando assim nossas regras de associação </text:span><text:span text:style-name="T86">de interesse</text:span><text:span text:style-name="T78">.</text:span></text:p>
      <text:p text:style-name="P109"><text:span text:style-name="T78"><text:tab/></text:span><text:span text:style-name="T79">O valor de </text:span><text:span text:style-name="T82">confiança</text:span><text:span text:style-name="T79"> </text:span><text:span text:style-name="T80">mínim</text:span><text:span text:style-name="T82">a</text:span><text:span text:style-name="T79"> pode ser descrito como </text:span><text:span text:style-name="T85">um <text:s/></text:span><text:span text:style-name="T79">valor relativo (0 </text:span><text:span text:style-name="T94">≤ </text:span><text:span text:style-name="T79">valor </text:span><text:span text:style-name="T95">≤</text:span><text:span text:style-name="T79"> 1) </text:span><text:span text:style-name="T81">o</text:span><text:span text:style-name="T80">u</text:span><text:span text:style-name="T79"> </text:span><text:span text:style-name="T85">um </text:span><text:span text:style-name="T79">valor </text:span><text:span text:style-name="T82">percentual</text:span><text:span text:style-name="T79"> (valor </text:span><text:span text:style-name="T82">relativo</text:span><text:span text:style-name="T94"> </text:span><text:span text:style-name="T96">x</text:span><text:span text:style-name="T79"> 1</text:span><text:span text:style-name="T82">00</text:span><text:span text:style-name="T79">). Pegando noss</text:span><text:span text:style-name="T82">os </text:span><text:span text:style-name="T93">itemsets</text:span><text:span text:style-name="T82"> aprovados, com suporte mínimo = 3</text:span><text:span text:style-name="T79"> (</text:span><text:span text:style-name="T88">Tabela </text:span><text:span text:style-name="T89">2.</text:span><text:span text:style-name="T90">7</text:span><text:span text:style-name="T79">), vamos estabelecer um </text:span><text:span text:style-name="T82">valor de confiança </text:span><text:span text:style-name="T79">mínim</text:span><text:span text:style-name="T82">a</text:span><text:span text:style-name="T79"> = </text:span><text:span text:style-name="T82">0,7</text:span><text:span text:style-name="T80"> </text:span><text:span text:style-name="T84">e avaliar nossas regras de associação </text:span><text:span text:style-name="T79">(</text:span><text:span text:style-name="T88">Tabela </text:span><text:span text:style-name="T89">2.</text:span><text:span text:style-name="T91">8</text:span><text:span text:style-name="T79">)</text:span><text:span text:style-name="T84">.</text:span></text:p>
      <text:p text:style-name="P268"/>
      <text:p text:style-name="P268"/>
      <text:p text:style-name="P268"/>
      <text:p text:style-name="P268"/>
      <text:p text:style-name="P268"/>
      <text:p text:style-name="P21"><text:soft-page-break/><text:span text:style-name="T223">Tabela </text:span><text:span text:style-name="T221">2.</text:span><text:span text:style-name="T227">7</text:span><text:span text:style-name="T194">:</text:span><text:span text:style-name="T212"> <text:s/></text:span><text:span text:style-name="T218">Relação</text:span><text:span text:style-name="T214"> de </text:span><text:span text:style-name="T238">Itemsets</text:span><text:span text:style-name="T215"> </text:span><text:span text:style-name="T218">candidatos a regras de associação</text:span></text:p>
      <table:table table:name="Tabela25" table:style-name="Tabela25">
        <table:table-column table:style-name="Tabela25.A"/>
        <table:table-column table:style-name="Tabela25.B"/>
        <table:table-column table:style-name="Tabela25.C"/>
        <table:table-row>
          <table:table-cell table:style-name="Tabela25.A1" office:value-type="string">
            <text:p text:style-name="P181"><text:s/><text:span text:style-name="T434">Itemsets aprovados</text:span></text:p>
          </table:table-cell>
          <table:table-cell table:style-name="Tabela25.A1" office:value-type="string">
            <text:p text:style-name="P189"><text:span text:style-name="T438">Valor de </text:span>Suporte <text:span text:style-name="T439">relativo</text:span></text:p>
          </table:table-cell>
          <table:table-cell table:style-name="Tabela25.C1" office:value-type="string">
            <text:p text:style-name="P193">Candidatos a regras</text:p>
          </table:table-cell>
        </table:table-row>
      </table:table>
      <text:p text:style-name="P65"/>
      <table:table table:name="Tabela26" table:style-name="Tabela26">
        <table:table-column table:style-name="Tabela26.A"/>
        <table:table-column table:style-name="Tabela26.B"/>
        <table:table-column table:style-name="Tabela26.C"/>
        <table:table-row>
          <table:table-cell table:style-name="Tabela26.A1" office:value-type="string">
            <text:p text:style-name="P199"><text:span text:style-name="T425">(</text:span>L<text:span text:style-name="T425">)</text:span></text:p>
          </table:table-cell>
          <table:table-cell table:style-name="Tabela26.A1" office:value-type="string">
            <text:p text:style-name="P203">4/<text:span text:style-name="T435">10 = 0,4</text:span></text:p>
          </table:table-cell>
          <table:table-cell table:style-name="Tabela26.C1" office:value-type="string">
            <text:p text:style-name="P227">X – não aprovado</text:p>
          </table:table-cell>
        </table:table-row>
        <table:table-row>
          <table:table-cell table:style-name="Tabela26.A2" office:value-type="string">
            <text:p text:style-name="P199"><text:span text:style-name="T425">(</text:span>CN<text:span text:style-name="T425">)</text:span></text:p>
          </table:table-cell>
          <table:table-cell table:style-name="Tabela26.A2" office:value-type="string">
            <text:p text:style-name="P203">5/<text:span text:style-name="T435">10 = 0,5</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25">(</text:span>CD<text:span text:style-name="T425">)</text:span></text:p>
          </table:table-cell>
          <table:table-cell table:style-name="Tabela26.A2" office:value-type="string">
            <text:p text:style-name="P203">6/<text:span text:style-name="T435">10 = 0,6</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25">(</text:span>B<text:span text:style-name="T425">)</text:span></text:p>
          </table:table-cell>
          <table:table-cell table:style-name="Tabela26.A2" office:value-type="string">
            <text:p text:style-name="P208">5/<text:span text:style-name="T435">10 = 0,5</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25">(</text:span>A<text:span text:style-name="T425">)</text:span></text:p>
          </table:table-cell>
          <table:table-cell table:style-name="Tabela26.A2" office:value-type="string">
            <text:p text:style-name="P208">5/<text:span text:style-name="T435">10 = 0,5</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25">(</text:span>E<text:span text:style-name="T425">)</text:span></text:p>
          </table:table-cell>
          <table:table-cell table:style-name="Tabela26.A2" office:value-type="string">
            <text:p text:style-name="P208">5/<text:span text:style-name="T435">10 = 0,5</text:span></text:p>
          </table:table-cell>
          <table:table-cell table:style-name="Tabela26.C2" office:value-type="string">
            <text:p text:style-name="P227">X – não aprovado</text:p>
          </table:table-cell>
        </table:table-row>
        <table:table-row>
          <table:table-cell table:style-name="Tabela26.A2" office:value-type="string">
            <text:p text:style-name="P161"><text:span text:style-name="T436">(L,</text:span><text:span text:style-name="T437">CN</text:span><text:span text:style-name="T436">)</text:span></text:p>
          </table:table-cell>
          <table:table-cell table:style-name="Tabela26.A2" office:value-type="string">
            <text:p text:style-name="P232">3/10 <text:span text:style-name="T439">= 0,3</text:span></text:p>
          </table:table-cell>
          <table:table-cell table:style-name="Tabela26.C2" office:value-type="string">
            <text:p text:style-name="P218">√</text:p>
          </table:table-cell>
        </table:table-row>
        <table:table-row>
          <table:table-cell table:style-name="Tabela26.A2" office:value-type="string">
            <text:p text:style-name="P130">(CN,CD)</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30">(CN,B)</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30">(CN,E)</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30">(CD,B)</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30">(CD,A)</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30">(CD,E)</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29">(B,A)</text:p>
          </table:table-cell>
          <table:table-cell table:style-name="Tabela26.A2" office:value-type="string">
            <text:p text:style-name="P232">4/10 <text:span text:style-name="T439">= 0,4</text:span></text:p>
          </table:table-cell>
          <table:table-cell table:style-name="Tabela26.C2" office:value-type="string">
            <text:p text:style-name="P218">√</text:p>
          </table:table-cell>
        </table:table-row>
        <table:table-row>
          <table:table-cell table:style-name="Tabela26.A2" office:value-type="string">
            <text:p text:style-name="P129">(B,E)</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30"><text:span text:style-name="T391">(</text:span>A,E)</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54">(<text:span text:style-name="T392">E</text:span>,B,CN)</text:p>
          </table:table-cell>
          <table:table-cell table:style-name="Tabela26.A2" office:value-type="string">
            <text:p text:style-name="P233">3/10 <text:span text:style-name="T439">= 0,3</text:span></text:p>
          </table:table-cell>
          <table:table-cell table:style-name="Tabela26.C2" office:value-type="string">
            <text:p text:style-name="P218">√</text:p>
          </table:table-cell>
        </table:table-row>
        <table:table-row>
          <table:table-cell table:style-name="Tabela26.A2" office:value-type="string">
            <text:p text:style-name="P142">(CD,B,A)</text:p>
          </table:table-cell>
          <table:table-cell table:style-name="Tabela26.A2" office:value-type="string">
            <text:p text:style-name="P234">3/10<text:span text:style-name="T435"> = 0,3</text:span></text:p>
          </table:table-cell>
          <table:table-cell table:style-name="Tabela26.C2" office:value-type="string">
            <text:p text:style-name="P218">√</text:p>
          </table:table-cell>
        </table:table-row>
      </table:table>
      <text:p text:style-name="P270"/>
      <text:p text:style-name="P271"><text:tab/></text:p>
      <text:p text:style-name="P110"><text:span text:style-name="T30">Introduzido por</text:span><text:span text:style-name="T31"> </text:span><text:span text:style-name="T67">Agrawal et al</text:span><text:span text:style-name="T30"> [1] em 199</text:span><text:span text:style-name="T31">3, </text:span><text:span text:style-name="T30">ele pode ser descrito como:</text:span></text:p>
      <text:p text:style-name="P109"><text:span text:style-name="T21"><text:tab/>Dada uma a</text:span><text:span text:style-name="T22">ssociação</text:span><text:span text:style-name="T61"> i = </text:span><text:span text:style-name="T71">X</text:span><text:span text:style-name="T61">⇒</text:span><text:span text:style-name="T71">Y</text:span><text:span text:style-name="T61"> </text:span></text:p>
      <text:p text:style-name="P39"><text:span text:style-name="T62"><text:tab/></text:span><text:span text:style-name="T44">Dado um</text:span><text:span text:style-name="T63"> </text:span><text:span text:style-name="T62">itemset t </text:span><text:span text:style-name="T43"><text:s/></text:span><text:span text:style-name="T46">tal que </text:span><text:span text:style-name="T65">t </text:span><text:span text:style-name="T76">⊃</text:span><text:span text:style-name="T71">Y</text:span><text:span text:style-name="T62">;</text:span></text:p>
      <text:p text:style-name="P39"><text:span text:style-name="T62"><text:tab/></text:span><text:span text:style-name="T45">Se </text:span><text:span text:style-name="T56">Y</text:span><text:span text:style-name="T64"> ⊄ t,</text:span><text:span text:style-name="T45"> </text:span><text:span text:style-name="T44">podemos afirmar que a regra </text:span><text:span text:style-name="T63">i </text:span><text:span text:style-name="T44">não se aplica a </text:span><text:span text:style-name="T63">t</text:span><text:span text:style-name="T44">, </text:span><text:span text:style-name="T46">já que a existência de A, segundo </text:span><text:span text:style-name="T65">i,</text:span><text:span text:style-name="T46"> implica na existência de </text:span><text:span text:style-name="T56">Y</text:span><text:span text:style-name="T44">.</text:span></text:p>
      <text:p text:style-name="P40"><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65">t</text:span><text:span text:style-name="T25"> contenha também o termo consequente </text:span><text:span text:style-name="T28">(seja verdadeira)</text:span><text:span text:style-name="T45">. </text:span></text:p>
      <text:p text:style-name="P40"><text:span text:style-name="T45"><text:tab/></text:span><text:span text:style-name="T47">É dada po</text:span><text:span text:style-name="T48">r:</text:span></text:p>
      <text:p text:style-name="P38"><text:tab/><draw:frame draw:style-name="fr3" draw:name="Object2" text:anchor-type="as-char" svg:y="-0.66cm" svg:width="11.799cm" svg:height="1.076cm" draw:z-index="1"><draw:object xlink:href="./Object 2" xlink:type="simple" xlink:show="embed" xlink:actuate="onLoad"/><draw:image xlink:href="./ObjectReplacements/Object 2" xlink:type="simple" xlink:show="embed" xlink:actuate="onLoad"/><svg:desc>formula</svg:desc></draw:frame> <text:s text:c="5"/><text:span text:style-name="T443">(</text:span><text:span text:style-name="T390">2.7</text:span><text:span text:style-name="T443">)</text:span></text:p>
      <text:p text:style-name="P269"/>
      <text:p text:style-name="P269"/>
      <text:p text:style-name="P70"><text:soft-page-break/><text:span text:style-name="T39">Tabela </text:span><text:span text:style-name="T40">2.</text:span><text:span text:style-name="T41">8</text:span><text:span text:style-name="T39">:</text:span><text:span text:style-name="T74"> <text:s/></text:span><text:span text:style-name="T75">Regras de associação</text:span></text:p>
      <table:table table:name="Tabela27" table:style-name="Tabela27">
        <table:table-column table:style-name="Tabela27.A"/>
        <table:table-column table:style-name="Tabela27.B"/>
        <table:table-column table:style-name="Tabela27.C"/>
        <table:table-column table:style-name="Tabela27.D"/>
        <table:table-column table:style-name="Tabela27.E"/>
        <table:table-row>
          <table:table-cell table:style-name="Tabela27.A1" office:value-type="string">
            <text:p text:style-name="P182"><text:s/><text:span text:style-name="T442">Regras candidatas</text:span></text:p>
          </table:table-cell>
          <table:table-cell table:style-name="Tabela27.A1" office:value-type="string">
            <text:p text:style-name="P190">Suporte</text:p>
          </table:table-cell>
          <table:table-cell table:style-name="Tabela27.A1" office:value-type="string">
            <text:p text:style-name="P191">Confiança</text:p>
          </table:table-cell>
          <table:table-cell table:style-name="Tabela27.A1" office:value-type="string">
            <text:p text:style-name="P191">Conf. Mínima</text:p>
          </table:table-cell>
          <table:table-cell table:style-name="Tabela27.E1" office:value-type="string">
            <text:p text:style-name="P192">Aprovadas</text:p>
          </table:table-cell>
        </table:table-row>
      </table:table>
      <text:p text:style-name="P272"><text:tab/></text:p>
      <table:table table:name="Tabela28" table:style-name="Tabela28">
        <table:table-column table:style-name="Tabela28.A"/>
        <table:table-column table:style-name="Tabela28.B"/>
        <table:table-column table:style-name="Tabela28.C"/>
        <table:table-column table:style-name="Tabela28.D"/>
        <table:table-column table:style-name="Tabela28.E"/>
        <table:table-row>
          <table:table-cell table:style-name="Tabela28.A1" office:value-type="string">
            <text:p text:style-name="P235">L =&gt; CN</text:p>
          </table:table-cell>
          <table:table-cell table:style-name="Tabela28.A1" office:value-type="string">
            <text:p text:style-name="P236">0.3</text:p>
          </table:table-cell>
          <table:table-cell table:style-name="Tabela28.A1" office:value-type="string">
            <text:p text:style-name="P237">0,3 / <text:span text:style-name="T440">0,4 = 0,75</text:span></text:p>
          </table:table-cell>
          <table:table-cell table:style-name="Tabela28.A1" office:value-type="string">
            <text:p text:style-name="P239">0,7</text:p>
          </table:table-cell>
          <table:table-cell table:style-name="Tabela28.E1" office:value-type="string">
            <text:p text:style-name="P218">√</text:p>
          </table:table-cell>
        </table:table-row>
        <table:table-row>
          <table:table-cell table:style-name="Tabela28.A2" office:value-type="string">
            <text:p text:style-name="P235">CN =&gt; L</text:p>
          </table:table-cell>
          <table:table-cell table:style-name="Tabela28.A2" office:value-type="string">
            <text:p text:style-name="P236">0.3</text:p>
          </table:table-cell>
          <table:table-cell table:style-name="Tabela28.A2" office:value-type="string">
            <text:p text:style-name="P237">0,3 / <text:span text:style-name="T440">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235">CN =&gt; CD</text:p>
          </table:table-cell>
          <table:table-cell table:style-name="Tabela28.A2" office:value-type="string">
            <text:p text:style-name="P236">0.3</text:p>
          </table:table-cell>
          <table:table-cell table:style-name="Tabela28.A2" office:value-type="string">
            <text:p text:style-name="P237">0,3 / <text:span text:style-name="T440">0</text:span>,<text:span text:style-name="T44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235">CD =&gt; CN</text:p>
          </table:table-cell>
          <table:table-cell table:style-name="Tabela28.A2" office:value-type="string">
            <text:p text:style-name="P236">0.3</text:p>
          </table:table-cell>
          <table:table-cell table:style-name="Tabela28.A2" office:value-type="string">
            <text:p text:style-name="P237">0,3 / <text:span text:style-name="T440">0,6 = 0,5</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235">CN =&gt; B</text:p>
          </table:table-cell>
          <table:table-cell table:style-name="Tabela28.A2" office:value-type="string">
            <text:p text:style-name="P236">0.3</text:p>
          </table:table-cell>
          <table:table-cell table:style-name="Tabela28.A2" office:value-type="string">
            <text:p text:style-name="P237">0,3 / <text:span text:style-name="T440">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235">B =&gt; CN</text:p>
          </table:table-cell>
          <table:table-cell table:style-name="Tabela28.A2" office:value-type="string">
            <text:p text:style-name="P236">0.3</text:p>
          </table:table-cell>
          <table:table-cell table:style-name="Tabela28.A2" office:value-type="string">
            <text:p text:style-name="P237">0,3 /<text:span text:style-name="T440"> 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297">CN =&gt; E</text:p>
          </table:table-cell>
          <table:table-cell table:style-name="Tabela28.A2" office:value-type="string">
            <text:p text:style-name="P236">0.3</text:p>
          </table:table-cell>
          <table:table-cell table:style-name="Tabela28.A2" office:value-type="string">
            <text:p text:style-name="P237">0,3 / <text:span text:style-name="T440">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E =&gt; CN</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CD =&gt; B</text:p>
          </table:table-cell>
          <table:table-cell table:style-name="Tabela28.A2" office:value-type="string">
            <text:p text:style-name="P236">0.3</text:p>
          </table:table-cell>
          <table:table-cell table:style-name="Tabela28.A2" office:value-type="string">
            <text:p text:style-name="P237">0,3 / <text:span text:style-name="T441">0,6 = 0,5</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B =&gt; CD</text:p>
          </table:table-cell>
          <table:table-cell table:style-name="Tabela28.A2" office:value-type="string">
            <text:p text:style-name="P236">0.3</text:p>
          </table:table-cell>
          <table:table-cell table:style-name="Tabela28.A2" office:value-type="string">
            <text:p text:style-name="P237">0,3 / <text:span text:style-name="T441">0,5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CD =&gt; A</text:p>
          </table:table-cell>
          <table:table-cell table:style-name="Tabela28.A2" office:value-type="string">
            <text:p text:style-name="P236">0.3</text:p>
          </table:table-cell>
          <table:table-cell table:style-name="Tabela28.A2" office:value-type="string">
            <text:p text:style-name="P237">0.3 / <text:span text:style-name="T441">0,6 = 0,5</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A =&gt; CD</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7">CD =&gt; E</text:p>
          </table:table-cell>
          <table:table-cell table:style-name="Tabela28.A2" office:value-type="string">
            <text:p text:style-name="P236">0.3</text:p>
          </table:table-cell>
          <table:table-cell table:style-name="Tabela28.A2" office:value-type="string">
            <text:p text:style-name="P237">0.3 / <text:span text:style-name="T441">0,6 = 0,5</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E =&gt; CD</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B =&gt; A</text:p>
          </table:table-cell>
          <table:table-cell table:style-name="Tabela28.A2" office:value-type="string">
            <text:p text:style-name="P236">0.<text:span text:style-name="T440">4</text:span></text:p>
          </table:table-cell>
          <table:table-cell table:style-name="Tabela28.A2" office:value-type="string">
            <text:p text:style-name="P237">0.<text:span text:style-name="T440">4 / 0,5 = 0,8</text:span></text:p>
          </table:table-cell>
          <table:table-cell table:style-name="Tabela28.A2" office:value-type="string">
            <text:p text:style-name="P239">0,7</text:p>
          </table:table-cell>
          <table:table-cell table:style-name="Tabela28.E2" office:value-type="string">
            <text:p text:style-name="P220">√</text:p>
          </table:table-cell>
        </table:table-row>
        <table:table-row>
          <table:table-cell table:style-name="Tabela28.A2" office:value-type="string">
            <text:p text:style-name="P158">A =&gt; B</text:p>
          </table:table-cell>
          <table:table-cell table:style-name="Tabela28.A2" office:value-type="string">
            <text:p text:style-name="P236">0.<text:span text:style-name="T440">4</text:span></text:p>
          </table:table-cell>
          <table:table-cell table:style-name="Tabela28.A2" office:value-type="string">
            <text:p text:style-name="P237">0.<text:span text:style-name="T440">4 / 0,5 = 0,8</text:span></text:p>
          </table:table-cell>
          <table:table-cell table:style-name="Tabela28.A2" office:value-type="string">
            <text:p text:style-name="P239">0,7</text:p>
          </table:table-cell>
          <table:table-cell table:style-name="Tabela28.E2" office:value-type="string">
            <text:p text:style-name="P220">√</text:p>
          </table:table-cell>
        </table:table-row>
        <table:table-row>
          <table:table-cell table:style-name="Tabela28.A2" office:value-type="string">
            <text:p text:style-name="P158">B =&gt; E</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E =&gt; B</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A =&gt; E</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E =&gt; A</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E =&gt; (B,CN)</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B =&gt; (E,CN)</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CN =&gt; (B,E)</text:p>
          </table:table-cell>
          <table:table-cell table:style-name="Tabela28.A2" office:value-type="string">
            <text:p text:style-name="P236">0.3</text:p>
          </table:table-cell>
          <table:table-cell table:style-name="Tabela28.A2" office:value-type="string">
            <text:p text:style-name="P237">0.3 / <text:span text:style-name="T441">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58">(B,CN) =&gt; E</text:p>
          </table:table-cell>
          <table:table-cell table:style-name="Tabela28.A2" office:value-type="string">
            <text:p text:style-name="P236">0.3</text:p>
          </table:table-cell>
          <table:table-cell table:style-name="Tabela28.A2" office:value-type="string">
            <text:p text:style-name="P237">0.3 / <text:span text:style-name="T441">0,3 = 1</text:span></text:p>
          </table:table-cell>
          <table:table-cell table:style-name="Tabela28.A2" office:value-type="string">
            <text:p text:style-name="P239">0,7</text:p>
          </table:table-cell>
          <table:table-cell table:style-name="Tabela28.E2" office:value-type="string">
            <text:p text:style-name="P218">√</text:p>
          </table:table-cell>
        </table:table-row>
        <table:table-row>
          <table:table-cell table:style-name="Tabela28.A2" office:value-type="string">
            <text:p text:style-name="P158">(E,CN) =&gt; B</text:p>
          </table:table-cell>
          <table:table-cell table:style-name="Tabela28.A2" office:value-type="string">
            <text:p text:style-name="P236">0.3</text:p>
          </table:table-cell>
          <table:table-cell table:style-name="Tabela28.A2" office:value-type="string">
            <text:p text:style-name="P237">0.3 / <text:span text:style-name="T442">0,3 = 1</text:span></text:p>
          </table:table-cell>
          <table:table-cell table:style-name="Tabela28.A2" office:value-type="string">
            <text:p text:style-name="P239">0,7</text:p>
          </table:table-cell>
          <table:table-cell table:style-name="Tabela28.E2" office:value-type="string">
            <text:p text:style-name="P218">√</text:p>
          </table:table-cell>
        </table:table-row>
        <table:table-row>
          <table:table-cell table:style-name="Tabela28.A2" office:value-type="string">
            <text:p text:style-name="P159">(B,E) <text:span text:style-name="T439">=&gt; CN</text:span></text:p>
          </table:table-cell>
          <table:table-cell table:style-name="Tabela28.A2" office:value-type="string">
            <text:p text:style-name="P236">0.3</text:p>
          </table:table-cell>
          <table:table-cell table:style-name="Tabela28.A2" office:value-type="string">
            <text:p text:style-name="P237">0.3 / <text:span text:style-name="T442">0,3 = 1</text:span></text:p>
          </table:table-cell>
          <table:table-cell table:style-name="Tabela28.A2" office:value-type="string">
            <text:p text:style-name="P239">0,7</text:p>
          </table:table-cell>
          <table:table-cell table:style-name="Tabela28.E2" office:value-type="string">
            <text:p text:style-name="P218">√</text:p>
          </table:table-cell>
        </table:table-row>
        <table:table-row>
          <table:table-cell table:style-name="Tabela28.A2" office:value-type="string">
            <text:p text:style-name="P160">CD =&gt; (B,A)</text:p>
          </table:table-cell>
          <table:table-cell table:style-name="Tabela28.A2" office:value-type="string">
            <text:p text:style-name="P238">0.3</text:p>
          </table:table-cell>
          <table:table-cell table:style-name="Tabela28.A2" office:value-type="string">
            <text:p text:style-name="P238">0.3 / <text:span text:style-name="T442">0,6 =0,5</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60">B =&gt; (CD,A)</text:p>
          </table:table-cell>
          <table:table-cell table:style-name="Tabela28.A2" office:value-type="string">
            <text:p text:style-name="P238">0.3</text:p>
          </table:table-cell>
          <table:table-cell table:style-name="Tabela28.A2" office:value-type="string">
            <text:p text:style-name="P238">0.3 / <text:span text:style-name="T442">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60">A =&gt; (CD,B)</text:p>
          </table:table-cell>
          <table:table-cell table:style-name="Tabela28.A2" office:value-type="string">
            <text:p text:style-name="P238">0.3</text:p>
          </table:table-cell>
          <table:table-cell table:style-name="Tabela28.A2" office:value-type="string">
            <text:p text:style-name="P238">0.3 / <text:span text:style-name="T442">0,5 = 0,6</text:span></text:p>
          </table:table-cell>
          <table:table-cell table:style-name="Tabela28.A2" office:value-type="string">
            <text:p text:style-name="P239">0,7</text:p>
          </table:table-cell>
          <table:table-cell table:style-name="Tabela28.E2" office:value-type="string">
            <text:p text:style-name="P228"><text:span text:style-name="T442">N</text:span>ão aprovado</text:p>
          </table:table-cell>
        </table:table-row>
        <table:table-row>
          <table:table-cell table:style-name="Tabela28.A2" office:value-type="string">
            <text:p text:style-name="P160">(B,A) =&gt; CD</text:p>
          </table:table-cell>
          <table:table-cell table:style-name="Tabela28.A2" office:value-type="string">
            <text:p text:style-name="P238">0.3</text:p>
          </table:table-cell>
          <table:table-cell table:style-name="Tabela28.A2" office:value-type="string">
            <text:p text:style-name="P238">0.3 / <text:span text:style-name="T442">0,4 = 0,75</text:span></text:p>
          </table:table-cell>
          <table:table-cell table:style-name="Tabela28.A2" office:value-type="string">
            <text:p text:style-name="P239">0,7</text:p>
          </table:table-cell>
          <table:table-cell table:style-name="Tabela28.E2" office:value-type="string">
            <text:p text:style-name="P219">√</text:p>
          </table:table-cell>
        </table:table-row>
        <table:table-row>
          <table:table-cell table:style-name="Tabela28.A2" office:value-type="string">
            <text:p text:style-name="P160">(CD,A) =&gt; B</text:p>
          </table:table-cell>
          <table:table-cell table:style-name="Tabela28.A2" office:value-type="string">
            <text:p text:style-name="P238">0.3</text:p>
          </table:table-cell>
          <table:table-cell table:style-name="Tabela28.A2" office:value-type="string">
            <text:p text:style-name="P238">0.3 / <text:span text:style-name="T442">0,3 = 1</text:span></text:p>
          </table:table-cell>
          <table:table-cell table:style-name="Tabela28.A2" office:value-type="string">
            <text:p text:style-name="P239">0,7</text:p>
          </table:table-cell>
          <table:table-cell table:style-name="Tabela28.E2" office:value-type="string">
            <text:p text:style-name="P219">√</text:p>
          </table:table-cell>
        </table:table-row>
        <table:table-row>
          <table:table-cell table:style-name="Tabela28.A2" office:value-type="string">
            <text:p text:style-name="P160">(CD,B) =&gt;A</text:p>
          </table:table-cell>
          <table:table-cell table:style-name="Tabela28.A2" office:value-type="string">
            <text:p text:style-name="P238">0.3</text:p>
          </table:table-cell>
          <table:table-cell table:style-name="Tabela28.A2" office:value-type="string">
            <text:p text:style-name="P238">0.3 / <text:span text:style-name="T442">0,3 = 1</text:span></text:p>
          </table:table-cell>
          <table:table-cell table:style-name="Tabela28.A2" office:value-type="string">
            <text:p text:style-name="P239">0,7</text:p>
          </table:table-cell>
          <table:table-cell table:style-name="Tabela28.E2" office:value-type="string">
            <text:p text:style-name="P219">√</text:p>
          </table:table-cell>
        </table:table-row>
      </table:table>
      <text:h text:style-name="P256" text:outline-level="1"><text:bookmark-start text:name="__RefHeading___Toc2741_2898442780"/><text:soft-page-break/>MÉTRICAS DE REGRAS DE ASSOCIAÇÃ<text:span text:style-name="T169">O</text:span><text:bookmark-end text:name="__RefHeading___Toc2741_2898442780"/></text:h>
      <text:p text:style-name="P83"/>
      <text:p text:style-name="P83"/>
      <text:h text:style-name="P262" text:outline-level="2"><text:bookmark-start text:name="__RefHeading___Toc2875_2898442780"/><text:span text:style-name="T165">Added Value </text:span><text:span text:style-name="T166">(AV</text:span><text:span text:style-name="T167">) </text:span><text:bookmark-end text:name="__RefHeading___Toc2875_2898442780"/></text:h>
      <text:p text:style-name="P117"><text:tab/>Dada uma regra i = A⇒C com: </text:p>
      <text:p text:style-name="P118"><text:tab/><text:tab/>índice de confiança de 0.9;</text:p>
      <text:p text:style-name="P118"><text:tab/><text:tab/>índice de apoio aceitável;</text:p>
      <text:p text:style-name="P116"><text:tab/>Dada uma tupla t ⊃A de uma base de dados D;</text:p>
      <text:p text:style-name="P298"><text:span text:style-name="T170"><text:tab/>Podemos afirmar que</text:span><text:span text:style-name="T98"> </text:span><text:span text:style-name="T99">C </text:span><text:span text:style-name="T170">tem uma probabilidade de 90% de estar contido em</text:span><text:span text:style-name="T98"> </text:span><text:span text:style-name="T99">t </text:span><text:span text:style-name="T100">(confiança de 0.9)</text:span><text:span text:style-name="T134">. </text:span></text:p>
      <text:p text:style-name="P298"><text:tab/><text:span text:style-name="T26">P</text:span><text:span text:style-name="T37">el</text:span><text:span text:style-name="T26">os</text:span> critérios de avaliação até então apresentados, a regra i <text:span text:style-name="T458">aparenta ser</text:span> de grande interesse, tendo em vista seu alto índice de confiança. <text:tab/></text:p>
      <text:p text:style-name="P120"><text:tab/>No entanto, se supp(C) ≥ 0.9, ou seja, se <text:span text:style-name="T172">a </text:span>90% das tuplas de D contem C, independentemente de conterem A ou não, nosso interesse na associação i cai significantemente. Portanto, não podemos negligenciar o suporte do <text:span text:style-name="T97">itemset</text:span> consequente. A métrica AV pode ser usada para identificar casos nos quais o <text:span text:style-name="T172">suporte d</text:span><text:span text:style-name="T26">e </text:span><text:span text:style-name="T27">C</text:span> <text:span text:style-name="T26">seja i</text:span><text:span text:style-name="T27">gual</text:span><text:span text:style-name="T26"> a confiança da regra</text:span>.</text:p>
      <text:p text:style-name="P117"><text:tab/>Uma propriedade interessante dessa métrica, é que <text:span text:style-name="T173">a existência de</text:span> uma regra com um <text:span text:style-name="T27">AV</text:span> negativo e um alto valor absoluto implica na existência de uma outra regra com alto <text:span text:style-name="T27">AV</text:span>.</text:p>
      <text:p text:style-name="P119"><text:tab/>É definid<text:span text:style-name="T172">a por</text:span>:</text:p>
      <text:p text:style-name="P273"><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span text:style-name="T444">(3.1.1)</text:span></text:p>
      <text:p text:style-name="P37">ou</text:p>
      <text:p text:style-name="P274"><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 <text:s text:c="3"/><text:span text:style-name="T444">(3.1.2)</text:span></text:p>
      <text:h text:style-name="P262" text:outline-level="2"><text:bookmark-start text:name="__RefHeading___Toc2877_2898442780"/><text:soft-page-break/><text:a xlink:type="simple" xlink:href="https://michael.hahsler.net/research/association_rules/measures.html#all-confidence" text:style-name="Internet_20_link" text:visited-style-name="Visited_20_Internet_20_Link"><text:span text:style-name="T97">All-confidence</text:span></text:a> <text:bookmark-end text:name="__RefHeading___Toc2877_2898442780"/></text:h>
      <text:p text:style-name="P244">Métrica definida sobre<text:span text:style-name="T97"> item</text:span><text:span text:style-name="T119">s</text:span><text:span text:style-name="T97">ets </text:span><text:span text:style-name="T145">[3]. </text:span><text:span text:style-name="T146">É</text:span><text:span text:style-name="T145"> dada por</text:span><text:span text:style-name="T117">:</text:span></text:p>
      <text:p text:style-name="P245"><text:span text:style-name="T117"><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17"><text:tab/><text:tab/><text:tab/></text:span><text:span text:style-name="T147">(3.2)</text:span></text:p>
      <text:p text:style-name="P244"><text:span text:style-name="T117"/></text:p>
      <text:p text:style-name="P246"><text:span text:style-name="T444">. Representa o menor índice de confiança (</text:span><text:span text:style-name="T32">2.</text:span><text:span text:style-name="T33">5</text:span><text:span text:style-name="T444">) que uma regra derivada de um </text:span><text:span text:style-name="T118">itemset</text:span><text:span text:style-name="T444"> pode assumir. Assume valores entre 0 e 1.</text:span></text:p>
      <text:p text:style-name="P281"/>
      <text:h text:style-name="P262" text:outline-level="2"><text:bookmark-start text:name="__RefHeading___Toc2879_2898442780"/><text:a xlink:type="simple" xlink:href="https://michael.hahsler.net/research/association_rules/measures.html#casualConfidence" text:style-name="Internet_20_link" text:visited-style-name="Visited_20_Internet_20_Link">Casual </text:a><text:a xlink:type="simple" xlink:href="https://michael.hahsler.net/research/association_rules/measures.html#casualConfidence" text:style-name="Internet_20_link" text:visited-style-name="Visited_20_Internet_20_Link"><text:span text:style-name="T168">s</text:span></text:a><text:span text:style-name="T168">upport</text:span><text:bookmark-end text:name="__RefHeading___Toc2879_2898442780"/></text:h>
      <text:p text:style-name="P249"><text:span text:style-name="T120"><text:tab/>Casual Support </text:span><text:span text:style-name="T121">[4] </text:span><text:span text:style-name="T148">é uma métrica introduzida em 1999. Seja R uma regra de associação A</text:span><text:span text:style-name="T456">⇒</text:span><text:span text:style-name="T148">C. O </text:span><text:span text:style-name="T120">casual support</text:span><text:span text:style-name="T148"> calcula o suporte (2.4) levando em consideração as transações cujos itens </text:span><text:span text:style-name="T149">não estão contidos em </text:span><draw:frame draw:style-name="fr2" draw:name="Objeto11" text:anchor-type="as-char" svg:y="-0.377cm" svg:width="1.185cm" svg:height="0.467cm" draw:z-index="12"><draw:object xlink:href="./Object 13" xlink:type="simple" xlink:show="embed" xlink:actuate="onLoad"/><draw:image xlink:href="./ObjectReplacements/Object 13" xlink:type="simple" xlink:show="embed" xlink:actuate="onLoad"/></draw:frame>.</text:p>
      <text:p text:style-name="P284"><text:tab/><text:span text:style-name="T457">É dado por:</text:span></text:p>
      <text:p text:style-name="P285"><text:tab/><text:tab/><text:tab/><draw:frame draw:style-name="fr2" draw:name="Objeto12" text:anchor-type="as-char" svg:y="-0.45cm" svg:width="11.331cm" svg:height="0.589cm" draw:z-index="13"><draw:object xlink:href="./Object 14" xlink:type="simple" xlink:show="embed" xlink:actuate="onLoad"/><draw:image xlink:href="./ObjectReplacements/Object 14" xlink:type="simple" xlink:show="embed" xlink:actuate="onLoad"/></draw:frame><text:tab/><text:tab/> <text:s/><text:tab/> <text:tab/><text:span text:style-name="T457">(3.3)</text:span></text:p>
      <text:p text:style-name="P284"/>
      <text:p text:style-name="P283"><text:span text:style-name="T132">Assume valores entre 0 e 2.</text:span></text:p>
      <text:h text:style-name="P262" text:outline-level="2"><text:bookmark-start text:name="__RefHeading___Toc2881_2898442780"/><text:a xlink:type="simple" xlink:href="https://michael.hahsler.net/research/association_rules/measures.html#casualSupport" text:style-name="Internet_20_link" text:visited-style-name="Visited_20_Internet_20_Link">Casual </text:a><text:a xlink:type="simple" xlink:href="https://michael.hahsler.net/research/association_rules/measures.html#casualSupport" text:style-name="Internet_20_link" text:visited-style-name="Visited_20_Internet_20_Link"><text:span text:style-name="T168">C</text:span></text:a><text:span text:style-name="T168">onfidence</text:span><text:bookmark-end text:name="__RefHeading___Toc2881_2898442780"/></text:h>
      <text:p text:style-name="P248">Confiança (2.2) reforçada por suporte negativo <text:span text:style-name="T455">[4]</text:span>. É dada por:</text:p>
      <text:p text:style-name="P247"><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455">(3.3)</text:span></text:p>
      <text:p text:style-name="P249"/>
      <text:p text:style-name="P282">Assume valores entre 0 e 1.</text:p>
      <text:p text:style-name="P282"/>
      <text:p text:style-name="P282"><text:soft-page-break/></text:p>
      <text:p text:style-name="P241"/>
      <text:h text:style-name="P263" text:outline-level="2"><text:a xlink:type="simple" xlink:href="https://michael.hahsler.net/research/association_rules/measures.html#certainty" text:style-name="Internet_20_link" text:visited-style-name="Visited_20_Internet_20_Link">Certainty Factor</text:a></text:h>
      <text:p text:style-name="P250"><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P250"><text:span text:style-name="T35"><text:tab/>Pode assumir valores entre 1 e </text:span><text:span text:style-name="T36">-</text:span><text:span text:style-name="T35">1, onde valores m</text:span><text:span text:style-name="T36">ais altos</text:span><text:span text:style-name="T35"> </text:span><text:span text:style-name="T58">implicam em uma baixa probabilidade </text:span><text:span text:style-name="T59">de</text:span><text:span text:style-name="T58"> encontrarmos C em uma transação </text:span><text:span text:style-name="T59">sem A, e valores mais baixos, em uma tendência a encontrarmos <text:s/>C em uma transação sem A.</text:span></text:p>
      <text:p text:style-name="P288"><text:span text:style-name="T59"><text:tab/>Valores próximos a 0 indicam independência entre os termos.</text:span></text:p>
      <text:p text:style-name="P288"><text:span text:style-name="T59"/></text:p>
      <text:p text:style-name="P288"><text:span text:style-name="T59"><text:tab/>É Dado por:</text:span></text:p>
      <text:p text:style-name="P286"><text:span text:style-name="T59"><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span><text:span text:style-name="T59"><text:tab/><text:tab/><text:tab/><text:tab/><text:tab/><text:tab/><text:tab/><text:tab/><text:tab/>(3.5)</text:span></text:p>
      <text:h text:style-name="P262" text:outline-level="2"><text:bookmark-start text:name="__RefHeading___Toc2885_2898442780"/><text:a xlink:type="simple" xlink:href="https://michael.hahsler.net/research/association_rules/measures.html#chisquared" text:style-name="Internet_20_link" text:visited-style-name="Visited_20_Internet_20_Link">Chi-Squared</text:a> <text:bookmark-end text:name="__RefHeading___Toc2885_2898442780"/></text:h>
      <text:p text:style-name="P251"><text:span text:style-name="T458"><text:tab/></text:span><text:span text:style-name="T60">O teste qui-quadrado</text:span><text:span text:style-name="T458"> [6] é um teste de hipóteses normalmente utilizado para se encontrar um valor de dispersão entre duas variáveis categóricas nominais.</text:span></text:p>
      <text:p text:style-name="P290"><text:tab/><text:span text:style-name="T459">Pode ser usado pra se estimar a independência estatística entre dois termos da regra de associação [7], e retorna valores entre 0 </text:span><text:span text:style-name="T38">e</text:span><text:span text:style-name="T459"> </text:span><text:span text:style-name="T463">∞</text:span><text:span text:style-name="T459">. É dada por:</text:span></text:p>
      <text:p text:style-name="P287"><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461">(3.6)</text:span></text:p>
      <text:p text:style-name="P83"/>
      <text:p text:style-name="P291">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460">as frequências observadas e </text:span><text:span text:style-name="T460"><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460"><text:s/>( frequências esperadas) é dado por:</text:span></text:p>
      <text:p text:style-name="P292"><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461">(3.6.1)</text:span></text:p>
      <text:p text:style-name="P83"><text:soft-page-break/></text:p>
      <text:p text:style-name="P83"/>
      <text:h text:style-name="P262" text:outline-level="2"><text:bookmark-start text:name="__RefHeading___Toc2887_2898442780"/><text:a xlink:type="simple" xlink:href="https://michael.hahsler.net/research/association_rules/measures.html#crossSupport" text:style-name="Internet_20_link" text:visited-style-name="Visited_20_Internet_20_Link">Cross-Support Ratio</text:a> <text:bookmark-end text:name="__RefHeading___Toc2887_2898442780"/></text:h>
      <text:p text:style-name="P252"><text:span text:style-name="T462"><text:tab/>Definido sob </text:span><text:span text:style-name="T122">itemsets</text:span>, <text:span text:style-name="T464">é o suporte do subconjunto com menor frequência, multiplicado pelo inverso do subconjunto com maior frequência na base de dados</text:span>[8]<text:span text:style-name="T464">. Retorna valores entre 0 e 1.</text:span></text:p>
      <text:p text:style-name="P294"><text:tab/><text:span text:style-name="T464">É dado por:</text:span></text:p>
      <text:p text:style-name="P294"><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p>
      <text:h text:style-name="P262" text:outline-level="2"><text:bookmark-start text:name="__RefHeading___Toc2889_2898442780"/><text:a xlink:type="simple" xlink:href="https://michael.hahsler.net/research/association_rules/measures.html#collective" text:style-name="Internet_20_link" text:visited-style-name="Visited_20_Internet_20_Link">Collective Strength</text:a> <text:bookmark-end text:name="__RefHeading___Toc2889_2898442780"/></text:h>
      <text:p text:style-name="P254"/>
      <text:p text:style-name="P253">[9]</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41"/>
      <text:h text:style-name="P262" text:outline-level="2"><text:bookmark-start text:name="__RefHeading___Toc2891_2898442780"/><text:a xlink:type="simple" xlink:href="https://michael.hahsler.net/research/association_rules/measures.html#conviction" text:style-name="Internet_20_link" text:visited-style-name="Visited_20_Internet_20_Link">Conviction</text:a> <text:bookmark-end text:name="__RefHeading___Toc289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41"/>
      <text:h text:style-name="P262" text:outline-level="2"><text:bookmark-start text:name="__RefHeading___Toc2893_2898442780"/><text:a xlink:type="simple" xlink:href="https://michael.hahsler.net/research/association_rules/measures.html#cosine" text:style-name="Internet_20_link" text:visited-style-name="Visited_20_Internet_20_Link">Cosine</text:a> <text:bookmark-end text:name="__RefHeading___Toc289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895_2898442780"/><text:a xlink:type="simple" xlink:href="https://michael.hahsler.net/research/association_rules/measures.html#coverage" text:style-name="Internet_20_link" text:visited-style-name="Visited_20_Internet_20_Link">Coverage</text:a> <text:bookmark-end text:name="__RefHeading___Toc289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897_2898442780"/><text:a xlink:type="simple" xlink:href="https://michael.hahsler.net/research/association_rules/measures.html#confirmedConfidence" text:style-name="Internet_20_link" text:visited-style-name="Visited_20_Internet_20_Link">Descriptive Confirmed Confidence</text:a> <text:bookmark-end text:name="__RefHeading___Toc289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899_2898442780"/><text:a xlink:type="simple" xlink:href="https://michael.hahsler.net/research/association_rules/measures.html#doc" text:style-name="Internet_20_link" text:visited-style-name="Visited_20_Internet_20_Link">Difference of Confidence</text:a> <text:bookmark-end text:name="__RefHeading___Toc289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1_2898442780"/>Example and Counter-Example Rate <text:bookmark-end text:name="__RefHeading___Toc2901_2898442780"/></text:h>
      <text:p text:style-name="P241"/>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3_2898442780"/>Fisher's Exact Test <text:bookmark-end text:name="__RefHeading___Toc2903_2898442780"/></text:h>
      <text:p text:style-name="P241"/>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5_2898442780"/>Gini Index <text:bookmark-end text:name="__RefHeading___Toc2905_2898442780"/></text:h>
      <text:p text:style-name="P241"/>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7_2898442780"/><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241"/>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9_2898442780"/><text:a xlink:type="simple" xlink:href="https://michael.hahsler.net/research/association_rules/measures.html#hyperLift" text:style-name="Internet_20_link" text:visited-style-name="Visited_20_Internet_20_Link">Hyper-Lift</text:a> <text:bookmark-end text:name="__RefHeading___Toc2909_2898442780"/></text:h>
      <text:p text:style-name="P241"/>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1_2898442780"/><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241"/>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3_2898442780"/><text:a xlink:type="simple" xlink:href="https://michael.hahsler.net/research/association_rules/measures.html#importance" text:style-name="Internet_20_link" text:visited-style-name="Visited_20_Internet_20_Link">Importance</text:a> <text:bookmark-end text:name="__RefHeading___Toc2913_2898442780"/></text:h>
      <text:p text:style-name="P241"/>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5_2898442780"/><text:a xlink:type="simple" xlink:href="https://michael.hahsler.net/research/association_rules/measures.html#improvement" text:style-name="Internet_20_link" text:visited-style-name="Visited_20_Internet_20_Link">Improvement</text:a> <text:bookmark-end text:name="__RefHeading___Toc2915_2898442780"/></text:h>
      <text:p text:style-name="P241"/>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7_2898442780"/><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241"/>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9_2898442780"/><text:a xlink:type="simple" xlink:href="https://michael.hahsler.net/research/association_rules/measures.html#jMeasure" text:style-name="Internet_20_link" text:visited-style-name="Visited_20_Internet_20_Link">J-Measure</text:a> <text:bookmark-end text:name="__RefHeading___Toc2919_2898442780"/></text:h>
      <text:p text:style-name="P241"/>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1_2898442780"/><text:soft-page-break/><text:a xlink:type="simple" xlink:href="https://michael.hahsler.net/research/association_rules/measures.html#kappa" text:style-name="Internet_20_link" text:visited-style-name="Visited_20_Internet_20_Link">Kappa</text:a> <text:bookmark-end text:name="__RefHeading___Toc292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3_2898442780"/><text:soft-page-break/><text:a xlink:type="simple" xlink:href="https://michael.hahsler.net/research/association_rules/measures.html#klosgen" text:style-name="Internet_20_link" text:visited-style-name="Visited_20_Internet_20_Link">Klosgen</text:a> <text:bookmark-end text:name="__RefHeading___Toc292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5_2898442780"/><text:soft-page-break/><text:a xlink:type="simple" xlink:href="https://michael.hahsler.net/research/association_rules/measures.html#kulczynski" text:style-name="Internet_20_link" text:visited-style-name="Visited_20_Internet_20_Link">Kulczynski</text:a> <text:bookmark-end text:name="__RefHeading___Toc292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9_2898442780"/><text:soft-page-break/>MaxConf <text:bookmark-end text:name="__RefHeading___Toc293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4"><text:tab/></text:p>
      <text:p text:style-name="P240"><text:bookmark-start text:name="__RefHeading___Toc2747_2898442780"/><text:soft-page-break/>REFERÊNCIAS BIBLIOGRÁFICAS<text:bookmark-end text:name="__RefHeading___Toc2747_2898442780"/></text:p>
      <text:p text:style-name="P45"><text:span text:style-name="T378">[</text:span><text:span text:style-name="T379">1</text:span><text:span text:style-name="T378">] </text:span><text:span text:style-name="T377">AGRAWAL, R; IMIELINSKI, T; SWAMI, A. Mining Association Rules between Sets </text:span><text:span text:style-name="T374">of Items in Large Databases. In: ACM SIGMOD CONFERENCE ON MANEGEMENT OF DATA, p. 207 – 216,Washington, DC, USA, 1993. ACM Press - New York, NY, USA.</text:span></text:p>
      <text:p text:style-name="P45"><text:span text:style-name="T374"/></text:p>
      <text:p text:style-name="P45"><text:span text:style-name="T375">[</text:span><text:span text:style-name="T376">2</text:span><text:span text:style-name="T375">]</text:span><text:span text:style-name="T374"> AGRAWAL, R; SRIKANT, R. Fast Algorithms for Mining Association Rules. In:</text:span></text:p>
      <text:p text:style-name="P46">Bocca, J. B; Jarke, M; Zaniolo, C, editors, PROC. 20TH INT. CONF. VERY LARGE</text:p>
      <text:p text:style-name="P275">DATA BASES, VLDB, p. 487–499, Washington, DC, USA, 12–15 1994. Morgan Kaufmann.</text:p>
      <text:p text:style-name="P275"/>
      <text:p text:style-name="P277"><text:span text:style-name="T341">[3] </text:span><text:span text:style-name="T452">EDWARD </text:span><text:span text:style-name="T445">R. O</text:span><text:span text:style-name="T446">MIECISNKI;</text:span><text:span text:style-name="T445"> Alternative interest measures for mining associations in databases. </text:span><text:span text:style-name="Emphasis"><text:span text:style-name="T454">IEEE Transactions on Knowledge and Data Engineering</text:span></text:span><text:span text:style-name="T445">, 15(1):57--69, Jan/Feb 2003.</text:span></text:p>
      <text:p text:style-name="P277"><text:span text:style-name="T445"/></text:p>
      <text:p text:style-name="P278"><text:span text:style-name="T447">[4] </text:span><text:span text:style-name="T445">K</text:span><text:span text:style-name="T447">ODRATOFF</text:span><text:span text:style-name="T445">, Y. (1999). Comparing Machine Learning and Knowledge Discovery in Databases: An Application to Knowledge Discovery in Texts. Lecture Notes on AI (LNAI) - Tutorial series </text:span></text:p>
      <text:p text:style-name="P278"><text:span text:style-name="T445"/></text:p>
      <text:p text:style-name="P279"><text:span text:style-name="T448">[5] </text:span><text:span text:style-name="T445">Berzal, Fernando, Ignacio Blanco, Daniel Sanchez and Maria-Amparo Vila (2002). Measuring the accuracy and interest of association rules: A new framework. Intelligent Data Analysis 6, 221-235 </text:span></text:p>
      <text:p text:style-name="P279"><text:span text:style-name="T445"/></text:p>
      <text:p text:style-name="P289"><text:span text:style-name="T445">[6] Fisher, Ronald A. (1922). "On the Interpretation of chi-squared from Contingency Tables, and the Calculation of P". Journal of the Royal Statistical Society. 85 (1): 87–94. doi:10.2307/2340521</text:span></text:p>
      <text:p text:style-name="P289"><text:span text:style-name="T445"/></text:p>
      <text:p text:style-name="P289"/>
      <text:p text:style-name="P280"><text:soft-page-break/><text:span text:style-name="T449">[</text:span><text:span text:style-name="T453">7</text:span><text:span text:style-name="T449">] </text:span><text:bookmark text:name="846185"/><text:span text:style-name="T445">Ahmed, Khalil M. and El-Makky, Nagwa M. and Taha, Yousry</text:span><text:bookmark text:name="8461851"/><text:span text:style-name="T449">; </text:span><text:span text:style-name="T445">A Note on "Beyond Market Baskets: Generalizing Association Rules to Correlations"; </text:span><text:span text:style-name="T449">In: </text:span><text:bookmark text:name="8461852"/><text:span text:style-name="T449">SIGKDD Explor. Newsl. January 2000.</text:span></text:p>
      <text:p text:style-name="P280"/>
      <text:p text:style-name="P279"><text:span text:style-name="T450">[8] </text:span><text:span text:style-name="T445">Hui Xiong, Pang-Ning Tan, and Vipin Kumar. Mining strong affinity association patterns in data sets with skewed support distribution. In Bart Goethals and Mohammed J. Zaki, editors, </text:span><text:span text:style-name="Emphasis"><text:span text:style-name="T454">Proceedings of the IEEE International Conference on Data Mining, November 19--22, 2003, Melbourne, Florida</text:span></text:span><text:span text:style-name="T445">, pages 387</text:span><text:span text:style-name="T451">g</text:span><text:span text:style-name="T445">-394, November 2003.</text:span> </text:p>
      <text:p text:style-name="P279"/>
      <text:p text:style-name="P279"><text:span text:style-name="T451">[9] </text:span><text:span text:style-name="T445">C. C. Aggarwal and P. S. Yu. A new framework for itemset generation. In </text:span><text:span text:style-name="Emphasis"><text:span text:style-name="T454">PODS 98, Symposium on Principles of Database Systems</text:span></text:span><text:span text:style-name="T445">, pages 18--24, Seattle, WA, USA, 1998.</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09-23T19:29:29.265000000</dc:date>
    <meta:print-date>1999-07-09T08:15:00</meta:print-date>
    <meta:editing-cycles>72</meta:editing-cycles>
    <meta:editing-duration>P1DT1H33M15S</meta:editing-duration>
    <meta:generator>LibreOffice/6.3.1.2$Windows_X86_64 LibreOffice_project/b79626edf0065ac373bd1df5c28bd630b4424273</meta:generator>
    <meta:document-statistic meta:table-count="28" meta:image-count="0" meta:object-count="20" meta:page-count="70" meta:paragraph-count="1130" meta:word-count="5673" meta:character-count="31851" meta:non-whitespace-character-count="26866"/>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2/content.xml><?xml version="1.0" encoding="utf-8"?>
<math xmlns="http://www.w3.org/1998/Math/MathML" display="block">
  <semantics>
    <mrow>
      <mtext>conf</mtext>
      <mrow>
        <mrow>
          <mo fence="true" stretchy="false">(</mo>
          <mrow>
            <mrow>
              <mi>X</mi>
              <mtext>⇒</mtext>
              <mi>Y</mi>
            </mrow>
          </mrow>
          <mo fence="true" stretchy="false">)</mo>
        </mrow>
        <mo stretchy="false">=</mo>
        <mfrac>
          <mrow>
            <mtext>sup</mtext>
            <mrow>
              <mo fence="true" stretchy="false">(</mo>
              <mrow>
                <mrow>
                  <mi>X</mi>
                  <mtext>⇒</mtext>
                  <mi>Y</mi>
                </mrow>
              </mrow>
              <mo fence="true" stretchy="false">)</mo>
            </mrow>
          </mrow>
          <mrow>
            <mtext>  sup</mtext>
            <mrow>
              <mo fence="true" stretchy="false">(</mo>
              <mrow>
                <mi>X</mi>
              </mrow>
              <mo fence="true" stretchy="false">)</mo>
            </mrow>
          </mrow>
        </mfrac>
        <mo stretchy="false">=</mo>
        <mfrac>
          <mrow>
            <mtext>sup</mtext>
            <mrow>
              <mo fence="true" stretchy="false">(</mo>
              <mrow>
                <mrow>
                  <mi>X</mi>
                  <mo stretchy="false">∪</mo>
                  <mi>Y</mi>
                </mrow>
              </mrow>
              <mo fence="true" stretchy="false">)</mo>
            </mrow>
          </mrow>
          <mrow>
            <mtext>  su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 X"⇒"Y)} over { "  sup"(X) } = {"sup"(X union Y)} over {"  sup"(X)}= { P( X intersection Y )} over {P(X)} = P( X"|"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8/content.xml><?xml version="1.0" encoding="utf-8"?>
<math xmlns="http://www.w3.org/1998/Math/MathML" display="block">
  <semantics>
    <mrow>
      <mo stretchy="false">∀</mo>
      <mi>X</mi>
      <mo stretchy="false">∀</mo>
      <mi>Y</mi>
      <mi mathvariant="normal">:</mi>
      <mrow>
        <mi>X</mi>
        <mo stretchy="false">⊆</mo>
        <mi>Y</mi>
      </mrow>
      <mo stretchy="false">→</mo>
      <mi mathvariant="italic">suporte</mi>
      <mrow>
        <mrow>
          <mo fence="true" stretchy="false">(</mo>
          <mrow>
            <mi>X</mi>
          </mrow>
          <mo fence="true" stretchy="false">)</mo>
        </mrow>
        <mo stretchy="false">≥</mo>
        <mi mathvariant="italic">suporte</mi>
      </mrow>
      <mrow>
        <mo fence="true" stretchy="false">(</mo>
        <mrow>
          <mi>Y</mi>
        </mrow>
        <mo fence="true" stretchy="false">)</mo>
      </mrow>
    </mrow>
    <annotation encoding="StarMath 5.0">forall X forall Y : X subseteq Y rightarrow  suporte( X ) &gt;= suporte(Y) </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